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615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2.766cm"/>
    </style:style>
    <style:style style:name="co5" style:family="table-column">
      <style:table-column-properties fo:break-before="auto" style:column-width="7.489cm"/>
    </style:style>
    <style:style style:name="co6" style:family="table-column">
      <style:table-column-properties fo:break-before="auto" style:column-width="8.477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9.521cm"/>
    </style:style>
    <style:style style:name="co10" style:family="table-column">
      <style:table-column-properties fo:break-before="auto" style:column-width="3.769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ENATRA_20_CONSIG">
      <style:table-properties table:display="true" style:writing-mode="lr-tb"/>
    </style:style>
    <style:style style:name="ta2" style:family="table" style:master-page-name="PageStyle_5f_SECLAR">
      <style:table-properties table:display="true" style:writing-mode="lr-tb"/>
    </style:style>
    <style:style style:name="ta3" style:family="table" style:master-page-name="PageStyle_5f_F.VALENTE">
      <style:table-properties table:display="true" style:writing-mode="lr-tb"/>
    </style:style>
    <style:style style:name="ta4" style:family="table" style:master-page-name="PageStyle_5f_LANTERMO">
      <style:table-properties table:display="true" style:writing-mode="lr-tb"/>
    </style:style>
    <style:style style:name="ta5" style:family="table" style:master-page-name="PageStyle_5f_MAKE">
      <style:table-properties table:display="true" style:writing-mode="lr-tb"/>
    </style:style>
    <style:style style:name="ta6" style:family="table" style:master-page-name="PageStyle_5f_CASA_20_DEL_20_AROMA">
      <style:table-properties table:display="true" style:writing-mode="lr-tb"/>
    </style:style>
    <style:style style:name="ta7" style:family="table" style:master-page-name="PageStyle_5f_S._20_FUEGUINOS">
      <style:table-properties table:display="true" style:writing-mode="lr-tb"/>
    </style:style>
    <style:style style:name="ta8" style:family="table" style:master-page-name="PageStyle_5f_CANNON">
      <style:table-properties table:display="true" style:writing-mode="lr-tb"/>
    </style:style>
    <style:style style:name="ta9" style:family="table" style:master-page-name="PageStyle_5f_PLAVINIL">
      <style:table-properties table:display="true" style:writing-mode="lr-tb"/>
    </style:style>
    <style:style style:name="ta10" style:family="table" style:master-page-name="PageStyle_5f_AMALFI">
      <style:table-properties table:display="true" style:writing-mode="lr-tb"/>
    </style:style>
    <style:style style:name="ta11" style:family="table" style:master-page-name="PageStyle_5f_CORIMEL">
      <style:table-properties table:display="true" style:writing-mode="lr-tb"/>
    </style:style>
    <style:style style:name="ta12" style:family="table" style:master-page-name="PageStyle_5f_MECATEX">
      <style:table-properties table:display="true" style:writing-mode="lr-tb"/>
    </style:style>
    <style:style style:name="ta13" style:family="table" style:master-page-name="PageStyle_5f_MINGO">
      <style:table-properties table:display="true" style:writing-mode="lr-tb"/>
    </style:style>
    <style:style style:name="ta14" style:family="table" style:master-page-name="PageStyle_5f_ALDEANA">
      <style:table-properties table:display="true" style:writing-mode="lr-tb"/>
    </style:style>
    <style:style style:name="ta15" style:family="table" style:master-page-name="PageStyle_5f_BEYBE">
      <style:table-properties table:display="true" style:writing-mode="lr-tb"/>
    </style:style>
    <style:style style:name="ta16" style:family="table" style:master-page-name="PageStyle_5f_LEIVA">
      <style:table-properties table:display="true" style:writing-mode="lr-tb"/>
    </style:style>
    <style:style style:name="ta17" style:family="table" style:master-page-name="PageStyle_5f_MAURE">
      <style:table-properties table:display="true" style:writing-mode="lr-tb"/>
    </style:style>
    <style:style style:name="ta18" style:family="table" style:master-page-name="PageStyle_5f_SCALTER">
      <style:table-properties table:display="true" style:writing-mode="lr-tb"/>
    </style:style>
    <style:style style:name="ta19" style:family="table" style:master-page-name="PageStyle_5f_DEUDAS">
      <style:table-properties table:display="true" style:writing-mode="lr-tb"/>
    </style:style>
    <style:style style:name="ta20" style:family="table" style:master-page-name="PageStyle_5f_TOTAL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fo:border-bottom="0.74pt solid #000000" fo:background-color="#6aa84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26">
      <style:table-cell-properties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fo:border-bottom="none" fo:background-color="#6aa84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fo:background-color="#6aa84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none" fo:background-color="#6aa84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order-bottom="0.74pt solid #000000" fo:background-color="#6aa84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4c7d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d8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d8c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d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d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d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order-bottom="0.74pt solid #000000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order-bottom="0.74pt solid #000000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order-bottom="0.74pt solid #000000" fo:background-color="#ffffd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26">
      <style:table-cell-properties fo:border-bottom="0.74pt solid #000000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order-bottom="0.74pt solid #000000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fo:border-bottom="0.74pt solid #000000" fo:background-color="#ffffd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2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cc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ackground-color="#cc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26">
      <style:table-cell-properties fo:background-color="#6aa84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order-bottom="none" fo:background-color="#bf9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26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26">
      <style:table-cell-properties fo:background-color="#6aa84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bf9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ackground-color="#bf9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fo:background-color="#bf9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26">
      <style:table-cell-properties fo:background-color="#bf9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2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bf9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1c23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34a853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26">
      <style:table-cell-properties fo:background-color="#f1c23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2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8">
      <style:table-cell-properties fo:background-color="#f1c23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1c23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ea433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b2b2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26">
      <style:table-cell-properties fo:background-color="#ea433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ackground-color="#f1c23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2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ATRA CONSI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EDREDON CON CORDERITO 2 1/2 PL APOLO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currency" office:currency=" $" office:value="10400" calcext:value-type="currency">
            <text:p><text:s/>$10.400,00</text:p>
          </table:table-cell>
          <table:table-cell table:style-name="ce12" table:formula="of:=[.B2]*[.C2]" office:value-type="currency" office:currency=" $" office:value="31200" calcext:value-type="currency">
            <text:p><text:s/>$31.200,00</text:p>
          </table:table-cell>
          <table:table-cell table:style-name="ce14" table:formula="of:=[.C2]*1.5" office:value-type="currency" office:currency=" $" office:value="15600" calcext:value-type="currency">
            <text:p><text:s/>$15.600,00</text:p>
          </table:table-cell>
          <table:table-cell table:style-name="ce14" table:formula="of:=[.C2]*1.6" office:value-type="currency" office:currency=" $" office:value="16640" calcext:value-type="currency">
            <text:p><text:s/>$16.64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EDREDON C/REVERSO DE CORDERITO KING <text:s/>NORWAY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currency" office:currency=" $" office:value="9600" calcext:value-type="currency">
            <text:p><text:s/>$9.600,00</text:p>
          </table:table-cell>
          <table:table-cell table:style-name="ce12" table:formula="of:=[.B3]*[.C3]" office:value-type="currency" office:currency=" $" office:value="9600" calcext:value-type="currency">
            <text:p><text:s/>$9.600,00</text:p>
          </table:table-cell>
          <table:table-cell table:style-name="ce14" table:formula="of:=[.C3]*1.5" office:value-type="currency" office:currency=" $" office:value="14400" calcext:value-type="currency">
            <text:p><text:s/>$14.400,00</text:p>
          </table:table-cell>
          <table:table-cell table:style-name="ce14" table:formula="of:=[.C3]*1.6" office:value-type="currency" office:currency=" $" office:value="15360" calcext:value-type="currency">
            <text:p><text:s/>$15.36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2 1/2 PL CROMA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currency" office:currency=" $" office:value="5500" calcext:value-type="currency">
            <text:p><text:s/>$5.500,00</text:p>
          </table:table-cell>
          <table:table-cell table:style-name="ce12" table:formula="of:=[.B4]*[.C4]" office:value-type="currency" office:currency=" $" office:value="16500" calcext:value-type="currency">
            <text:p><text:s/>$16.500,00</text:p>
          </table:table-cell>
          <table:table-cell table:style-name="ce14" table:formula="of:=[.C4]*1.5" office:value-type="currency" office:currency=" $" office:value="8250" calcext:value-type="currency">
            <text:p><text:s/>$8.250,00</text:p>
          </table:table-cell>
          <table:table-cell table:style-name="ce14" table:formula="of:=[.C4]*1.6" office:value-type="currency" office:currency=" $" office:value="8800" calcext:value-type="currency">
            <text:p><text:s/>$8.800,0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13" table:formula="of:=SUM([.D2:.D4])" office:value-type="currency" office:currency=" $" office:value="57300" calcext:value-type="currency">
            <text:p><text:s/>$57.300,00</text:p>
          </table:table-cell>
          <table:table-cell table:style-name="ce15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11" table:number-columns-repeated="2"/>
          <table:table-cell table:style-name="ce15"/>
          <table:table-cell table:number-columns-repeated="16379"/>
        </table:table-row>
        <table:table-row table:style-name="ro1">
          <table:table-cell table:style-name="ce4" office:value-type="string" calcext:value-type="string">
            <text:p>r</text:p>
          </table:table-cell>
          <table:table-cell/>
          <table:table-cell table:style-name="ce11" table:number-columns-repeated="2"/>
          <table:table-cell table:style-name="ce15"/>
          <table:table-cell table:number-columns-repeated="16379"/>
        </table:table-row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number-columns-repeated="2" table:style-name="ce8" office:value-type="string" calcext:value-type="string">
            <text:p>PRECIO</text:p>
          </table:table-cell>
          <table:table-cell table:style-name="ce15"/>
          <table:table-cell table:number-columns-repeated="16379"/>
        </table:table-row>
        <table:table-row table:style-name="ro1" table:number-rows-repeated="942">
          <table:table-cell table:number-columns-repeated="2"/>
          <table:table-cell table:style-name="ce11" table:number-columns-repeated="2"/>
          <table:table-cell table:style-name="ce15"/>
          <table:table-cell table:number-columns-repeated="16379"/>
        </table:table-row>
        <table:table-row table:style-name="ro2" table:number-rows-repeated="10476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ECLAR" table:style-name="ta2">
        <office:forms form:automatic-focus="false" form:apply-design-mode="false"/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TALLE</text:p>
          </table:table-cell>
          <table:table-cell table:style-name="ce5" office:value-type="string" calcext:value-type="string">
            <text:p>CANTIDAD</text:p>
          </table:table-cell>
          <table:table-cell table:style-name="ce8"/>
          <table:table-cell table:style-name="ce8" office:value-type="string" calcext:value-type="string">
            <text:p>PRECIO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REPASADOR COCINA COLORES</text:p>
          </table:table-cell>
          <table:table-cell table:style-name="ce18" table:number-columns-repeated="2"/>
          <table:table-cell table:style-name="ce23" office:value-type="currency" office:currency=" $" office:value="314" calcext:value-type="currency">
            <text:p><text:s/>$314,00</text:p>
          </table:table-cell>
          <table:table-cell table:style-name="ce23" table:formula="of:=[.D2]*1.21" office:value-type="currency" office:currency=" $" office:value="379.94" calcext:value-type="currency">
            <text:p><text:s/>$379,94</text:p>
          </table:table-cell>
          <table:table-cell table:style-name="ce12" table:formula="of:=[.C2]*[.E2]" office:value-type="currency" office:currency=" $" office:value="0" calcext:value-type="currency">
            <text:p><text:s/>$0,00</text:p>
          </table:table-cell>
          <table:table-cell table:style-name="ce14" table:formula="of:=[.E2]*1.5" office:value-type="currency" office:currency=" $" office:value="569.91" calcext:value-type="currency">
            <text:p><text:s/>$569,91</text:p>
          </table:table-cell>
          <table:table-cell table:style-name="ce14" table:formula="of:=[.E2]*1.6" office:value-type="currency" office:currency=" $" office:value="607.904" calcext:value-type="currency">
            <text:p><text:s/>$607,90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UEGO TOALLA Y TOALLON CLASICO ECONOMICO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24" office:value-type="currency" office:currency=" $" office:value="1405" calcext:value-type="currency">
            <text:p><text:s/>$1.405,00</text:p>
          </table:table-cell>
          <table:table-cell table:style-name="ce23" table:formula="of:=[.D3]*1.21" office:value-type="currency" office:currency=" $" office:value="1700.05" calcext:value-type="currency">
            <text:p><text:s/>$1.700,05</text:p>
          </table:table-cell>
          <table:table-cell table:style-name="ce12" table:formula="of:=[.C3]*[.E3]" office:value-type="currency" office:currency=" $" office:value="6800.2" calcext:value-type="currency">
            <text:p><text:s/>$6.800,20</text:p>
          </table:table-cell>
          <table:table-cell table:style-name="ce14" table:formula="of:=[.E3]*1.5" office:value-type="currency" office:currency=" $" office:value="2550.075" calcext:value-type="currency">
            <text:p><text:s/>$2.550,08</text:p>
          </table:table-cell>
          <table:table-cell table:style-name="ce14" table:formula="of:=[.E3]*1.65" office:value-type="currency" office:currency=" $" office:value="2805.0825" calcext:value-type="currency">
            <text:p><text:s/>$2.805,08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UEGO TOALLA Y TOALLON PREMIUM</text:p>
          </table:table-cell>
          <table:table-cell table:style-name="ce19" office:value-type="string" calcext:value-type="string">
            <text:p>MEDIO</text:p>
          </table:table-cell>
          <table:table-cell table:style-name="ce19"/>
          <table:table-cell table:style-name="ce24" office:value-type="currency" office:currency=" $" office:value="2149" calcext:value-type="currency">
            <text:p><text:s/>$2.149,00</text:p>
          </table:table-cell>
          <table:table-cell table:style-name="ce23" table:formula="of:=[.D4]*1.21" office:value-type="currency" office:currency=" $" office:value="2600.29" calcext:value-type="currency">
            <text:p><text:s/>$2.600,29</text:p>
          </table:table-cell>
          <table:table-cell table:style-name="ce12" table:formula="of:=[.C4]*[.E4]" office:value-type="currency" office:currency=" $" office:value="0" calcext:value-type="currency">
            <text:p><text:s/>$0,00</text:p>
          </table:table-cell>
          <table:table-cell table:style-name="ce14" table:formula="of:=[.E4]*1.5" office:value-type="currency" office:currency=" $" office:value="3900.435" calcext:value-type="currency">
            <text:p><text:s/>$3.900,44</text:p>
          </table:table-cell>
          <table:table-cell table:style-name="ce14" table:formula="of:=[.E4]*1.65" office:value-type="currency" office:currency=" $" office:value="4290.4785" calcext:value-type="currency">
            <text:p><text:s/>$4.290,48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UEGO TOALLA Y TOALLON PREMIUM</text:p>
          </table:table-cell>
          <table:table-cell table:style-name="ce19" office:value-type="string" calcext:value-type="string">
            <text:p>INTENSO</text:p>
          </table:table-cell>
          <table:table-cell table:style-name="ce19"/>
          <table:table-cell table:style-name="ce24" office:value-type="currency" office:currency=" $" office:value="2330" calcext:value-type="currency">
            <text:p><text:s/>$2.330,00</text:p>
          </table:table-cell>
          <table:table-cell table:style-name="ce23" table:formula="of:=[.D5]*1.21" office:value-type="currency" office:currency=" $" office:value="2819.3" calcext:value-type="currency">
            <text:p><text:s/>$2.819,30</text:p>
          </table:table-cell>
          <table:table-cell table:style-name="ce12" table:formula="of:=[.C5]*[.E5]" office:value-type="currency" office:currency=" $" office:value="0" calcext:value-type="currency">
            <text:p><text:s/>$0,00</text:p>
          </table:table-cell>
          <table:table-cell table:style-name="ce14" table:formula="of:=[.E5]*1.5" office:value-type="currency" office:currency=" $" office:value="4228.95" calcext:value-type="currency">
            <text:p><text:s/>$4.228,95</text:p>
          </table:table-cell>
          <table:table-cell table:style-name="ce14" table:formula="of:=[.E5]*1.65" office:value-type="currency" office:currency=" $" office:value="4651.845" calcext:value-type="currency">
            <text:p><text:s/>$4.651,84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A DE BAÑO CLASICA</text:p>
          </table:table-cell>
          <table:table-cell table:style-name="ce19" office:value-type="string" calcext:value-type="string">
            <text:p>0-2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currency" office:currency=" $" office:value="2441" calcext:value-type="currency">
            <text:p><text:s/>$2.441,00</text:p>
          </table:table-cell>
          <table:table-cell table:style-name="ce23" table:formula="of:=[.D6]*1.21" office:value-type="currency" office:currency=" $" office:value="2953.61" calcext:value-type="currency">
            <text:p><text:s/>$2.953,61</text:p>
          </table:table-cell>
          <table:table-cell table:style-name="ce12" table:formula="of:=[.C6]*[.E6]" office:value-type="currency" office:currency=" $" office:value="2953.61" calcext:value-type="currency">
            <text:p><text:s/>$2.953,61</text:p>
          </table:table-cell>
          <table:table-cell table:style-name="ce14" table:formula="of:=[.E6]*1.5" office:value-type="currency" office:currency=" $" office:value="4430.415" calcext:value-type="currency">
            <text:p><text:s/>$4.430,42</text:p>
          </table:table-cell>
          <table:table-cell table:style-name="ce14" table:formula="of:=[.E6]*1.65" office:value-type="currency" office:currency=" $" office:value="4873.4565" calcext:value-type="currency">
            <text:p><text:s/>$4.873,46</text:p>
          </table:table-cell>
          <table:table-cell table:number-columns-repeated="16376"/>
        </table:table-row>
        <table:table-row table:style-name="ro1">
          <table:table-cell table:style-name="ce3"/>
          <table:table-cell table:style-name="ce20" office:value-type="date" office:date-value="2020-08-04" calcext:value-type="date">
            <text:p>4-8</text:p>
          </table:table-cell>
          <table:table-cell table:style-name="ce19" office:value-type="float" office:value="7" calcext:value-type="float">
            <text:p>7</text:p>
          </table:table-cell>
          <table:table-cell table:style-name="ce24" office:value-type="currency" office:currency=" $" office:value="3132" calcext:value-type="currency">
            <text:p><text:s/>$3.132,00</text:p>
          </table:table-cell>
          <table:table-cell table:style-name="ce23" table:formula="of:=[.D7]*1.21" office:value-type="currency" office:currency=" $" office:value="3789.72" calcext:value-type="currency">
            <text:p><text:s/>$3.789,72</text:p>
          </table:table-cell>
          <table:table-cell table:style-name="ce12" table:formula="of:=[.C7]*[.E7]" office:value-type="currency" office:currency=" $" office:value="26528.04" calcext:value-type="currency">
            <text:p><text:s/>$26.528,04</text:p>
          </table:table-cell>
          <table:table-cell table:style-name="ce14" table:formula="of:=[.E7]*1.5" office:value-type="currency" office:currency=" $" office:value="5684.58" calcext:value-type="currency">
            <text:p><text:s/>$5.684,58</text:p>
          </table:table-cell>
          <table:table-cell table:style-name="ce14" table:formula="of:=[.E7]*1.65" office:value-type="currency" office:currency=" $" office:value="6253.038" calcext:value-type="currency">
            <text:p><text:s/>$6.253,04</text:p>
          </table:table-cell>
          <table:table-cell table:number-columns-repeated="16376"/>
        </table:table-row>
        <table:table-row table:style-name="ro1">
          <table:table-cell table:style-name="ce3"/>
          <table:table-cell table:style-name="ce19" office:value-type="string" calcext:value-type="string">
            <text:p>10-14</text:p>
          </table:table-cell>
          <table:table-cell table:style-name="ce19"/>
          <table:table-cell table:style-name="ce24" office:value-type="currency" office:currency=" $" office:value="3599" calcext:value-type="currency">
            <text:p><text:s/>$3.599,00</text:p>
          </table:table-cell>
          <table:table-cell table:style-name="ce23" table:formula="of:=[.D8]*1.21" office:value-type="currency" office:currency=" $" office:value="4354.79" calcext:value-type="currency">
            <text:p><text:s/>$4.354,79</text:p>
          </table:table-cell>
          <table:table-cell table:style-name="ce12" table:formula="of:=[.C8]*[.E8]" office:value-type="currency" office:currency=" $" office:value="0" calcext:value-type="currency">
            <text:p><text:s/>$0,00</text:p>
          </table:table-cell>
          <table:table-cell table:style-name="ce14" table:formula="of:=[.E8]*1.5" office:value-type="currency" office:currency=" $" office:value="6532.185" calcext:value-type="currency">
            <text:p><text:s/>$6.532,18</text:p>
          </table:table-cell>
          <table:table-cell table:style-name="ce14" table:formula="of:=[.E8]*1.65" office:value-type="currency" office:currency=" $" office:value="7185.4035" calcext:value-type="currency">
            <text:p><text:s/>$7.185,40</text:p>
          </table:table-cell>
          <table:table-cell table:number-columns-repeated="16376"/>
        </table:table-row>
        <table:table-row table:style-name="ro1">
          <table:table-cell table:style-name="ce16" office:value-type="string" calcext:value-type="string">
            <text:p>BATA DE BAÑO CLASICA</text:p>
          </table:table-cell>
          <table:table-cell table:style-name="ce21" office:value-type="string" calcext:value-type="string">
            <text:p>S(BLANCA)</text:p>
          </table:table-cell>
          <table:table-cell table:style-name="ce21"/>
          <table:table-cell table:style-name="ce25" office:value-type="currency" office:currency=" $" office:value="3555" calcext:value-type="currency">
            <text:p><text:s/>$3.555,00</text:p>
          </table:table-cell>
          <table:table-cell table:style-name="ce28" table:formula="of:=[.D9]*1.21" office:value-type="currency" office:currency=" $" office:value="4301.55" calcext:value-type="currency">
            <text:p><text:s/>$4.301,55</text:p>
          </table:table-cell>
          <table:table-cell table:style-name="ce29" table:formula="of:=[.C9]*[.E9]" office:value-type="currency" office:currency=" $" office:value="0" calcext:value-type="currency">
            <text:p><text:s/>$0,00</text:p>
          </table:table-cell>
          <table:table-cell table:style-name="ce32" table:formula="of:=[.E9]*1.5" office:value-type="currency" office:currency=" $" office:value="6452.325" calcext:value-type="currency">
            <text:p><text:s/>$6.452,33</text:p>
          </table:table-cell>
          <table:table-cell table:style-name="ce32" table:formula="of:=[.E9]*1.65" office:value-type="currency" office:currency=" $" office:value="7097.5575" calcext:value-type="currency">
            <text:p><text:s/>$7.097,56</text:p>
          </table:table-cell>
          <table:table-cell table:number-columns-repeated="16376"/>
        </table:table-row>
        <table:table-row table:style-name="ro1">
          <table:table-cell table:style-name="ce17"/>
          <table:table-cell table:style-name="ce22" office:value-type="string" calcext:value-type="string">
            <text:p>S(COLOR)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currency" office:currency=" $" office:value="3774" calcext:value-type="currency">
            <text:p><text:s/>$3.774,00</text:p>
          </table:table-cell>
          <table:table-cell table:style-name="ce26" table:formula="of:=[.D10]*1.21" office:value-type="currency" office:currency=" $" office:value="4566.54" calcext:value-type="currency">
            <text:p><text:s/>$4.566,54</text:p>
          </table:table-cell>
          <table:table-cell table:style-name="ce30" table:formula="of:=[.C10]*[.E10]" office:value-type="currency" office:currency=" $" office:value="9133.08" calcext:value-type="currency">
            <text:p><text:s/>$9.133,08</text:p>
          </table:table-cell>
          <table:table-cell table:style-name="ce33" table:formula="of:=[.E10]*1.5" office:value-type="currency" office:currency=" $" office:value="6849.81" calcext:value-type="currency">
            <text:p><text:s/>$6.849,81</text:p>
          </table:table-cell>
          <table:table-cell table:style-name="ce33" table:formula="of:=[.E10]*1.65" office:value-type="currency" office:currency=" $" office:value="7534.791" calcext:value-type="currency">
            <text:p><text:s/>$7.534,79</text:p>
          </table:table-cell>
          <table:table-cell table:number-columns-repeated="16376"/>
        </table:table-row>
        <table:table-row table:style-name="ro1">
          <table:table-cell table:style-name="ce16"/>
          <table:table-cell table:style-name="ce21" office:value-type="string" calcext:value-type="string">
            <text:p>M(BLANCA)</text:p>
          </table:table-cell>
          <table:table-cell table:style-name="ce21"/>
          <table:table-cell table:style-name="ce25" office:value-type="currency" office:currency=" $" office:value="3555" calcext:value-type="currency">
            <text:p><text:s/>$3.555,00</text:p>
          </table:table-cell>
          <table:table-cell table:style-name="ce25" table:formula="of:=[.D11]*1.21" office:value-type="currency" office:currency=" $" office:value="4301.55" calcext:value-type="currency">
            <text:p><text:s/>$4.301,55</text:p>
          </table:table-cell>
          <table:table-cell table:style-name="ce31" table:formula="of:=[.C11]*[.E11]" office:value-type="currency" office:currency=" $" office:value="0" calcext:value-type="currency">
            <text:p><text:s/>$0,00</text:p>
          </table:table-cell>
          <table:table-cell table:style-name="ce34" table:formula="of:=[.E11]*1.5" office:value-type="currency" office:currency=" $" office:value="6452.325" calcext:value-type="currency">
            <text:p><text:s/>$6.452,33</text:p>
          </table:table-cell>
          <table:table-cell table:style-name="ce34" table:formula="of:=[.E11]*1.65" office:value-type="currency" office:currency=" $" office:value="7097.5575" calcext:value-type="currency">
            <text:p><text:s/>$7.097,56</text:p>
          </table:table-cell>
          <table:table-cell table:number-columns-repeated="16376"/>
        </table:table-row>
        <table:table-row table:style-name="ro1">
          <table:table-cell table:style-name="ce17"/>
          <table:table-cell table:style-name="ce22" office:value-type="string" calcext:value-type="string">
            <text:p>M(COLOR)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currency" office:currency=" $" office:value="3774" calcext:value-type="currency">
            <text:p><text:s/>$3.774,00</text:p>
          </table:table-cell>
          <table:table-cell table:style-name="ce26" table:formula="of:=[.D12]*1.21" office:value-type="currency" office:currency=" $" office:value="4566.54" calcext:value-type="currency">
            <text:p><text:s/>$4.566,54</text:p>
          </table:table-cell>
          <table:table-cell table:style-name="ce30" table:formula="of:=[.C12]*[.E12]" office:value-type="currency" office:currency=" $" office:value="13699.62" calcext:value-type="currency">
            <text:p><text:s/>$13.699,62</text:p>
          </table:table-cell>
          <table:table-cell table:style-name="ce33" table:formula="of:=[.E12]*1.5" office:value-type="currency" office:currency=" $" office:value="6849.81" calcext:value-type="currency">
            <text:p><text:s/>$6.849,81</text:p>
          </table:table-cell>
          <table:table-cell table:style-name="ce33" table:formula="of:=[.E12]*1.65" office:value-type="currency" office:currency=" $" office:value="7534.791" calcext:value-type="currency">
            <text:p><text:s/>$7.534,79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AS ATERCIOPELADAS COMBINADAS NATURA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currency" office:currency=" $" office:value="3100" calcext:value-type="currency">
            <text:p><text:s/>$3.100,00</text:p>
          </table:table-cell>
          <table:table-cell table:style-name="ce24" table:formula="of:=[.D13]*1.21" office:value-type="currency" office:currency=" $" office:value="3751" calcext:value-type="currency">
            <text:p><text:s/>$3.751,00</text:p>
          </table:table-cell>
          <table:table-cell table:style-name="ce27" table:formula="of:=[.C13]*[.E13]" office:value-type="currency" office:currency=" $" office:value="7502" calcext:value-type="currency">
            <text:p><text:s/>$7.502,00</text:p>
          </table:table-cell>
          <table:table-cell table:style-name="ce35" table:formula="of:=[.E13]*1.5" office:value-type="currency" office:currency=" $" office:value="5626.5" calcext:value-type="currency">
            <text:p><text:s/>$5.626,50</text:p>
          </table:table-cell>
          <table:table-cell table:style-name="ce35" table:formula="of:=[.E13]*1.65" office:value-type="currency" office:currency=" $" office:value="6189.15" calcext:value-type="currency">
            <text:p><text:s/>$6.189,15</text:p>
          </table:table-cell>
          <table:table-cell table:number-columns-repeated="16376"/>
        </table:table-row>
        <table:table-row table:style-name="ro1">
          <table:table-cell table:style-name="ce16"/>
          <table:table-cell table:style-name="ce21" office:value-type="string" calcext:value-type="string">
            <text:p>L(BLANCA)</text:p>
          </table:table-cell>
          <table:table-cell table:style-name="ce21"/>
          <table:table-cell table:style-name="ce25" office:value-type="currency" office:currency=" $" office:value="3555" calcext:value-type="currency">
            <text:p><text:s/>$3.555,00</text:p>
          </table:table-cell>
          <table:table-cell table:style-name="ce28" table:formula="of:=[.D14]*1.21" office:value-type="currency" office:currency=" $" office:value="4301.55" calcext:value-type="currency">
            <text:p><text:s/>$4.301,55</text:p>
          </table:table-cell>
          <table:table-cell table:style-name="ce29" table:formula="of:=[.C14]*[.E14]" office:value-type="currency" office:currency=" $" office:value="0" calcext:value-type="currency">
            <text:p><text:s/>$0,00</text:p>
          </table:table-cell>
          <table:table-cell table:style-name="ce32" table:formula="of:=[.E14]*1.5" office:value-type="currency" office:currency=" $" office:value="6452.325" calcext:value-type="currency">
            <text:p><text:s/>$6.452,33</text:p>
          </table:table-cell>
          <table:table-cell table:style-name="ce32" table:formula="of:=[.E14]*1.65" office:value-type="currency" office:currency=" $" office:value="7097.5575" calcext:value-type="currency">
            <text:p><text:s/>$7.097,56</text:p>
          </table:table-cell>
          <table:table-cell table:number-columns-repeated="16376"/>
        </table:table-row>
        <table:table-row table:style-name="ro1">
          <table:table-cell table:style-name="ce17"/>
          <table:table-cell table:style-name="ce22" office:value-type="string" calcext:value-type="string">
            <text:p>L(COLOR)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currency" office:currency=" $" office:value="3774" calcext:value-type="currency">
            <text:p><text:s/>$3.774,00</text:p>
          </table:table-cell>
          <table:table-cell table:style-name="ce26" table:formula="of:=[.D15]*1.21" office:value-type="currency" office:currency=" $" office:value="4566.54" calcext:value-type="currency">
            <text:p><text:s/>$4.566,54</text:p>
          </table:table-cell>
          <table:table-cell table:style-name="ce30" table:formula="of:=[.C15]*[.E15]" office:value-type="currency" office:currency=" $" office:value="13699.62" calcext:value-type="currency">
            <text:p><text:s/>$13.699,62</text:p>
          </table:table-cell>
          <table:table-cell table:style-name="ce33" table:formula="of:=[.E15]*1.5" office:value-type="currency" office:currency=" $" office:value="6849.81" calcext:value-type="currency">
            <text:p><text:s/>$6.849,81</text:p>
          </table:table-cell>
          <table:table-cell table:style-name="ce33" table:formula="of:=[.E15]*1.65" office:value-type="currency" office:currency=" $" office:value="7534.791" calcext:value-type="currency">
            <text:p><text:s/>$7.534,79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AS ATERCIOPELADAS COMBINADAS NATURAL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currency" office:currency=" $" office:value="3100" calcext:value-type="currency">
            <text:p><text:s/>$3.100,00</text:p>
          </table:table-cell>
          <table:table-cell table:style-name="ce24" table:formula="of:=[.D16]*1.21" office:value-type="currency" office:currency=" $" office:value="3751" calcext:value-type="currency">
            <text:p><text:s/>$3.751,00</text:p>
          </table:table-cell>
          <table:table-cell table:style-name="ce27" table:formula="of:=[.C16]*[.E16]" office:value-type="currency" office:currency=" $" office:value="7502" calcext:value-type="currency">
            <text:p><text:s/>$7.502,00</text:p>
          </table:table-cell>
          <table:table-cell table:style-name="ce35" table:formula="of:=[.E16]*1.5" office:value-type="currency" office:currency=" $" office:value="5626.5" calcext:value-type="currency">
            <text:p><text:s/>$5.626,50</text:p>
          </table:table-cell>
          <table:table-cell table:style-name="ce35" table:formula="of:=[.E16]*1.65" office:value-type="currency" office:currency=" $" office:value="6189.15" calcext:value-type="currency">
            <text:p><text:s/>$6.189,15</text:p>
          </table:table-cell>
          <table:table-cell table:number-columns-repeated="16376"/>
        </table:table-row>
        <table:table-row table:style-name="ro1">
          <table:table-cell table:style-name="ce16"/>
          <table:table-cell table:style-name="ce21" office:value-type="string" calcext:value-type="string">
            <text:p>XL(BLANCA)</text:p>
          </table:table-cell>
          <table:table-cell table:style-name="ce21"/>
          <table:table-cell table:style-name="ce25" office:value-type="currency" office:currency=" $" office:value="3555" calcext:value-type="currency">
            <text:p><text:s/>$3.555,00</text:p>
          </table:table-cell>
          <table:table-cell table:style-name="ce28" table:formula="of:=[.D17]*1.21" office:value-type="currency" office:currency=" $" office:value="4301.55" calcext:value-type="currency">
            <text:p><text:s/>$4.301,55</text:p>
          </table:table-cell>
          <table:table-cell table:style-name="ce29" table:formula="of:=[.C17]*[.E17]" office:value-type="currency" office:currency=" $" office:value="0" calcext:value-type="currency">
            <text:p><text:s/>$0,00</text:p>
          </table:table-cell>
          <table:table-cell table:style-name="ce32" table:formula="of:=[.E17]*1.5" office:value-type="currency" office:currency=" $" office:value="6452.325" calcext:value-type="currency">
            <text:p><text:s/>$6.452,33</text:p>
          </table:table-cell>
          <table:table-cell table:style-name="ce32" table:formula="of:=[.E17]*1.65" office:value-type="currency" office:currency=" $" office:value="7097.5575" calcext:value-type="currency">
            <text:p><text:s/>$7.097,56</text:p>
          </table:table-cell>
          <table:table-cell table:number-columns-repeated="16376"/>
        </table:table-row>
        <table:table-row table:style-name="ro1">
          <table:table-cell table:style-name="ce17"/>
          <table:table-cell table:style-name="ce22" office:value-type="string" calcext:value-type="string">
            <text:p>XL(COLOR)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currency" office:currency=" $" office:value="3774" calcext:value-type="currency">
            <text:p><text:s/>$3.774,00</text:p>
          </table:table-cell>
          <table:table-cell table:style-name="ce26" table:formula="of:=[.D18]*1.21" office:value-type="currency" office:currency=" $" office:value="4566.54" calcext:value-type="currency">
            <text:p><text:s/>$4.566,54</text:p>
          </table:table-cell>
          <table:table-cell table:style-name="ce30" table:formula="of:=[.C18]*[.E18]" office:value-type="currency" office:currency=" $" office:value="9133.08" calcext:value-type="currency">
            <text:p><text:s/>$9.133,08</text:p>
          </table:table-cell>
          <table:table-cell table:style-name="ce33" table:formula="of:=[.E18]*1.5" office:value-type="currency" office:currency=" $" office:value="6849.81" calcext:value-type="currency">
            <text:p><text:s/>$6.849,81</text:p>
          </table:table-cell>
          <table:table-cell table:style-name="ce33" table:formula="of:=[.E18]*1.65" office:value-type="currency" office:currency=" $" office:value="7534.791" calcext:value-type="currency">
            <text:p><text:s/>$7.534,79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AS ATERCIOPELADAS COMBINADAS NATURAL</text:p>
          </table:table-cell>
          <table:table-cell table:style-name="ce19" office:value-type="string" calcext:value-type="string">
            <text:p>XL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currency" office:currency=" $" office:value="3100" calcext:value-type="currency">
            <text:p><text:s/>$3.100,00</text:p>
          </table:table-cell>
          <table:table-cell table:style-name="ce24" table:formula="of:=[.D19]*1.21" office:value-type="currency" office:currency=" $" office:value="3751" calcext:value-type="currency">
            <text:p><text:s/>$3.751,00</text:p>
          </table:table-cell>
          <table:table-cell table:style-name="ce27" table:formula="of:=[.C19]*[.E19]" office:value-type="currency" office:currency=" $" office:value="3751" calcext:value-type="currency">
            <text:p><text:s/>$3.751,00</text:p>
          </table:table-cell>
          <table:table-cell table:style-name="ce35" table:formula="of:=[.E19]*1.5" office:value-type="currency" office:currency=" $" office:value="5626.5" calcext:value-type="currency">
            <text:p><text:s/>$5.626,50</text:p>
          </table:table-cell>
          <table:table-cell table:style-name="ce35" table:formula="of:=[.E19]*1.65" office:value-type="currency" office:currency=" $" office:value="6189.15" calcext:value-type="currency">
            <text:p><text:s/>$6.189,15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TOALLON CLASICO MEDIO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24" office:value-type="currency" office:currency=" $" office:value="939" calcext:value-type="currency">
            <text:p><text:s/>$939,00</text:p>
          </table:table-cell>
          <table:table-cell table:style-name="ce23" table:formula="of:=[.D20]*1.21" office:value-type="currency" office:currency=" $" office:value="1136.19" calcext:value-type="currency">
            <text:p><text:s/>$1.136,19</text:p>
          </table:table-cell>
          <table:table-cell table:style-name="ce12" table:formula="of:=[.C20]*[.E20]" office:value-type="currency" office:currency=" $" office:value="5680.95" calcext:value-type="currency">
            <text:p><text:s/>$5.680,95</text:p>
          </table:table-cell>
          <table:table-cell table:style-name="ce14" table:formula="of:=[.E20]*1.5" office:value-type="currency" office:currency=" $" office:value="1704.285" calcext:value-type="currency">
            <text:p><text:s/>$1.704,29</text:p>
          </table:table-cell>
          <table:table-cell table:style-name="ce14" table:formula="of:=[.E20]*1.65" office:value-type="currency" office:currency=" $" office:value="1874.7135" calcext:value-type="currency">
            <text:p><text:s/>$1.874,71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A DE BAÑO TALLE ESPECIAL</text:p>
          </table:table-cell>
          <table:table-cell table:style-name="ce19" table:number-columns-repeated="2"/>
          <table:table-cell table:style-name="ce24" office:value-type="currency" office:currency=" $" office:value="4069" calcext:value-type="currency">
            <text:p><text:s/>$4.069,00</text:p>
          </table:table-cell>
          <table:table-cell table:style-name="ce23" table:formula="of:=[.D21]*1.21" office:value-type="currency" office:currency=" $" office:value="4923.49" calcext:value-type="currency">
            <text:p><text:s/>$4.923,49</text:p>
          </table:table-cell>
          <table:table-cell table:style-name="ce12" table:formula="of:=[.C21]*[.E21]" office:value-type="currency" office:currency=" $" office:value="0" calcext:value-type="currency">
            <text:p><text:s/>$0,00</text:p>
          </table:table-cell>
          <table:table-cell table:style-name="ce14" table:formula="of:=[.E21]*1.5" office:value-type="currency" office:currency=" $" office:value="7385.235" calcext:value-type="currency">
            <text:p><text:s/>$7.385,24</text:p>
          </table:table-cell>
          <table:table-cell table:style-name="ce14" table:formula="of:=[.E21]*1.65" office:value-type="currency" office:currency=" $" office:value="8123.7585" calcext:value-type="currency">
            <text:p><text:s/>$8.123,76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A DE BAÑO TALLE ESPECIAL</text:p>
          </table:table-cell>
          <table:table-cell table:style-name="ce19" table:number-columns-repeated="2"/>
          <table:table-cell table:style-name="ce27" office:value-type="currency" office:currency=" $" office:value="4316" calcext:value-type="currency">
            <text:p><text:s/>$4.316,00</text:p>
          </table:table-cell>
          <table:table-cell table:style-name="ce23" table:formula="of:=[.D22]*1.21" office:value-type="currency" office:currency=" $" office:value="5222.36" calcext:value-type="currency">
            <text:p><text:s/>$5.222,36</text:p>
          </table:table-cell>
          <table:table-cell table:style-name="ce12" table:formula="of:=[.C22]*[.E22]" office:value-type="currency" office:currency=" $" office:value="0" calcext:value-type="currency">
            <text:p><text:s/>$0,00</text:p>
          </table:table-cell>
          <table:table-cell table:style-name="ce14" table:formula="of:=[.E22]*1.5" office:value-type="currency" office:currency=" $" office:value="7833.54" calcext:value-type="currency">
            <text:p><text:s/>$7.833,54</text:p>
          </table:table-cell>
          <table:table-cell table:style-name="ce14" table:formula="of:=[.E22]*1.65" office:value-type="currency" office:currency=" $" office:value="8616.894" calcext:value-type="currency">
            <text:p><text:s/>$8.616,89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1" table:number-columns-repeated="2"/>
          <table:table-cell table:style-name="ce13" table:formula="of:=SUM([.F2:.F22])" office:value-type="currency" office:currency=" $" office:value="106383.2" calcext:value-type="currency">
            <text:p><text:s/>$106.383,20</text:p>
          </table:table-cell>
          <table:table-cell table:style-name="ce11"/>
          <table:table-cell table:style-name="ce15"/>
          <table:table-cell table:number-columns-repeated="16376"/>
        </table:table-row>
        <table:table-row table:style-name="ro1">
          <table:table-cell table:number-columns-repeated="3"/>
          <table:table-cell table:style-name="ce11" table:number-columns-repeated="4"/>
          <table:table-cell table:style-name="ce15"/>
          <table:table-cell table:number-columns-repeated="16376"/>
        </table:table-row>
        <table:table-row table:style-name="ro1" table:number-rows-repeated="2">
          <table:table-cell table:number-columns-repeated="3"/>
          <table:table-cell table:style-name="ce11" table:number-columns-repeated="4"/>
          <table:table-cell table:style-name="ce15"/>
          <table:table-cell table:number-columns-repeated="16376"/>
        </table:table-row>
        <table:table-row table:style-name="ro1">
          <table:table-cell table:number-columns-repeated="3"/>
          <table:table-cell table:style-name="ce11" table:number-columns-repeated="4"/>
          <table:table-cell table:style-name="ce15"/>
          <table:table-cell table:style-name="ce4" office:value-type="float" office:value="125" calcext:value-type="float">
            <text:p>125</text:p>
          </table:table-cell>
          <table:table-cell table:number-columns-repeated="16375"/>
        </table:table-row>
        <table:table-row table:style-name="ro1" table:number-rows-repeated="977">
          <table:table-cell table:number-columns-repeated="3"/>
          <table:table-cell table:style-name="ce11" table:number-columns-repeated="4"/>
          <table:table-cell table:style-name="ce15"/>
          <table:table-cell table:number-columns-repeated="16376"/>
        </table:table-row>
        <table:table-row table:style-name="ro2" table:number-rows-repeated="10475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.VALENTE" table:style-name="ta3">
        <office:forms form:automatic-focus="false" form:apply-design-mode="false"/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/>
          <table:table-cell table:style-name="ce8" office:value-type="string" calcext:value-type="string">
            <text:p>PRECIO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TURBANTE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currency" office:currency=" $" office:value="821.5" calcext:value-type="currency">
            <text:p><text:s/>$821,50</text:p>
          </table:table-cell>
          <table:table-cell table:style-name="ce23" table:formula="of:=[.C2]*1.21" office:value-type="currency" office:currency=" $" office:value="994.015" calcext:value-type="currency">
            <text:p><text:s/>$994,02</text:p>
          </table:table-cell>
          <table:table-cell table:style-name="ce12" table:formula="of:=[.B2]*[.D2]" office:value-type="currency" office:currency=" $" office:value="11928.18" calcext:value-type="currency">
            <text:p><text:s/>$11.928,18</text:p>
          </table:table-cell>
          <table:table-cell table:style-name="ce14" table:formula="of:=[.D2]*1.5" office:value-type="currency" office:currency=" $" office:value="1491.0225" calcext:value-type="currency">
            <text:p><text:s/>$1.491,02</text:p>
          </table:table-cell>
          <table:table-cell table:style-name="ce14" table:formula="of:=[.D2]*1.6" office:value-type="currency" office:currency=" $" office:value="1590.424" calcext:value-type="currency">
            <text:p><text:s/>$1.590,4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IE DE BAÑO CORDERITO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currency" office:currency=" $" office:value="1371.6" calcext:value-type="currency">
            <text:p><text:s/>$1.371,60</text:p>
          </table:table-cell>
          <table:table-cell table:style-name="ce23" table:formula="of:=[.C3]*1.21" office:value-type="currency" office:currency=" $" office:value="1659.636" calcext:value-type="currency">
            <text:p><text:s/>$1.659,64</text:p>
          </table:table-cell>
          <table:table-cell table:style-name="ce12" table:formula="of:=[.B3]*[.D3]" office:value-type="currency" office:currency=" $" office:value="4978.908" calcext:value-type="currency">
            <text:p><text:s/>$4.978,91</text:p>
          </table:table-cell>
          <table:table-cell table:style-name="ce14" table:formula="of:=[.D3]*1.5" office:value-type="currency" office:currency=" $" office:value="2489.454" calcext:value-type="currency">
            <text:p><text:s/>$2.489,45</text:p>
          </table:table-cell>
          <table:table-cell table:style-name="ce14" table:formula="of:=[.D3]*1.55" office:value-type="currency" office:currency=" $" office:value="2572.4358" calcext:value-type="currency">
            <text:p><text:s/>$2.572,4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OALLA DE ROSTRO LIVIANA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currency" office:currency=" $" office:value="469.2" calcext:value-type="currency">
            <text:p><text:s/>$469,20</text:p>
          </table:table-cell>
          <table:table-cell table:style-name="ce23" table:formula="of:=[.C4]*1.21" office:value-type="currency" office:currency=" $" office:value="567.732" calcext:value-type="currency">
            <text:p><text:s/>$567,73</text:p>
          </table:table-cell>
          <table:table-cell table:style-name="ce12" table:formula="of:=[.B4]*[.D4]" office:value-type="currency" office:currency=" $" office:value="9083.712" calcext:value-type="currency">
            <text:p><text:s/>$9.083,71</text:p>
          </table:table-cell>
          <table:table-cell table:style-name="ce14" table:formula="of:=[.D4]*1.5" office:value-type="currency" office:currency=" $" office:value="851.598" calcext:value-type="currency">
            <text:p><text:s/>$851,60</text:p>
          </table:table-cell>
          <table:table-cell table:style-name="ce14" table:formula="of:=[.D4]*1.65" office:value-type="currency" office:currency=" $" office:value="936.7578" calcext:value-type="currency">
            <text:p><text:s/>$936,7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JUEGO TOALLA Y TOALLON LIVIANO</text:p>
          </table:table-cell>
          <table:table-cell table:style-name="ce19" office:value-type="float" office:value="33" calcext:value-type="float">
            <text:p>33</text:p>
          </table:table-cell>
          <table:table-cell table:style-name="ce24" office:value-type="currency" office:currency=" $" office:value="1621.7" calcext:value-type="currency">
            <text:p><text:s/>$1.621,70</text:p>
          </table:table-cell>
          <table:table-cell table:style-name="ce23" table:formula="of:=[.C5]*1.21" office:value-type="currency" office:currency=" $" office:value="1962.257" calcext:value-type="currency">
            <text:p><text:s/>$1.962,26</text:p>
          </table:table-cell>
          <table:table-cell table:style-name="ce12" table:formula="of:=[.B5]*[.D5]" office:value-type="currency" office:currency=" $" office:value="64754.481" calcext:value-type="currency">
            <text:p><text:s/>$64.754,48</text:p>
          </table:table-cell>
          <table:table-cell table:style-name="ce14" table:formula="of:=[.D5]*1.5" office:value-type="currency" office:currency=" $" office:value="2943.3855" calcext:value-type="currency">
            <text:p><text:s/>$2.943,39</text:p>
          </table:table-cell>
          <table:table-cell table:style-name="ce14" table:formula="of:=[.D5]*1.65" office:value-type="currency" office:currency=" $" office:value="3237.72405" calcext:value-type="currency">
            <text:p><text:s/>$3.237,7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JUEGO TOALLA Y TOALLON PESADO</text:p>
          </table:table-cell>
          <table:table-cell table:style-name="ce19" office:value-type="float" office:value="32" calcext:value-type="float">
            <text:p>32</text:p>
          </table:table-cell>
          <table:table-cell table:style-name="ce24" office:value-type="currency" office:currency=" $" office:value="2248.7" calcext:value-type="currency">
            <text:p><text:s/>$2.248,70</text:p>
          </table:table-cell>
          <table:table-cell table:style-name="ce23" table:formula="of:=[.C6]*1.21" office:value-type="currency" office:currency=" $" office:value="2720.927" calcext:value-type="currency">
            <text:p><text:s/>$2.720,93</text:p>
          </table:table-cell>
          <table:table-cell table:style-name="ce12" table:formula="of:=[.B6]*[.D6]" office:value-type="currency" office:currency=" $" office:value="87069.664" calcext:value-type="currency">
            <text:p><text:s/>$87.069,66</text:p>
          </table:table-cell>
          <table:table-cell table:style-name="ce14" table:formula="of:=[.D6]*1.5" office:value-type="currency" office:currency=" $" office:value="4081.3905" calcext:value-type="currency">
            <text:p><text:s/>$4.081,39</text:p>
          </table:table-cell>
          <table:table-cell table:style-name="ce14" table:formula="of:=[.D6]*1.65" office:value-type="currency" office:currency=" $" office:value="4489.52955" calcext:value-type="currency">
            <text:p><text:s/>$4.489,53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2:.E6])" office:value-type="currency" office:currency=" $" office:value="177814.945" calcext:value-type="currency">
            <text:p><text:s/>$177.814,95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15"/>
          <table:table-cell table:number-columns-repeated="16377"/>
        </table:table-row>
        <table:table-row table:style-name="ro1" table:number-rows-repeated="980">
          <table:table-cell table:number-columns-repeated="2"/>
          <table:table-cell table:style-name="ce11" table:number-columns-repeated="4"/>
          <table:table-cell table:style-name="ce15"/>
          <table:table-cell table:number-columns-repeated="16377"/>
        </table:table-row>
        <table:table-row table:style-name="ro2" table:number-rows-repeated="10475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ANTERMO" table:style-name="ta4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4" table:default-cell-style-name="Default"/>
        <table:table-column table:style-name="co4" table:default-cell-style-name="Default"/>
        <table:table-column table:style-name="co2" table:number-columns-repeated="16373" table:default-cell-style-name="Default"/>
        <table:table-row table:style-name="ro3">
          <table:table-cell table:style-name="ce1" office:value-type="string" calcext:value-type="string">
            <text:p>MERCADERIA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Tamaño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MAS IVA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style-name="ce8" office:value-type="string" calcext:value-type="string">
            <text:p>ID</text:p>
          </table:table-cell>
          <table:table-cell table:number-columns-repeated="16372"/>
        </table:table-row>
        <table:table-row table:style-name="ro4">
          <table:table-cell table:style-name="ce36" office:value-type="string" calcext:value-type="string">
            <text:p>ALFOMBRA PVC P/BAÑO PERLAS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Alfombra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3" calcext:value-type="float">
            <text:p>3</text:p>
          </table:table-cell>
          <table:table-cell table:style-name="ce46" office:value-type="float" office:value="553" calcext:value-type="float">
            <text:p>553,00</text:p>
          </table:table-cell>
          <table:table-cell table:style-name="ce46" table:formula="of:=[.G2]*1.21" office:value-type="float" office:value="669.13" calcext:value-type="float">
            <text:p>669,13</text:p>
          </table:table-cell>
          <table:table-cell table:style-name="ce46" table:formula="of:=[.F2]*[.H2]" office:value-type="float" office:value="2007.39" calcext:value-type="float">
            <text:p>2.007,39</text:p>
          </table:table-cell>
          <table:table-cell table:style-name="ce52" table:formula="of:=[.H2]*1.3" office:value-type="currency" office:currency=" $" office:value="869.869" calcext:value-type="currency">
            <text:p><text:s/>$869,87</text:p>
          </table:table-cell>
          <table:table-cell table:style-name="ce52" table:formula="of:=[.H2]*1.5" office:value-type="currency" office:currency=" $" office:value="1003.695" calcext:value-type="currency">
            <text:p><text:s/>$1.003,69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ALFOMBRA SHAGGY BUCLE LISA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Alfombra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5" calcext:value-type="float">
            <text:p>15</text:p>
          </table:table-cell>
          <table:table-cell table:style-name="ce46" office:value-type="float" office:value="1345" calcext:value-type="float">
            <text:p>1.345,00</text:p>
          </table:table-cell>
          <table:table-cell table:style-name="ce46" table:formula="of:=[.G3]*1.21" office:value-type="float" office:value="1627.45" calcext:value-type="float">
            <text:p>1.627,45</text:p>
          </table:table-cell>
          <table:table-cell table:style-name="ce46" table:formula="of:=[.F3]*[.H3]" office:value-type="float" office:value="24411.75" calcext:value-type="float">
            <text:p>24.411,75</text:p>
          </table:table-cell>
          <table:table-cell table:style-name="ce52" table:formula="of:=[.H3]*1.3" office:value-type="currency" office:currency=" $" office:value="2115.685" calcext:value-type="currency">
            <text:p><text:s/>$2.115,69</text:p>
          </table:table-cell>
          <table:table-cell table:style-name="ce52" table:formula="of:=[.H3]*1.4" office:value-type="currency" office:currency=" $" office:value="2278.43" calcext:value-type="currency">
            <text:p><text:s/>$2.278,43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ALFOMBRA MEMORY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Alfombra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0" calcext:value-type="float">
            <text:p>10</text:p>
          </table:table-cell>
          <table:table-cell table:style-name="ce46" office:value-type="float" office:value="980" calcext:value-type="float">
            <text:p>980,00</text:p>
          </table:table-cell>
          <table:table-cell table:style-name="ce46" table:formula="of:=[.G4]*1.21" office:value-type="float" office:value="1185.8" calcext:value-type="float">
            <text:p>1.185,80</text:p>
          </table:table-cell>
          <table:table-cell table:style-name="ce46" table:formula="of:=[.F4]*[.H4]" office:value-type="float" office:value="11858" calcext:value-type="float">
            <text:p>11.858,00</text:p>
          </table:table-cell>
          <table:table-cell table:style-name="ce52" table:formula="of:=[.H4]*1.3" office:value-type="currency" office:currency=" $" office:value="1541.54" calcext:value-type="currency">
            <text:p><text:s/>$1.541,54</text:p>
          </table:table-cell>
          <table:table-cell table:style-name="ce52" table:formula="of:=[.H4]*1.5" office:value-type="currency" office:currency=" $" office:value="1778.7" calcext:value-type="currency">
            <text:p><text:s/>$1.778,70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CORTINA DE BAÑO TEFLON ESTAMPADA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Cortina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759" calcext:value-type="float">
            <text:p>1.759,00</text:p>
          </table:table-cell>
          <table:table-cell table:style-name="ce46" table:formula="of:=[.G5]*1.21" office:value-type="float" office:value="2128.39" calcext:value-type="float">
            <text:p>2.128,39</text:p>
          </table:table-cell>
          <table:table-cell table:style-name="ce46" table:formula="of:=[.F5]*[.H5]" office:value-type="float" office:value="2128.39" calcext:value-type="float">
            <text:p>2.128,39</text:p>
          </table:table-cell>
          <table:table-cell table:style-name="ce52" table:formula="of:=[.H5]*1.3" office:value-type="currency" office:currency=" $" office:value="2766.907" calcext:value-type="currency">
            <text:p><text:s/>$2.766,91</text:p>
          </table:table-cell>
          <table:table-cell table:style-name="ce52" table:formula="of:=[.H5]*1.5" office:value-type="currency" office:currency=" $" office:value="3192.585" calcext:value-type="currency">
            <text:p><text:s/>$3.192,59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TOALLA <text:s/>ROSTRO FANTASIA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a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23" calcext:value-type="float">
            <text:p>23</text:p>
          </table:table-cell>
          <table:table-cell table:style-name="ce46" office:value-type="float" office:value="375" calcext:value-type="float">
            <text:p>375,00</text:p>
          </table:table-cell>
          <table:table-cell table:style-name="ce46" table:formula="of:=[.G6]*1.21" office:value-type="float" office:value="453.75" calcext:value-type="float">
            <text:p>453,75</text:p>
          </table:table-cell>
          <table:table-cell table:style-name="ce46" table:formula="of:=[.F6]*[.H6]" office:value-type="float" office:value="10436.25" calcext:value-type="float">
            <text:p>10.436,25</text:p>
          </table:table-cell>
          <table:table-cell table:style-name="ce52" table:formula="of:=[.H6]*1.3" office:value-type="currency" office:currency=" $" office:value="589.875" calcext:value-type="currency">
            <text:p><text:s/>$589,88</text:p>
          </table:table-cell>
          <table:table-cell table:style-name="ce52" table:formula="of:=[.H6]*1.5" office:value-type="currency" office:currency=" $" office:value="680.625" calcext:value-type="currency">
            <text:p><text:s/>$680,63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TOALLA INDIVIDUAL FANTASIA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a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3" calcext:value-type="float">
            <text:p>13</text:p>
          </table:table-cell>
          <table:table-cell table:style-name="ce46" office:value-type="float" office:value="245" calcext:value-type="float">
            <text:p>245,00</text:p>
          </table:table-cell>
          <table:table-cell table:style-name="ce46" table:formula="of:=[.G7]*1.21" office:value-type="float" office:value="296.45" calcext:value-type="float">
            <text:p>296,45</text:p>
          </table:table-cell>
          <table:table-cell table:style-name="ce46" table:formula="of:=[.F7]*[.H7]" office:value-type="float" office:value="3853.85" calcext:value-type="float">
            <text:p>3.853,85</text:p>
          </table:table-cell>
          <table:table-cell table:style-name="ce52" table:formula="of:=[.H7]*1.3" office:value-type="currency" office:currency=" $" office:value="385.385" calcext:value-type="currency">
            <text:p><text:s/>$385,39</text:p>
          </table:table-cell>
          <table:table-cell table:style-name="ce52" table:formula="of:=[.H7]*1.5" office:value-type="currency" office:currency=" $" office:value="444.675" calcext:value-type="currency">
            <text:p><text:s/>$444,67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PONCHITO INFANTIL ESTAMPADO CON CAPUCHA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one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3" calcext:value-type="float">
            <text:p>13</text:p>
          </table:table-cell>
          <table:table-cell table:style-name="ce46" office:value-type="float" office:value="1649" calcext:value-type="float">
            <text:p>1.649,00</text:p>
          </table:table-cell>
          <table:table-cell table:style-name="ce46" table:formula="of:=[.G8]*1.21" office:value-type="float" office:value="1995.29" calcext:value-type="float">
            <text:p>1.995,29</text:p>
          </table:table-cell>
          <table:table-cell table:style-name="ce46" table:formula="of:=[.F8]*[.H8]" office:value-type="float" office:value="25938.77" calcext:value-type="float">
            <text:p>25.938,77</text:p>
          </table:table-cell>
          <table:table-cell table:style-name="ce52" table:formula="of:=[.H8]*1.3" office:value-type="currency" office:currency=" $" office:value="2593.877" calcext:value-type="currency">
            <text:p><text:s/>$2.593,88</text:p>
          </table:table-cell>
          <table:table-cell table:style-name="ce52" table:formula="of:=[.H8]*1.5" office:value-type="currency" office:currency=" $" office:value="2992.935" calcext:value-type="currency">
            <text:p><text:s/>$2.992,94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TOALLON PLAYERO FUTBOL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one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3" calcext:value-type="float">
            <text:p>3</text:p>
          </table:table-cell>
          <table:table-cell table:style-name="ce46" office:value-type="float" office:value="1190" calcext:value-type="float">
            <text:p>1.190,00</text:p>
          </table:table-cell>
          <table:table-cell table:style-name="ce46" table:formula="of:=[.G9]*1.21" office:value-type="float" office:value="1439.9" calcext:value-type="float">
            <text:p>1.439,90</text:p>
          </table:table-cell>
          <table:table-cell table:style-name="ce46" table:formula="of:=[.F9]*[.H9]" office:value-type="float" office:value="4319.7" calcext:value-type="float">
            <text:p>4.319,70</text:p>
          </table:table-cell>
          <table:table-cell table:style-name="ce52" table:formula="of:=[.H9]*1.3" office:value-type="currency" office:currency=" $" office:value="1871.87" calcext:value-type="currency">
            <text:p><text:s/>$1.871,87</text:p>
          </table:table-cell>
          <table:table-cell table:style-name="ce52" table:formula="of:=[.H9]*1.5" office:value-type="currency" office:currency=" $" office:value="2159.85" calcext:value-type="currency">
            <text:p><text:s/>$2.159,85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TOALLON DE PLAYA MICROFIBRA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one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531" calcext:value-type="float">
            <text:p>1.531,00</text:p>
          </table:table-cell>
          <table:table-cell table:style-name="ce46" table:formula="of:=[.G10]*1.21" office:value-type="float" office:value="1852.51" calcext:value-type="float">
            <text:p>1.852,51</text:p>
          </table:table-cell>
          <table:table-cell table:style-name="ce46" table:formula="of:=[.F10]*[.H10]" office:value-type="float" office:value="1852.51" calcext:value-type="float">
            <text:p>1.852,51</text:p>
          </table:table-cell>
          <table:table-cell table:style-name="ce52" table:formula="of:=[.H10]*1.3" office:value-type="currency" office:currency=" $" office:value="2408.263" calcext:value-type="currency">
            <text:p><text:s/>$2.408,26</text:p>
          </table:table-cell>
          <table:table-cell table:style-name="ce52" table:formula="of:=[.H10]*1.5" office:value-type="currency" office:currency=" $" office:value="2778.765" calcext:value-type="currency">
            <text:p><text:s/>$2.778,77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TOALLON SECADO RAPIDO LISO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one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950" calcext:value-type="float">
            <text:p>950,00</text:p>
          </table:table-cell>
          <table:table-cell table:style-name="ce46" table:formula="of:=[.G11]*1.21" office:value-type="float" office:value="1149.5" calcext:value-type="float">
            <text:p>1.149,50</text:p>
          </table:table-cell>
          <table:table-cell table:style-name="ce46" table:formula="of:=[.F11]*[.H11]" office:value-type="float" office:value="1149.5" calcext:value-type="float">
            <text:p>1.149,50</text:p>
          </table:table-cell>
          <table:table-cell table:style-name="ce52" table:formula="of:=[.H11]*1.3" office:value-type="currency" office:currency=" $" office:value="1494.35" calcext:value-type="currency">
            <text:p><text:s/>$1.494,35</text:p>
          </table:table-cell>
          <table:table-cell table:style-name="ce52" table:formula="of:=[.H11]*1.5" office:value-type="currency" office:currency=" $" office:value="1724.25" calcext:value-type="currency">
            <text:p><text:s/>$1.724,25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6" office:value-type="string" calcext:value-type="string">
            <text:p>TOALLON SECADO RAPIDO ESTAMPADO</text:p>
          </table:table-cell>
          <table:table-cell table:style-name="ce36" office:value-type="string" calcext:value-type="string">
            <text:p>Baño</text:p>
          </table:table-cell>
          <table:table-cell table:style-name="ce36" office:value-type="string" calcext:value-type="string">
            <text:p>Toallones</text:p>
          </table:table-cell>
          <table:table-cell table:style-name="ce40" office:value-type="string" calcext:value-type="string">
            <text:p>Lantermo</text:p>
          </table:table-cell>
          <table:table-cell table:style-name="ce40"/>
          <table:table-cell table:style-name="ce42" office:value-type="float" office:value="7" calcext:value-type="float">
            <text:p>7</text:p>
          </table:table-cell>
          <table:table-cell table:style-name="ce46" office:value-type="float" office:value="950" calcext:value-type="float">
            <text:p>950,00</text:p>
          </table:table-cell>
          <table:table-cell table:style-name="ce46" table:formula="of:=[.G12]*1.21" office:value-type="float" office:value="1149.5" calcext:value-type="float">
            <text:p>1.149,50</text:p>
          </table:table-cell>
          <table:table-cell table:style-name="ce46" table:formula="of:=[.F12]*[.H12]" office:value-type="float" office:value="8046.5" calcext:value-type="float">
            <text:p>8.046,50</text:p>
          </table:table-cell>
          <table:table-cell table:style-name="ce52" table:formula="of:=[.H12]*1.3" office:value-type="currency" office:currency=" $" office:value="1494.35" calcext:value-type="currency">
            <text:p><text:s/>$1.494,35</text:p>
          </table:table-cell>
          <table:table-cell table:style-name="ce52" table:formula="of:=[.H12]*1.5" office:value-type="currency" office:currency=" $" office:value="1724.25" calcext:value-type="currency">
            <text:p><text:s/>$1.724,25</text:p>
          </table:table-cell>
          <table:table-cell table:style-name="ce52"/>
          <table:table-cell table:number-columns-repeated="16372"/>
        </table:table-row>
        <table:table-row table:style-name="ro4">
          <table:table-cell table:style-name="ce37" office:value-type="string" calcext:value-type="string">
            <text:p>REPASADOR BELLEZA CORAZON</text:p>
          </table:table-cell>
          <table:table-cell table:style-name="ce37" office:value-type="string" calcext:value-type="string">
            <text:p>Cocina</text:p>
          </table:table-cell>
          <table:table-cell table:style-name="ce37" office:value-type="string" calcext:value-type="string">
            <text:p>Repasador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47" office:value-type="float" office:value="302" calcext:value-type="float">
            <text:p>302,00</text:p>
          </table:table-cell>
          <table:table-cell table:style-name="ce47" table:formula="of:=[.G13]*1.21" office:value-type="float" office:value="365.42" calcext:value-type="float">
            <text:p>365,42</text:p>
          </table:table-cell>
          <table:table-cell table:style-name="ce47" table:formula="of:=[.F13]*[.H13]" office:value-type="float" office:value="3654.2" calcext:value-type="float">
            <text:p>3.654,20</text:p>
          </table:table-cell>
          <table:table-cell table:style-name="ce53" table:formula="of:=[.H13]*1.3" office:value-type="currency" office:currency=" $" office:value="475.046" calcext:value-type="currency">
            <text:p><text:s/>$475,05</text:p>
          </table:table-cell>
          <table:table-cell table:style-name="ce53" table:formula="of:=[.H13]*1.5" office:value-type="currency" office:currency=" $" office:value="548.13" calcext:value-type="currency">
            <text:p><text:s/>$548,13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REPASADOR NAVIDEÑO </text:p>
          </table:table-cell>
          <table:table-cell table:style-name="ce38" office:value-type="string" calcext:value-type="string">
            <text:p>Cocina</text:p>
          </table:table-cell>
          <table:table-cell table:style-name="ce37" office:value-type="string" calcext:value-type="string">
            <text:p>Repasador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35" calcext:value-type="float">
            <text:p>35</text:p>
          </table:table-cell>
          <table:table-cell table:style-name="ce47" office:value-type="float" office:value="302" calcext:value-type="float">
            <text:p>302,00</text:p>
          </table:table-cell>
          <table:table-cell table:style-name="ce47" table:formula="of:=[.G14]*1.21" office:value-type="float" office:value="365.42" calcext:value-type="float">
            <text:p>365,42</text:p>
          </table:table-cell>
          <table:table-cell table:style-name="ce47" table:formula="of:=[.F14]*[.H14]" office:value-type="float" office:value="12789.7" calcext:value-type="float">
            <text:p>12.789,70</text:p>
          </table:table-cell>
          <table:table-cell table:style-name="ce53" table:formula="of:=[.H14]*1.3" office:value-type="currency" office:currency=" $" office:value="475.046" calcext:value-type="currency">
            <text:p><text:s/>$475,05</text:p>
          </table:table-cell>
          <table:table-cell table:style-name="ce53" table:formula="of:=[.H14]*1.5" office:value-type="currency" office:currency=" $" office:value="548.13" calcext:value-type="currency">
            <text:p><text:s/>$548,13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MANTEL NAVIDEÑO 2.00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Mante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4" calcext:value-type="float">
            <text:p>4</text:p>
          </table:table-cell>
          <table:table-cell table:style-name="ce47" office:value-type="float" office:value="650" calcext:value-type="float">
            <text:p>650,00</text:p>
          </table:table-cell>
          <table:table-cell table:style-name="ce47" table:formula="of:=[.G15]*1.21" office:value-type="float" office:value="786.5" calcext:value-type="float">
            <text:p>786,50</text:p>
          </table:table-cell>
          <table:table-cell table:style-name="ce47" table:formula="of:=[.F15]*[.H15]" office:value-type="float" office:value="3146" calcext:value-type="float">
            <text:p>3.146,00</text:p>
          </table:table-cell>
          <table:table-cell table:style-name="ce53" table:formula="of:=[.H15]*1.3" office:value-type="currency" office:currency=" $" office:value="1022.45" calcext:value-type="currency">
            <text:p><text:s/>$1.022,45</text:p>
          </table:table-cell>
          <table:table-cell table:style-name="ce53" table:formula="of:=[.H15]*1.5" office:value-type="currency" office:currency=" $" office:value="1179.75" calcext:value-type="currency">
            <text:p><text:s/>$1.179,75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MANTEL HOGAR RECTANGULAR 2.0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Mante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18" calcext:value-type="float">
            <text:p>18</text:p>
          </table:table-cell>
          <table:table-cell table:style-name="ce47" office:value-type="float" office:value="589" calcext:value-type="float">
            <text:p>589,00</text:p>
          </table:table-cell>
          <table:table-cell table:style-name="ce47" table:formula="of:=[.G16]*1.21" office:value-type="float" office:value="712.69" calcext:value-type="float">
            <text:p>712,69</text:p>
          </table:table-cell>
          <table:table-cell table:style-name="ce47" table:formula="of:=[.F16]*[.H16]" office:value-type="float" office:value="12828.42" calcext:value-type="float">
            <text:p>12.828,42</text:p>
          </table:table-cell>
          <table:table-cell table:style-name="ce53" table:formula="of:=[.H16]*1.3" office:value-type="currency" office:currency=" $" office:value="926.497" calcext:value-type="currency">
            <text:p><text:s/>$926,50</text:p>
          </table:table-cell>
          <table:table-cell table:style-name="ce53" table:formula="of:=[.H16]*1.5" office:value-type="currency" office:currency=" $" office:value="1069.035" calcext:value-type="currency">
            <text:p><text:s/>$1.069,03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MANTEL HOGAR RECTANGULAR 2.4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Mante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12" calcext:value-type="float">
            <text:p>12</text:p>
          </table:table-cell>
          <table:table-cell table:style-name="ce47" office:value-type="float" office:value="770" calcext:value-type="float">
            <text:p>770,00</text:p>
          </table:table-cell>
          <table:table-cell table:style-name="ce47" table:formula="of:=[.G17]*1.21" office:value-type="float" office:value="931.7" calcext:value-type="float">
            <text:p>931,70</text:p>
          </table:table-cell>
          <table:table-cell table:style-name="ce47" table:formula="of:=[.F17]*[.H17]" office:value-type="float" office:value="11180.4" calcext:value-type="float">
            <text:p>11.180,40</text:p>
          </table:table-cell>
          <table:table-cell table:style-name="ce53" table:formula="of:=[.H17]*1.3" office:value-type="currency" office:currency=" $" office:value="1211.21" calcext:value-type="currency">
            <text:p><text:s/>$1.211,21</text:p>
          </table:table-cell>
          <table:table-cell table:style-name="ce53" table:formula="of:=[.H17]*1.5" office:value-type="currency" office:currency=" $" office:value="1397.55" calcext:value-type="currency">
            <text:p><text:s/>$1.397,55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MANTEL HOGAR REDONDO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Mante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10" calcext:value-type="float">
            <text:p>10</text:p>
          </table:table-cell>
          <table:table-cell table:style-name="ce47" office:value-type="float" office:value="589" calcext:value-type="float">
            <text:p>589,00</text:p>
          </table:table-cell>
          <table:table-cell table:style-name="ce47" table:formula="of:=[.G18]*1.21" office:value-type="float" office:value="712.69" calcext:value-type="float">
            <text:p>712,69</text:p>
          </table:table-cell>
          <table:table-cell table:style-name="ce47" table:formula="of:=[.F18]*[.H18]" office:value-type="float" office:value="7126.9" calcext:value-type="float">
            <text:p>7.126,90</text:p>
          </table:table-cell>
          <table:table-cell table:style-name="ce53" table:formula="of:=[.H18]*1.3" office:value-type="currency" office:currency=" $" office:value="926.497" calcext:value-type="currency">
            <text:p><text:s/>$926,50</text:p>
          </table:table-cell>
          <table:table-cell table:style-name="ce53" table:formula="of:=[.H18]*1.5" office:value-type="currency" office:currency=" $" office:value="1069.035" calcext:value-type="currency">
            <text:p><text:s/>$1.069,03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MANTEL ANTIMANCHAS BROCATTO RECT 2.00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Mante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7" calcext:value-type="float">
            <text:p>7</text:p>
          </table:table-cell>
          <table:table-cell table:style-name="ce47" office:value-type="float" office:value="1884" calcext:value-type="float">
            <text:p>1.884,00</text:p>
          </table:table-cell>
          <table:table-cell table:style-name="ce47" table:formula="of:=[.G19]*1.21" office:value-type="float" office:value="2279.64" calcext:value-type="float">
            <text:p>2.279,64</text:p>
          </table:table-cell>
          <table:table-cell table:style-name="ce47" table:formula="of:=[.F19]*[.H19]" office:value-type="float" office:value="15957.48" calcext:value-type="float">
            <text:p>15.957,48</text:p>
          </table:table-cell>
          <table:table-cell table:style-name="ce53" table:formula="of:=[.H19]*1.3" office:value-type="currency" office:currency=" $" office:value="2963.532" calcext:value-type="currency">
            <text:p><text:s/>$2.963,53</text:p>
          </table:table-cell>
          <table:table-cell table:style-name="ce53" table:formula="of:=[.H19]*1.4" office:value-type="currency" office:currency=" $" office:value="3191.496" calcext:value-type="currency">
            <text:p><text:s/>$3.191,50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MANTEL ANTIMANCHAS BROCATTO RECT 2.5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Mante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6" calcext:value-type="float">
            <text:p>6</text:p>
          </table:table-cell>
          <table:table-cell table:style-name="ce47" office:value-type="float" office:value="2136" calcext:value-type="float">
            <text:p>2.136,00</text:p>
          </table:table-cell>
          <table:table-cell table:style-name="ce47" table:formula="of:=[.G20]*1.21" office:value-type="float" office:value="2584.56" calcext:value-type="float">
            <text:p>2.584,56</text:p>
          </table:table-cell>
          <table:table-cell table:style-name="ce47" table:formula="of:=[.F20]*[.H20]" office:value-type="float" office:value="15507.36" calcext:value-type="float">
            <text:p>15.507,36</text:p>
          </table:table-cell>
          <table:table-cell table:style-name="ce53" table:formula="of:=[.H20]*1.3" office:value-type="currency" office:currency=" $" office:value="3359.928" calcext:value-type="currency">
            <text:p><text:s/>$3.359,93</text:p>
          </table:table-cell>
          <table:table-cell table:style-name="ce53" table:formula="of:=[.H20]*1.4" office:value-type="currency" office:currency=" $" office:value="3618.384" calcext:value-type="currency">
            <text:p><text:s/>$3.618,38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JUEGO CORTINAS COCINA CRUDO CON FALDON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Cortina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6" calcext:value-type="float">
            <text:p>6</text:p>
          </table:table-cell>
          <table:table-cell table:style-name="ce47" office:value-type="float" office:value="1485" calcext:value-type="float">
            <text:p>1.485,00</text:p>
          </table:table-cell>
          <table:table-cell table:style-name="ce47" table:formula="of:=[.G21]*1.21" office:value-type="float" office:value="1796.85" calcext:value-type="float">
            <text:p>1.796,85</text:p>
          </table:table-cell>
          <table:table-cell table:style-name="ce47" table:formula="of:=[.F21]*[.H21]" office:value-type="float" office:value="10781.1" calcext:value-type="float">
            <text:p>10.781,10</text:p>
          </table:table-cell>
          <table:table-cell table:style-name="ce53" table:formula="of:=[.H21]*1.3" office:value-type="currency" office:currency=" $" office:value="2335.905" calcext:value-type="currency">
            <text:p><text:s/>$2.335,90</text:p>
          </table:table-cell>
          <table:table-cell table:style-name="ce53" table:formula="of:=[.H21]*1.5" office:value-type="currency" office:currency=" $" office:value="2695.275" calcext:value-type="currency">
            <text:p><text:s/>$2.695,27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JUEGO CORTINAS COCINA ESTAMPADA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Cortina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2" calcext:value-type="float">
            <text:p>2</text:p>
          </table:table-cell>
          <table:table-cell table:style-name="ce47" office:value-type="float" office:value="900" calcext:value-type="float">
            <text:p>900,00</text:p>
          </table:table-cell>
          <table:table-cell table:style-name="ce47" table:formula="of:=[.G22]*1.21" office:value-type="float" office:value="1089" calcext:value-type="float">
            <text:p>1.089,00</text:p>
          </table:table-cell>
          <table:table-cell table:style-name="ce47" table:formula="of:=[.F22]*[.H22]" office:value-type="float" office:value="2178" calcext:value-type="float">
            <text:p>2.178,00</text:p>
          </table:table-cell>
          <table:table-cell table:style-name="ce53" table:formula="of:=[.H22]*1.3" office:value-type="currency" office:currency=" $" office:value="1415.7" calcext:value-type="currency">
            <text:p><text:s/>$1.415,70</text:p>
          </table:table-cell>
          <table:table-cell table:style-name="ce53" table:formula="of:=[.H22]*1.5" office:value-type="currency" office:currency=" $" office:value="1633.5" calcext:value-type="currency">
            <text:p><text:s/>$1.633,50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JUEGO CORTINAS COCINA COUNTRY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Cortina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4" calcext:value-type="float">
            <text:p>4</text:p>
          </table:table-cell>
          <table:table-cell table:style-name="ce47" office:value-type="float" office:value="900" calcext:value-type="float">
            <text:p>900,00</text:p>
          </table:table-cell>
          <table:table-cell table:style-name="ce47" table:formula="of:=[.G23]*1.21" office:value-type="float" office:value="1089" calcext:value-type="float">
            <text:p>1.089,00</text:p>
          </table:table-cell>
          <table:table-cell table:style-name="ce47" table:formula="of:=[.F23]*[.H23]" office:value-type="float" office:value="4356" calcext:value-type="float">
            <text:p>4.356,00</text:p>
          </table:table-cell>
          <table:table-cell table:style-name="ce53" table:formula="of:=[.H23]*1.3" office:value-type="currency" office:currency=" $" office:value="1415.7" calcext:value-type="currency">
            <text:p><text:s/>$1.415,70</text:p>
          </table:table-cell>
          <table:table-cell table:style-name="ce53" table:formula="of:=[.H23]*1.5" office:value-type="currency" office:currency=" $" office:value="1633.5" calcext:value-type="currency">
            <text:p><text:s/>$1.633,50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JUEGO CORTINA COCINA HOGAR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Cortina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6" calcext:value-type="float">
            <text:p>6</text:p>
          </table:table-cell>
          <table:table-cell table:style-name="ce47" office:value-type="float" office:value="750" calcext:value-type="float">
            <text:p>750,00</text:p>
          </table:table-cell>
          <table:table-cell table:style-name="ce47" table:formula="of:=[.G24]*1.21" office:value-type="float" office:value="907.5" calcext:value-type="float">
            <text:p>907,50</text:p>
          </table:table-cell>
          <table:table-cell table:style-name="ce47" table:formula="of:=[.F24]*[.H24]" office:value-type="float" office:value="5445" calcext:value-type="float">
            <text:p>5.445,00</text:p>
          </table:table-cell>
          <table:table-cell table:style-name="ce53" table:formula="of:=[.H24]*1.3" office:value-type="currency" office:currency=" $" office:value="1179.75" calcext:value-type="currency">
            <text:p><text:s/>$1.179,75</text:p>
          </table:table-cell>
          <table:table-cell table:style-name="ce53" table:formula="of:=[.H24]*1.5" office:value-type="currency" office:currency=" $" office:value="1361.25" calcext:value-type="currency">
            <text:p><text:s/>$1.361,25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JUEGO CORTINA VOILE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Cortina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5" calcext:value-type="float">
            <text:p>5</text:p>
          </table:table-cell>
          <table:table-cell table:style-name="ce47" office:value-type="float" office:value="1876" calcext:value-type="float">
            <text:p>1.876,00</text:p>
          </table:table-cell>
          <table:table-cell table:style-name="ce47" table:formula="of:=[.G25]*1.21" office:value-type="float" office:value="2269.96" calcext:value-type="float">
            <text:p>2.269,96</text:p>
          </table:table-cell>
          <table:table-cell table:style-name="ce47" table:formula="of:=[.F25]*[.H25]" office:value-type="float" office:value="11349.8" calcext:value-type="float">
            <text:p>11.349,80</text:p>
          </table:table-cell>
          <table:table-cell table:style-name="ce53" table:formula="of:=[.H25]*1.3" office:value-type="currency" office:currency=" $" office:value="2950.948" calcext:value-type="currency">
            <text:p><text:s/>$2.950,95</text:p>
          </table:table-cell>
          <table:table-cell table:style-name="ce53" table:formula="of:=[.H25]*1.5" office:value-type="currency" office:currency=" $" office:value="3404.94" calcext:value-type="currency">
            <text:p><text:s/>$3.404,94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DELANTAL ALGODON ESTAMPADO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Delanta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8" calcext:value-type="float">
            <text:p>8</text:p>
          </table:table-cell>
          <table:table-cell table:style-name="ce47" office:value-type="float" office:value="271" calcext:value-type="float">
            <text:p>271,00</text:p>
          </table:table-cell>
          <table:table-cell table:style-name="ce47" table:formula="of:=[.G26]*1.21" office:value-type="float" office:value="327.91" calcext:value-type="float">
            <text:p>327,91</text:p>
          </table:table-cell>
          <table:table-cell table:style-name="ce47" table:formula="of:=[.F26]*[.H26]" office:value-type="float" office:value="2623.28" calcext:value-type="float">
            <text:p>2.623,28</text:p>
          </table:table-cell>
          <table:table-cell table:style-name="ce53" table:formula="of:=[.H26]*1.3" office:value-type="currency" office:currency=" $" office:value="426.283" calcext:value-type="currency">
            <text:p><text:s/>$426,28</text:p>
          </table:table-cell>
          <table:table-cell table:style-name="ce53" table:formula="of:=[.H26]*1.5" office:value-type="currency" office:currency=" $" office:value="491.865" calcext:value-type="currency">
            <text:p><text:s/>$491,86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8" office:value-type="string" calcext:value-type="string">
            <text:p>DELANTAL ALGODON VIP ESTAMPADO</text:p>
          </table:table-cell>
          <table:table-cell table:style-name="ce38" office:value-type="string" calcext:value-type="string">
            <text:p>Cocina</text:p>
          </table:table-cell>
          <table:table-cell table:style-name="ce38" office:value-type="string" calcext:value-type="string">
            <text:p>Delantales</text:p>
          </table:table-cell>
          <table:table-cell table:style-name="ce37" office:value-type="string" calcext:value-type="string">
            <text:p>Lantermo</text:p>
          </table:table-cell>
          <table:table-cell table:style-name="ce37"/>
          <table:table-cell table:style-name="ce44" office:value-type="float" office:value="8" calcext:value-type="float">
            <text:p>8</text:p>
          </table:table-cell>
          <table:table-cell table:style-name="ce47" office:value-type="float" office:value="487" calcext:value-type="float">
            <text:p>487,00</text:p>
          </table:table-cell>
          <table:table-cell table:style-name="ce47" table:formula="of:=[.G27]*1.21" office:value-type="float" office:value="589.27" calcext:value-type="float">
            <text:p>589,27</text:p>
          </table:table-cell>
          <table:table-cell table:style-name="ce47" table:formula="of:=[.F27]*[.H27]" office:value-type="float" office:value="4714.16" calcext:value-type="float">
            <text:p>4.714,16</text:p>
          </table:table-cell>
          <table:table-cell table:style-name="ce53" table:formula="of:=[.H27]*1.3" office:value-type="currency" office:currency=" $" office:value="766.051" calcext:value-type="currency">
            <text:p><text:s/>$766,05</text:p>
          </table:table-cell>
          <table:table-cell table:style-name="ce53" table:formula="of:=[.H27]*1.5" office:value-type="currency" office:currency=" $" office:value="883.905" calcext:value-type="currency">
            <text:p><text:s/>$883,91</text:p>
          </table:table-cell>
          <table:table-cell table:style-name="ce53"/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MICROFIBRA LISA 1 1/2 PL 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9" calcext:value-type="float">
            <text:p>9</text:p>
          </table:table-cell>
          <table:table-cell table:style-name="ce48" office:value-type="float" office:value="2836" calcext:value-type="float">
            <text:p>2.836,00</text:p>
          </table:table-cell>
          <table:table-cell table:style-name="ce48" table:formula="of:=[.G28]*1.21" office:value-type="float" office:value="3431.56" calcext:value-type="float">
            <text:p>3.431,56</text:p>
          </table:table-cell>
          <table:table-cell table:style-name="ce48" table:formula="of:=[.F28]*[.H28]" office:value-type="float" office:value="30884.04" calcext:value-type="float">
            <text:p>30.884,04</text:p>
          </table:table-cell>
          <table:table-cell table:style-name="ce54" table:formula="of:=[.H28]*1.3" office:value-type="currency" office:currency=" $" office:value="4461.028" calcext:value-type="currency">
            <text:p><text:s/>$4.461,03</text:p>
          </table:table-cell>
          <table:table-cell table:style-name="ce54" table:formula="of:=[.H28]*1.5" office:value-type="currency" office:currency=" $" office:value="5147.34" calcext:value-type="currency">
            <text:p><text:s/>$5.147,34</text:p>
          </table:table-cell>
          <table:table-cell table:style-name="ce54" office:value-type="string" calcext:value-type="string">
            <text:p>#D1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MICROFIBRA LISA 2 1/2 PL 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6" calcext:value-type="float">
            <text:p>6</text:p>
          </table:table-cell>
          <table:table-cell table:style-name="ce48" office:value-type="float" office:value="3413" calcext:value-type="float">
            <text:p>3.413,00</text:p>
          </table:table-cell>
          <table:table-cell table:style-name="ce48" table:formula="of:=[.G29]*1.21" office:value-type="float" office:value="4129.73" calcext:value-type="float">
            <text:p>4.129,73</text:p>
          </table:table-cell>
          <table:table-cell table:style-name="ce48" table:formula="of:=[.F29]*[.H29]" office:value-type="float" office:value="24778.38" calcext:value-type="float">
            <text:p>24.778,38</text:p>
          </table:table-cell>
          <table:table-cell table:style-name="ce54" table:formula="of:=[.H29]*1.3" office:value-type="currency" office:currency=" $" office:value="5368.649" calcext:value-type="currency">
            <text:p><text:s/>$5.368,65</text:p>
          </table:table-cell>
          <table:table-cell table:style-name="ce54" table:formula="of:=[.H29]*1.5" office:value-type="currency" office:currency=" $" office:value="6194.595" calcext:value-type="currency">
            <text:p><text:s/>$6.194,59</text:p>
          </table:table-cell>
          <table:table-cell table:style-name="ce54" office:value-type="string" calcext:value-type="string">
            <text:p>#D2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POLAR 1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2450" calcext:value-type="float">
            <text:p>2.450,00</text:p>
          </table:table-cell>
          <table:table-cell table:style-name="ce48" table:formula="of:=[.G30]*1.21" office:value-type="float" office:value="2964.5" calcext:value-type="float">
            <text:p>2.964,50</text:p>
          </table:table-cell>
          <table:table-cell table:style-name="ce48" table:formula="of:=[.F30]*[.H30]" office:value-type="float" office:value="2964.5" calcext:value-type="float">
            <text:p>2.964,50</text:p>
          </table:table-cell>
          <table:table-cell table:style-name="ce54" table:formula="of:=[.H30]*1.3" office:value-type="currency" office:currency=" $" office:value="3853.85" calcext:value-type="currency">
            <text:p><text:s/>$3.853,85</text:p>
          </table:table-cell>
          <table:table-cell table:style-name="ce54" table:formula="of:=[.H30]*1.5" office:value-type="currency" office:currency=" $" office:value="4446.75" calcext:value-type="currency">
            <text:p><text:s/>$4.446,75</text:p>
          </table:table-cell>
          <table:table-cell table:style-name="ce54" office:value-type="string" calcext:value-type="string">
            <text:p>#D3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POLAR 2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3092" calcext:value-type="float">
            <text:p>3.092,00</text:p>
          </table:table-cell>
          <table:table-cell table:style-name="ce48" table:formula="of:=[.G31]*1.21" office:value-type="float" office:value="3741.32" calcext:value-type="float">
            <text:p>3.741,32</text:p>
          </table:table-cell>
          <table:table-cell table:style-name="ce48" table:formula="of:=[.F31]*[.H31]" office:value-type="float" office:value="11223.96" calcext:value-type="float">
            <text:p>11.223,96</text:p>
          </table:table-cell>
          <table:table-cell table:style-name="ce54" table:formula="of:=[.H31]*1.3" office:value-type="currency" office:currency=" $" office:value="4863.716" calcext:value-type="currency">
            <text:p><text:s/>$4.863,72</text:p>
          </table:table-cell>
          <table:table-cell table:style-name="ce54" table:formula="of:=[.H31]*1.5" office:value-type="currency" office:currency=" $" office:value="5611.98" calcext:value-type="currency">
            <text:p><text:s/>$5.611,98</text:p>
          </table:table-cell>
          <table:table-cell table:style-name="ce54" office:value-type="string" calcext:value-type="string">
            <text:p>#D4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ACOLCHADO BITTONO 1 1/2 PL LISO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Acolchado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5" calcext:value-type="float">
            <text:p>5</text:p>
          </table:table-cell>
          <table:table-cell table:style-name="ce48" office:value-type="float" office:value="2643" calcext:value-type="float">
            <text:p>2.643,00</text:p>
          </table:table-cell>
          <table:table-cell table:style-name="ce48" table:formula="of:=[.G32]*1.21" office:value-type="float" office:value="3198.03" calcext:value-type="float">
            <text:p>3.198,03</text:p>
          </table:table-cell>
          <table:table-cell table:style-name="ce48" table:formula="of:=[.F32]*[.H32]" office:value-type="float" office:value="15990.15" calcext:value-type="float">
            <text:p>15.990,15</text:p>
          </table:table-cell>
          <table:table-cell table:style-name="ce54" table:formula="of:=[.H32]*1.3" office:value-type="currency" office:currency=" $" office:value="4157.439" calcext:value-type="currency">
            <text:p><text:s/>$4.157,44</text:p>
          </table:table-cell>
          <table:table-cell table:style-name="ce54" table:formula="of:=[.H32]*1.5" office:value-type="currency" office:currency=" $" office:value="4797.045" calcext:value-type="currency">
            <text:p><text:s/>$4.797,05</text:p>
          </table:table-cell>
          <table:table-cell table:style-name="ce54" office:value-type="string" calcext:value-type="string">
            <text:p>#D5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ACOLCHADO BITTONO 2 1/2 PL LISO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Acolchado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3692" calcext:value-type="float">
            <text:p>3.692,00</text:p>
          </table:table-cell>
          <table:table-cell table:style-name="ce48" table:formula="of:=[.G33]*1.21" office:value-type="float" office:value="4467.32" calcext:value-type="float">
            <text:p>4.467,32</text:p>
          </table:table-cell>
          <table:table-cell table:style-name="ce48" table:formula="of:=[.F33]*[.H33]" office:value-type="float" office:value="13401.96" calcext:value-type="float">
            <text:p>13.401,96</text:p>
          </table:table-cell>
          <table:table-cell table:style-name="ce54" table:formula="of:=[.H33]*1.3" office:value-type="currency" office:currency=" $" office:value="5807.516" calcext:value-type="currency">
            <text:p><text:s/>$5.807,52</text:p>
          </table:table-cell>
          <table:table-cell table:style-name="ce54" table:formula="of:=[.H33]*1.5" office:value-type="currency" office:currency=" $" office:value="6700.98" calcext:value-type="currency">
            <text:p><text:s/>$6.700,98</text:p>
          </table:table-cell>
          <table:table-cell table:style-name="ce54" office:value-type="string" calcext:value-type="string">
            <text:p>#D6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ACOLCHADO PLUMON DUO 2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Acolchado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5885" calcext:value-type="float">
            <text:p>5.885,00</text:p>
          </table:table-cell>
          <table:table-cell table:style-name="ce48" table:formula="of:=[.G34]*1.21" office:value-type="float" office:value="7120.85" calcext:value-type="float">
            <text:p>7.120,85</text:p>
          </table:table-cell>
          <table:table-cell table:style-name="ce48" table:formula="of:=[.F34]*[.H34]" office:value-type="float" office:value="21362.55" calcext:value-type="float">
            <text:p>21.362,55</text:p>
          </table:table-cell>
          <table:table-cell table:style-name="ce54" table:formula="of:=[.H34]*1.3" office:value-type="currency" office:currency=" $" office:value="9257.105" calcext:value-type="currency">
            <text:p><text:s/>$9.257,11</text:p>
          </table:table-cell>
          <table:table-cell table:style-name="ce54" table:formula="of:=[.H34]*1.5" office:value-type="currency" office:currency=" $" office:value="10681.275" calcext:value-type="currency">
            <text:p><text:s/>$10.681,28</text:p>
          </table:table-cell>
          <table:table-cell table:style-name="ce54" office:value-type="string" calcext:value-type="string">
            <text:p>#D7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ACOLCHADO BITONO REV ALTENBURG 1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Acolchado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3306" calcext:value-type="float">
            <text:p>3.306,00</text:p>
          </table:table-cell>
          <table:table-cell table:style-name="ce48" table:formula="of:=[.G35]*1.21" office:value-type="float" office:value="4000.26" calcext:value-type="float">
            <text:p>4.000,26</text:p>
          </table:table-cell>
          <table:table-cell table:style-name="ce48" table:formula="of:=[.F35]*[.H35]" office:value-type="float" office:value="8000.52" calcext:value-type="float">
            <text:p>8.000,52</text:p>
          </table:table-cell>
          <table:table-cell table:style-name="ce54" table:formula="of:=[.H35]*1.3" office:value-type="currency" office:currency=" $" office:value="5200.338" calcext:value-type="currency">
            <text:p><text:s/>$5.200,34</text:p>
          </table:table-cell>
          <table:table-cell table:style-name="ce54" table:formula="of:=[.H35]*1.5" office:value-type="currency" office:currency=" $" office:value="6000.39" calcext:value-type="currency">
            <text:p><text:s/>$6.000,39</text:p>
          </table:table-cell>
          <table:table-cell table:style-name="ce54" office:value-type="string" calcext:value-type="string">
            <text:p>#D8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ACOLCHADO BITONO REV ALTENBURG QUEEN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Acolchado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Queen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4548" calcext:value-type="float">
            <text:p>4.548,00</text:p>
          </table:table-cell>
          <table:table-cell table:style-name="ce48" table:formula="of:=[.G36]*1.21" office:value-type="float" office:value="5503.08" calcext:value-type="float">
            <text:p>5.503,08</text:p>
          </table:table-cell>
          <table:table-cell table:style-name="ce48" table:formula="of:=[.F36]*[.H36]" office:value-type="float" office:value="5503.08" calcext:value-type="float">
            <text:p>5.503,08</text:p>
          </table:table-cell>
          <table:table-cell table:style-name="ce54" table:formula="of:=[.H36]*1.3" office:value-type="currency" office:currency=" $" office:value="7154.004" calcext:value-type="currency">
            <text:p><text:s/>$7.154,00</text:p>
          </table:table-cell>
          <table:table-cell table:style-name="ce54" table:formula="of:=[.H36]*1.5" office:value-type="currency" office:currency=" $" office:value="8254.62" calcext:value-type="currency">
            <text:p><text:s/>$8.254,62</text:p>
          </table:table-cell>
          <table:table-cell table:style-name="ce54" office:value-type="string" calcext:value-type="string">
            <text:p>#D9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CON CORDERITO QUEEN PALETTE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Queen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5500" calcext:value-type="float">
            <text:p>5.500,00</text:p>
          </table:table-cell>
          <table:table-cell table:style-name="ce48" table:formula="of:=[.G37]*1.21" office:value-type="float" office:value="6655" calcext:value-type="float">
            <text:p>6.655,00</text:p>
          </table:table-cell>
          <table:table-cell table:style-name="ce48" table:formula="of:=[.F37]*[.H37]" office:value-type="float" office:value="6655" calcext:value-type="float">
            <text:p>6.655,00</text:p>
          </table:table-cell>
          <table:table-cell table:style-name="ce54" table:formula="of:=[.H37]*1.3" office:value-type="currency" office:currency=" $" office:value="8651.5" calcext:value-type="currency">
            <text:p><text:s/>$8.651,50</text:p>
          </table:table-cell>
          <table:table-cell table:style-name="ce54" table:formula="of:=[.H37]*1.5" office:value-type="currency" office:currency=" $" office:value="9982.5" calcext:value-type="currency">
            <text:p><text:s/>$9.982,50</text:p>
          </table:table-cell>
          <table:table-cell table:style-name="ce54" office:value-type="string" calcext:value-type="string">
            <text:p>#D10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FLANNEL CORDERITO 1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6900" calcext:value-type="float">
            <text:p>6.900,00</text:p>
          </table:table-cell>
          <table:table-cell table:style-name="ce48" table:formula="of:=[.G38]*1.21" office:value-type="float" office:value="8349" calcext:value-type="float">
            <text:p>8.349,00</text:p>
          </table:table-cell>
          <table:table-cell table:style-name="ce48" table:formula="of:=[.F38]*[.H38]" office:value-type="float" office:value="16698" calcext:value-type="float">
            <text:p>16.698,00</text:p>
          </table:table-cell>
          <table:table-cell table:style-name="ce54" table:formula="of:=[.H38]*1.3" office:value-type="currency" office:currency=" $" office:value="10853.7" calcext:value-type="currency">
            <text:p><text:s/>$10.853,70</text:p>
          </table:table-cell>
          <table:table-cell table:style-name="ce54" table:formula="of:=[.H38]*1.5" office:value-type="currency" office:currency=" $" office:value="12523.5" calcext:value-type="currency">
            <text:p><text:s/>$12.523,50</text:p>
          </table:table-cell>
          <table:table-cell table:style-name="ce54" office:value-type="string" calcext:value-type="string">
            <text:p>#D11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FLANNEL CANE C/CORDERITO 1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8" calcext:value-type="float">
            <text:p>8</text:p>
          </table:table-cell>
          <table:table-cell table:style-name="ce48" office:value-type="float" office:value="7500" calcext:value-type="float">
            <text:p>7.500,00</text:p>
          </table:table-cell>
          <table:table-cell table:style-name="ce48" table:formula="of:=[.G39]*1.21" office:value-type="float" office:value="9075" calcext:value-type="float">
            <text:p>9.075,00</text:p>
          </table:table-cell>
          <table:table-cell table:style-name="ce48" table:formula="of:=[.F39]*[.H39]" office:value-type="float" office:value="72600" calcext:value-type="float">
            <text:p>72.600,00</text:p>
          </table:table-cell>
          <table:table-cell table:style-name="ce54" table:formula="of:=[.H39]*1.3" office:value-type="currency" office:currency=" $" office:value="11797.5" calcext:value-type="currency">
            <text:p><text:s/>$11.797,50</text:p>
          </table:table-cell>
          <table:table-cell table:style-name="ce54" table:formula="of:=[.H39]*1.5" office:value-type="currency" office:currency=" $" office:value="13612.5" calcext:value-type="currency">
            <text:p><text:s/>$13.612,50</text:p>
          </table:table-cell>
          <table:table-cell table:style-name="ce54" office:value-type="string" calcext:value-type="string">
            <text:p>#D12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LCHA INDU MULTICOLOR RAYADA 1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lch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1805" calcext:value-type="float">
            <text:p>1.805,00</text:p>
          </table:table-cell>
          <table:table-cell table:style-name="ce48" table:formula="of:=[.G40]*1.21" office:value-type="float" office:value="2184.05" calcext:value-type="float">
            <text:p>2.184,05</text:p>
          </table:table-cell>
          <table:table-cell table:style-name="ce48" table:formula="of:=[.F40]*[.H40]" office:value-type="float" office:value="4368.1" calcext:value-type="float">
            <text:p>4.368,10</text:p>
          </table:table-cell>
          <table:table-cell table:style-name="ce54" table:formula="of:=[.H40]*1.3" office:value-type="currency" office:currency=" $" office:value="2839.265" calcext:value-type="currency">
            <text:p><text:s/>$2.839,27</text:p>
          </table:table-cell>
          <table:table-cell table:style-name="ce54" table:formula="of:=[.H40]*1.5" office:value-type="currency" office:currency=" $" office:value="3276.075" calcext:value-type="currency">
            <text:p><text:s/>$3.276,08</text:p>
          </table:table-cell>
          <table:table-cell table:style-name="ce54" office:value-type="string" calcext:value-type="string">
            <text:p>#D13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LCHA INDU MULTICOLOR RAYADA 2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lcha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1" calcext:value-type="float">
            <text:p>1</text:p>
          </table:table-cell>
          <table:table-cell table:style-name="ce48" office:value-type="float" office:value="2490" calcext:value-type="float">
            <text:p>2.490,00</text:p>
          </table:table-cell>
          <table:table-cell table:style-name="ce48" table:formula="of:=[.G41]*1.21" office:value-type="float" office:value="3012.9" calcext:value-type="float">
            <text:p>3.012,90</text:p>
          </table:table-cell>
          <table:table-cell table:style-name="ce48" table:formula="of:=[.F41]*[.H41]" office:value-type="float" office:value="3012.9" calcext:value-type="float">
            <text:p>3.012,90</text:p>
          </table:table-cell>
          <table:table-cell table:style-name="ce54" table:formula="of:=[.H41]*1.3" office:value-type="currency" office:currency=" $" office:value="3916.77" calcext:value-type="currency">
            <text:p><text:s/>$3.916,77</text:p>
          </table:table-cell>
          <table:table-cell table:style-name="ce54" table:formula="of:=[.H41]*1.5" office:value-type="currency" office:currency=" $" office:value="4519.35" calcext:value-type="currency">
            <text:p><text:s/>$4.519,35</text:p>
          </table:table-cell>
          <table:table-cell table:style-name="ce54" office:value-type="string" calcext:value-type="string">
            <text:p>#D14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VER QUILTS 1 1/2 PL LISO 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v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4077" calcext:value-type="float">
            <text:p>4.077,00</text:p>
          </table:table-cell>
          <table:table-cell table:style-name="ce48" table:formula="of:=[.G42]*1.21" office:value-type="float" office:value="4933.17" calcext:value-type="float">
            <text:p>4.933,17</text:p>
          </table:table-cell>
          <table:table-cell table:style-name="ce48" table:formula="of:=[.F42]*[.H42]" office:value-type="float" office:value="14799.51" calcext:value-type="float">
            <text:p>14.799,51</text:p>
          </table:table-cell>
          <table:table-cell table:style-name="ce54" table:formula="of:=[.H42]*1.3" office:value-type="currency" office:currency=" $" office:value="6413.121" calcext:value-type="currency">
            <text:p><text:s/>$6.413,12</text:p>
          </table:table-cell>
          <table:table-cell table:style-name="ce54" table:formula="of:=[.H42]*1.5" office:value-type="currency" office:currency=" $" office:value="7399.755" calcext:value-type="currency">
            <text:p><text:s/>$7.399,76</text:p>
          </table:table-cell>
          <table:table-cell table:style-name="ce54" office:value-type="string" calcext:value-type="string">
            <text:p>#D15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VER QUILTS <text:s/>2 1/2 PL ESTAMPADO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v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float" office:value="5756" calcext:value-type="float">
            <text:p>5.756,00</text:p>
          </table:table-cell>
          <table:table-cell table:style-name="ce48" table:formula="of:=[.G43]*1.21" office:value-type="float" office:value="6964.76" calcext:value-type="float">
            <text:p>6.964,76</text:p>
          </table:table-cell>
          <table:table-cell table:style-name="ce48" table:formula="of:=[.F43]*[.H43]" office:value-type="float" office:value="27859.04" calcext:value-type="float">
            <text:p>27.859,04</text:p>
          </table:table-cell>
          <table:table-cell table:style-name="ce54" table:formula="of:=[.H43]*1.3" office:value-type="currency" office:currency=" $" office:value="9054.188" calcext:value-type="currency">
            <text:p><text:s/>$9.054,19</text:p>
          </table:table-cell>
          <table:table-cell table:style-name="ce54" table:formula="of:=[.H43]*1.5" office:value-type="currency" office:currency=" $" office:value="10447.14" calcext:value-type="currency">
            <text:p><text:s/>$10.447,14</text:p>
          </table:table-cell>
          <table:table-cell table:style-name="ce54" office:value-type="string" calcext:value-type="string">
            <text:p>#D16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VER QUILTS 1 1/2 PL LISO REVERSIBLE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v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3531" calcext:value-type="float">
            <text:p>3.531,00</text:p>
          </table:table-cell>
          <table:table-cell table:style-name="ce48" table:formula="of:=[.G44]*1.21" office:value-type="float" office:value="4272.51" calcext:value-type="float">
            <text:p>4.272,51</text:p>
          </table:table-cell>
          <table:table-cell table:style-name="ce48" table:formula="of:=[.F44]*[.H44]" office:value-type="float" office:value="12817.53" calcext:value-type="float">
            <text:p>12.817,53</text:p>
          </table:table-cell>
          <table:table-cell table:style-name="ce54" table:formula="of:=[.H44]*1.3" office:value-type="currency" office:currency=" $" office:value="5554.263" calcext:value-type="currency">
            <text:p><text:s/>$5.554,26</text:p>
          </table:table-cell>
          <table:table-cell table:style-name="ce54" table:formula="of:=[.H44]*1.5" office:value-type="currency" office:currency=" $" office:value="6408.765" calcext:value-type="currency">
            <text:p><text:s/>$6.408,77</text:p>
          </table:table-cell>
          <table:table-cell table:style-name="ce54" office:value-type="string" calcext:value-type="string">
            <text:p>#D17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VER QUILTS <text:s/>2 1/2 PL LISO REVERSIBLE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v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2 ½ Plazas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4834" calcext:value-type="float">
            <text:p>4.834,00</text:p>
          </table:table-cell>
          <table:table-cell table:style-name="ce48" table:formula="of:=[.G45]*1.21" office:value-type="float" office:value="5849.14" calcext:value-type="float">
            <text:p>5.849,14</text:p>
          </table:table-cell>
          <table:table-cell table:style-name="ce48" table:formula="of:=[.F45]*[.H45]" office:value-type="float" office:value="11698.28" calcext:value-type="float">
            <text:p>11.698,28</text:p>
          </table:table-cell>
          <table:table-cell table:style-name="ce54" table:formula="of:=[.H45]*1.3" office:value-type="currency" office:currency=" $" office:value="7603.882" calcext:value-type="currency">
            <text:p><text:s/>$7.603,88</text:p>
          </table:table-cell>
          <table:table-cell table:style-name="ce54" table:formula="of:=[.H45]*1.5" office:value-type="currency" office:currency=" $" office:value="8773.71" calcext:value-type="currency">
            <text:p><text:s/>$8.773,71</text:p>
          </table:table-cell>
          <table:table-cell table:style-name="ce54" office:value-type="string" calcext:value-type="string">
            <text:p>#D18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OVER QUIEL CAMPOMAYO KING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ov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King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float" office:value="6169" calcext:value-type="float">
            <text:p>6.169,00</text:p>
          </table:table-cell>
          <table:table-cell table:style-name="ce48" table:formula="of:=[.G46]*1.21" office:value-type="float" office:value="7464.49" calcext:value-type="float">
            <text:p>7.464,49</text:p>
          </table:table-cell>
          <table:table-cell table:style-name="ce48" table:formula="of:=[.F46]*[.H46]" office:value-type="float" office:value="29857.96" calcext:value-type="float">
            <text:p>29.857,96</text:p>
          </table:table-cell>
          <table:table-cell table:style-name="ce54" table:formula="of:=[.H46]*1.3" office:value-type="currency" office:currency=" $" office:value="9703.837" calcext:value-type="currency">
            <text:p><text:s/>$9.703,84</text:p>
          </table:table-cell>
          <table:table-cell table:style-name="ce54" table:formula="of:=[.H46]*1.5" office:value-type="currency" office:currency=" $" office:value="11196.735" calcext:value-type="currency">
            <text:p><text:s/>$11.196,74</text:p>
          </table:table-cell>
          <table:table-cell table:style-name="ce54" office:value-type="string" calcext:value-type="string">
            <text:p>#D19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UBRESOMMIER 1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ubresommi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float" office:value="976" calcext:value-type="float">
            <text:p>976,00</text:p>
          </table:table-cell>
          <table:table-cell table:style-name="ce48" table:formula="of:=[.G47]*1.21" office:value-type="float" office:value="1180.96" calcext:value-type="float">
            <text:p>1.180,96</text:p>
          </table:table-cell>
          <table:table-cell table:style-name="ce48" table:formula="of:=[.F47]*[.H47]" office:value-type="float" office:value="4723.84" calcext:value-type="float">
            <text:p>4.723,84</text:p>
          </table:table-cell>
          <table:table-cell table:style-name="ce54" table:formula="of:=[.H47]*1.3" office:value-type="currency" office:currency=" $" office:value="1535.248" calcext:value-type="currency">
            <text:p><text:s/>$1.535,25</text:p>
          </table:table-cell>
          <table:table-cell table:style-name="ce54" table:formula="of:=[.H47]*1.5" office:value-type="currency" office:currency=" $" office:value="1771.44" calcext:value-type="currency">
            <text:p><text:s/>$1.771,44</text:p>
          </table:table-cell>
          <table:table-cell table:style-name="ce54" office:value-type="string" calcext:value-type="string">
            <text:p>#D20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UBRESOMMIER 2 1/2 P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ubresommi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1 ½ Plazas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1323" calcext:value-type="float">
            <text:p>1.323,00</text:p>
          </table:table-cell>
          <table:table-cell table:style-name="ce48" table:formula="of:=[.G48]*1.21" office:value-type="float" office:value="1600.83" calcext:value-type="float">
            <text:p>1.600,83</text:p>
          </table:table-cell>
          <table:table-cell table:style-name="ce48" table:formula="of:=[.F48]*[.H48]" office:value-type="float" office:value="4802.49" calcext:value-type="float">
            <text:p>4.802,49</text:p>
          </table:table-cell>
          <table:table-cell table:style-name="ce54" table:formula="of:=[.H48]*1.3" office:value-type="currency" office:currency=" $" office:value="2081.079" calcext:value-type="currency">
            <text:p><text:s/>$2.081,08</text:p>
          </table:table-cell>
          <table:table-cell table:style-name="ce54" table:formula="of:=[.H48]*1.5" office:value-type="currency" office:currency=" $" office:value="2401.245" calcext:value-type="currency">
            <text:p><text:s/>$2.401,25</text:p>
          </table:table-cell>
          <table:table-cell table:style-name="ce54" office:value-type="string" calcext:value-type="string">
            <text:p>#D21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UBRESOMMIER QUEEN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ubresommi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Queen</text:p>
          </table:table-cell>
          <table:table-cell table:style-name="ce45" office:value-type="float" office:value="4" calcext:value-type="float">
            <text:p>4</text:p>
          </table:table-cell>
          <table:table-cell table:style-name="ce48" office:value-type="float" office:value="2051" calcext:value-type="float">
            <text:p>2.051,00</text:p>
          </table:table-cell>
          <table:table-cell table:style-name="ce48" table:formula="of:=[.G49]*1.21" office:value-type="float" office:value="2481.71" calcext:value-type="float">
            <text:p>2.481,71</text:p>
          </table:table-cell>
          <table:table-cell table:style-name="ce48" table:formula="of:=[.F49]*[.H49]" office:value-type="float" office:value="9926.84" calcext:value-type="float">
            <text:p>9.926,84</text:p>
          </table:table-cell>
          <table:table-cell table:style-name="ce54" table:formula="of:=[.H49]*1.3" office:value-type="currency" office:currency=" $" office:value="3226.223" calcext:value-type="currency">
            <text:p><text:s/>$3.226,22</text:p>
          </table:table-cell>
          <table:table-cell table:style-name="ce54" table:formula="of:=[.H49]*1.5" office:value-type="currency" office:currency=" $" office:value="3722.565" calcext:value-type="currency">
            <text:p><text:s/>$3.722,57</text:p>
          </table:table-cell>
          <table:table-cell table:style-name="ce54" office:value-type="string" calcext:value-type="string">
            <text:p>#D22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CUBRESOMMIER KING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Cubresommiers</text:p>
          </table:table-cell>
          <table:table-cell table:style-name="ce41" office:value-type="string" calcext:value-type="string">
            <text:p>Lantermo</text:p>
          </table:table-cell>
          <table:table-cell table:style-name="ce41" office:value-type="string" calcext:value-type="string">
            <text:p>King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float" office:value="2978" calcext:value-type="float">
            <text:p>2.978,00</text:p>
          </table:table-cell>
          <table:table-cell table:style-name="ce48" table:formula="of:=[.G50]*1.21" office:value-type="float" office:value="3603.38" calcext:value-type="float">
            <text:p>3.603,38</text:p>
          </table:table-cell>
          <table:table-cell table:style-name="ce48" table:formula="of:=[.F50]*[.H50]" office:value-type="float" office:value="7206.76" calcext:value-type="float">
            <text:p>7.206,76</text:p>
          </table:table-cell>
          <table:table-cell table:style-name="ce54" table:formula="of:=[.H50]*1.3" office:value-type="currency" office:currency=" $" office:value="4684.394" calcext:value-type="currency">
            <text:p><text:s/>$4.684,39</text:p>
          </table:table-cell>
          <table:table-cell table:style-name="ce54" table:formula="of:=[.H50]*1.5" office:value-type="currency" office:currency=" $" office:value="5405.07" calcext:value-type="currency">
            <text:p><text:s/>$5.405,07</text:p>
          </table:table-cell>
          <table:table-cell table:style-name="ce54" office:value-type="string" calcext:value-type="string">
            <text:p>#D23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UNDA DE ALMOHADON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undas</text:p>
          </table:table-cell>
          <table:table-cell table:style-name="ce41" office:value-type="string" calcext:value-type="string">
            <text:p>Lantermo</text:p>
          </table:table-cell>
          <table:table-cell table:style-name="ce41"/>
          <table:table-cell table:style-name="ce45" office:value-type="float" office:value="12" calcext:value-type="float">
            <text:p>12</text:p>
          </table:table-cell>
          <table:table-cell table:style-name="ce48" office:value-type="float" office:value="279" calcext:value-type="float">
            <text:p>279,00</text:p>
          </table:table-cell>
          <table:table-cell table:style-name="ce48" table:formula="of:=[.G51]*1.21" office:value-type="float" office:value="337.59" calcext:value-type="float">
            <text:p>337,59</text:p>
          </table:table-cell>
          <table:table-cell table:style-name="ce48" table:formula="of:=[.F51]*[.H51]" office:value-type="float" office:value="4051.08" calcext:value-type="float">
            <text:p>4.051,08</text:p>
          </table:table-cell>
          <table:table-cell table:style-name="ce54" table:formula="of:=[.H51]*1.3" office:value-type="currency" office:currency=" $" office:value="438.867" calcext:value-type="currency">
            <text:p><text:s/>$438,87</text:p>
          </table:table-cell>
          <table:table-cell table:style-name="ce54" table:formula="of:=[.H51]*1.5" office:value-type="currency" office:currency=" $" office:value="506.385" calcext:value-type="currency">
            <text:p><text:s/>$506,39</text:p>
          </table:table-cell>
          <table:table-cell table:style-name="ce54" office:value-type="string" calcext:value-type="string">
            <text:p>#D24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UNDA DE ALMOHADON PANAMA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undas</text:p>
          </table:table-cell>
          <table:table-cell table:style-name="ce41" office:value-type="string" calcext:value-type="string">
            <text:p>Lantermo</text:p>
          </table:table-cell>
          <table:table-cell table:style-name="ce41"/>
          <table:table-cell table:style-name="ce45" office:value-type="float" office:value="15" calcext:value-type="float">
            <text:p>15</text:p>
          </table:table-cell>
          <table:table-cell table:style-name="ce48" office:value-type="float" office:value="179" calcext:value-type="float">
            <text:p>179,00</text:p>
          </table:table-cell>
          <table:table-cell table:style-name="ce48" table:formula="of:=[.G52]*1.21" office:value-type="float" office:value="216.59" calcext:value-type="float">
            <text:p>216,59</text:p>
          </table:table-cell>
          <table:table-cell table:style-name="ce48" table:formula="of:=[.F52]*[.H52]" office:value-type="float" office:value="3248.85" calcext:value-type="float">
            <text:p>3.248,85</text:p>
          </table:table-cell>
          <table:table-cell table:style-name="ce54" table:formula="of:=[.H52]*1.3" office:value-type="currency" office:currency=" $" office:value="281.567" calcext:value-type="currency">
            <text:p><text:s/>$281,57</text:p>
          </table:table-cell>
          <table:table-cell table:style-name="ce54" table:formula="of:=[.H52]*1.5" office:value-type="currency" office:currency=" $" office:value="324.885" calcext:value-type="currency">
            <text:p><text:s/>$324,89</text:p>
          </table:table-cell>
          <table:table-cell table:style-name="ce54" office:value-type="string" calcext:value-type="string">
            <text:p>#D25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FRAZADA CUNA FUNCIONAL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Frazadas</text:p>
          </table:table-cell>
          <table:table-cell table:style-name="ce41" office:value-type="string" calcext:value-type="string">
            <text:p>Lantermo</text:p>
          </table:table-cell>
          <table:table-cell table:style-name="ce41"/>
          <table:table-cell table:style-name="ce45" office:value-type="float" office:value="11" calcext:value-type="float">
            <text:p>11</text:p>
          </table:table-cell>
          <table:table-cell table:style-name="ce48" office:value-type="float" office:value="1654" calcext:value-type="float">
            <text:p>1.654,00</text:p>
          </table:table-cell>
          <table:table-cell table:style-name="ce48" table:formula="of:=[.G53]*1.21" office:value-type="float" office:value="2001.34" calcext:value-type="float">
            <text:p>2.001,34</text:p>
          </table:table-cell>
          <table:table-cell table:style-name="ce48" table:formula="of:=[.F53]*[.H53]" office:value-type="float" office:value="22014.74" calcext:value-type="float">
            <text:p>22.014,74</text:p>
          </table:table-cell>
          <table:table-cell table:style-name="ce54" table:formula="of:=[.H53]*1.3" office:value-type="currency" office:currency=" $" office:value="2601.742" calcext:value-type="currency">
            <text:p><text:s/>$2.601,74</text:p>
          </table:table-cell>
          <table:table-cell table:style-name="ce54" table:formula="of:=[.H53]*1.5" office:value-type="currency" office:currency=" $" office:value="3002.01" calcext:value-type="currency">
            <text:p><text:s/>$3.002,01</text:p>
          </table:table-cell>
          <table:table-cell table:style-name="ce54" office:value-type="string" calcext:value-type="string">
            <text:p>#D26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SABANA CUNA COMUN PURO ALGODON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Sabanas</text:p>
          </table:table-cell>
          <table:table-cell table:style-name="ce41" office:value-type="string" calcext:value-type="string">
            <text:p>Lantermo</text:p>
          </table:table-cell>
          <table:table-cell table:style-name="ce41"/>
          <table:table-cell table:style-name="ce45" office:value-type="float" office:value="9" calcext:value-type="float">
            <text:p>9</text:p>
          </table:table-cell>
          <table:table-cell table:style-name="ce48" office:value-type="float" office:value="390" calcext:value-type="float">
            <text:p>390,00</text:p>
          </table:table-cell>
          <table:table-cell table:style-name="ce48" table:formula="of:=[.G54]*1.21" office:value-type="float" office:value="471.9" calcext:value-type="float">
            <text:p>471,90</text:p>
          </table:table-cell>
          <table:table-cell table:style-name="ce48" table:formula="of:=[.F54]*[.H54]" office:value-type="float" office:value="4247.1" calcext:value-type="float">
            <text:p>4.247,10</text:p>
          </table:table-cell>
          <table:table-cell table:style-name="ce54" table:formula="of:=[.H54]*1.3" office:value-type="currency" office:currency=" $" office:value="613.47" calcext:value-type="currency">
            <text:p><text:s/>$613,47</text:p>
          </table:table-cell>
          <table:table-cell table:style-name="ce54" table:formula="of:=[.H54]*1.5" office:value-type="currency" office:currency=" $" office:value="707.85" calcext:value-type="currency">
            <text:p><text:s/>$707,85</text:p>
          </table:table-cell>
          <table:table-cell table:style-name="ce54" office:value-type="string" calcext:value-type="string">
            <text:p>#D27</text:p>
          </table:table-cell>
          <table:table-cell table:number-columns-repeated="16372"/>
        </table:table-row>
        <table:table-row table:style-name="ro4">
          <table:table-cell table:style-name="ce39" office:value-type="string" calcext:value-type="string">
            <text:p>SABANA CUNA FUNCIONAL PURO ALGODON</text:p>
          </table:table-cell>
          <table:table-cell table:style-name="ce39" office:value-type="string" calcext:value-type="string">
            <text:p>Dormitorio</text:p>
          </table:table-cell>
          <table:table-cell table:style-name="ce39" office:value-type="string" calcext:value-type="string">
            <text:p>Sabanas</text:p>
          </table:table-cell>
          <table:table-cell table:style-name="ce41" office:value-type="string" calcext:value-type="string">
            <text:p>Lantermo</text:p>
          </table:table-cell>
          <table:table-cell table:style-name="ce41"/>
          <table:table-cell table:style-name="ce45" office:value-type="float" office:value="19" calcext:value-type="float">
            <text:p>19</text:p>
          </table:table-cell>
          <table:table-cell table:style-name="ce48" office:value-type="float" office:value="490" calcext:value-type="float">
            <text:p>490,00</text:p>
          </table:table-cell>
          <table:table-cell table:style-name="ce48" table:formula="of:=[.G55]*1.21" office:value-type="float" office:value="592.9" calcext:value-type="float">
            <text:p>592,90</text:p>
          </table:table-cell>
          <table:table-cell table:style-name="ce48" table:formula="of:=[.F55]*[.H55]" office:value-type="float" office:value="11265.1" calcext:value-type="float">
            <text:p>11.265,10</text:p>
          </table:table-cell>
          <table:table-cell table:style-name="ce54" table:formula="of:=[.H55]*1.3" office:value-type="currency" office:currency=" $" office:value="770.77" calcext:value-type="currency">
            <text:p><text:s/>$770,77</text:p>
          </table:table-cell>
          <table:table-cell table:style-name="ce54" table:formula="of:=[.H55]*1.5" office:value-type="currency" office:currency=" $" office:value="889.35" calcext:value-type="currency">
            <text:p><text:s/>$889,35</text:p>
          </table:table-cell>
          <table:table-cell table:style-name="ce54" office:value-type="string" calcext:value-type="string">
            <text:p>#D28</text:p>
          </table:table-cell>
          <table:table-cell table:number-columns-repeated="16372"/>
        </table:table-row>
        <table:table-row table:style-name="ro4">
          <table:table-cell table:style-name="ce3" office:value-type="string" calcext:value-type="string">
            <text:p>CAMINO DE MESA NAVIDEÑO</text:p>
          </table:table-cell>
          <table:table-cell table:style-name="ce3" office:value-type="string" calcext:value-type="string">
            <text:p>Living</text:p>
          </table:table-cell>
          <table:table-cell table:style-name="ce3" office:value-type="string" calcext:value-type="string">
            <text:p>Caminos de Mesa</text:p>
          </table:table-cell>
          <table:table-cell table:style-name="ce2" office:value-type="string" calcext:value-type="string">
            <text:p>Lantermo</text:p>
          </table:table-cell>
          <table:table-cell table:style-name="ce2"/>
          <table:table-cell table:style-name="ce19" office:value-type="float" office:value="12" calcext:value-type="float">
            <text:p>12</text:p>
          </table:table-cell>
          <table:table-cell table:style-name="ce49" office:value-type="float" office:value="565" calcext:value-type="float">
            <text:p>565,00</text:p>
          </table:table-cell>
          <table:table-cell table:style-name="ce49" table:formula="of:=[.G56]*1.21" office:value-type="float" office:value="683.65" calcext:value-type="float">
            <text:p>683,65</text:p>
          </table:table-cell>
          <table:table-cell table:style-name="ce49" table:formula="of:=[.F56]*[.H56]" office:value-type="float" office:value="8203.8" calcext:value-type="float">
            <text:p>8.203,80</text:p>
          </table:table-cell>
          <table:table-cell table:style-name="ce14" table:formula="of:=[.H56]*1.3" office:value-type="currency" office:currency=" $" office:value="888.745" calcext:value-type="currency">
            <text:p><text:s/>$888,75</text:p>
          </table:table-cell>
          <table:table-cell table:style-name="ce55" table:formula="of:=[.H56]*1.5" office:value-type="currency" office:currency=" $" office:value="1025.475" calcext:value-type="currency">
            <text:p><text:s/>$1.025,48</text:p>
          </table:table-cell>
          <table:table-cell table:style-name="ce55"/>
          <table:table-cell table:number-columns-repeated="16372"/>
        </table:table-row>
        <table:table-row table:style-name="ro4">
          <table:table-cell table:number-columns-repeated="6"/>
          <table:table-cell table:style-name="ce11" table:number-columns-repeated="2"/>
          <table:table-cell table:style-name="ce13" table:formula="of:=SUM([.I2:.I56])" office:value-type="currency" office:currency=" $" office:value="633806.47" calcext:value-type="currency">
            <text:p><text:s/>$633.806,47</text:p>
          </table:table-cell>
          <table:table-cell/>
          <table:table-cell table:style-name="ce15" table:number-columns-repeated="2"/>
          <table:table-cell table:number-columns-repeated="16372"/>
        </table:table-row>
        <table:table-row table:style-name="ro4" table:number-rows-repeated="962">
          <table:table-cell table:number-columns-repeated="6"/>
          <table:table-cell table:style-name="ce11"/>
          <table:table-cell table:style-name="ce51" table:number-columns-repeated="2"/>
          <table:table-cell table:style-name="ce11"/>
          <table:table-cell table:style-name="ce15" table:number-columns-repeated="2"/>
          <table:table-cell table:number-columns-repeated="16372"/>
        </table:table-row>
        <table:table-row table:style-name="ro2" table:number-rows-repeated="1047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AKE" table:style-name="ta5"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/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56" office:value-type="string" calcext:value-type="string">
            <text:p>DISPENSER AUTOMATICO</text:p>
          </table:table-cell>
          <table:table-cell table:style-name="ce57" office:value-type="float" office:value="23" calcext:value-type="float">
            <text:p>23</text:p>
          </table:table-cell>
          <table:table-cell table:style-name="ce58" office:value-type="float" office:value="680" calcext:value-type="float">
            <text:p>680,00</text:p>
          </table:table-cell>
          <table:table-cell table:style-name="ce49" table:formula="of:=[.C2]*1.21" office:value-type="float" office:value="822.8" calcext:value-type="float">
            <text:p>822,80</text:p>
          </table:table-cell>
          <table:table-cell table:style-name="ce49" table:formula="of:=[.B2]*[.D2]" office:value-type="float" office:value="18924.4" calcext:value-type="float">
            <text:p>18.924,40</text:p>
          </table:table-cell>
          <table:table-cell table:style-name="ce14" table:formula="of:=[.D2]*1.5" office:value-type="currency" office:currency=" $" office:value="1234.2" calcext:value-type="currency">
            <text:p><text:s/>$1.234,20</text:p>
          </table:table-cell>
          <table:table-cell table:style-name="ce14" table:formula="of:=[.D2]*1.6" office:value-type="currency" office:currency=" $" office:value="1316.48" calcext:value-type="currency">
            <text:p><text:s/>$1.316,48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AROMATIZANTE CHERRY</text:p>
          </table:table-cell>
          <table:table-cell table:style-name="ce18" office:value-type="float" office:value="8" calcext:value-type="float">
            <text:p>8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3]*1.21" office:value-type="float" office:value="239.58" calcext:value-type="float">
            <text:p>239,58</text:p>
          </table:table-cell>
          <table:table-cell table:style-name="ce49" table:formula="of:=[.B3]*[.D3]" office:value-type="float" office:value="1916.64" calcext:value-type="float">
            <text:p>1.916,64</text:p>
          </table:table-cell>
          <table:table-cell table:style-name="ce14" table:formula="of:=[.D3]*1.5" office:value-type="currency" office:currency=" $" office:value="359.37" calcext:value-type="currency">
            <text:p><text:s/>$359,37</text:p>
          </table:table-cell>
          <table:table-cell table:style-name="ce14" table:formula="of:=[.D3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MAZANA</text:p>
          </table:table-cell>
          <table:table-cell table:style-name="ce19" office:value-type="float" office:value="12" calcext:value-type="float">
            <text:p>12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4]*1.21" office:value-type="float" office:value="239.58" calcext:value-type="float">
            <text:p>239,58</text:p>
          </table:table-cell>
          <table:table-cell table:style-name="ce49" table:formula="of:=[.B4]*[.D4]" office:value-type="float" office:value="2874.96" calcext:value-type="float">
            <text:p>2.874,96</text:p>
          </table:table-cell>
          <table:table-cell table:style-name="ce14" table:formula="of:=[.D4]*1.5" office:value-type="currency" office:currency=" $" office:value="359.37" calcext:value-type="currency">
            <text:p><text:s/>$359,37</text:p>
          </table:table-cell>
          <table:table-cell table:style-name="ce14" table:formula="of:=[.D4]*1.6" office:value-type="currency" office:currency=" $" office:value="383.328" calcext:value-type="currency">
            <text:p><text:s/>$383,33</text:p>
          </table:table-cell>
          <table:table-cell table:number-columns-repeated="2"/>
          <table:table-cell table:style-name="ce4" office:value-type="float" office:value="39678.52" calcext:value-type="float">
            <text:p>39678,5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ROMATIZANTE LIMON</text:p>
          </table:table-cell>
          <table:table-cell table:style-name="ce19" office:value-type="float" office:value="15" calcext:value-type="float">
            <text:p>15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5]*1.21" office:value-type="float" office:value="239.58" calcext:value-type="float">
            <text:p>239,58</text:p>
          </table:table-cell>
          <table:table-cell table:style-name="ce49" table:formula="of:=[.B5]*[.D5]" office:value-type="float" office:value="3593.7" calcext:value-type="float">
            <text:p>3.593,70</text:p>
          </table:table-cell>
          <table:table-cell table:style-name="ce14" table:formula="of:=[.D5]*1.5" office:value-type="currency" office:currency=" $" office:value="359.37" calcext:value-type="currency">
            <text:p><text:s/>$359,37</text:p>
          </table:table-cell>
          <table:table-cell table:style-name="ce14" table:formula="of:=[.D5]*1.6" office:value-type="currency" office:currency=" $" office:value="383.328" calcext:value-type="currency">
            <text:p><text:s/>$383,33</text:p>
          </table:table-cell>
          <table:table-cell table:number-columns-repeated="2"/>
          <table:table-cell table:style-name="ce51" table:formula="of:=[.J4]-[.E2]" office:value-type="float" office:value="20754.12" calcext:value-type="float">
            <text:p>20.754,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ROMATIZANTE MELON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6]*1.21" office:value-type="float" office:value="239.58" calcext:value-type="float">
            <text:p>239,58</text:p>
          </table:table-cell>
          <table:table-cell table:style-name="ce49" table:formula="of:=[.B6]*[.D6]" office:value-type="float" office:value="1197.9" calcext:value-type="float">
            <text:p>1.197,90</text:p>
          </table:table-cell>
          <table:table-cell table:style-name="ce14" table:formula="of:=[.D6]*1.5" office:value-type="currency" office:currency=" $" office:value="359.37" calcext:value-type="currency">
            <text:p><text:s/>$359,37</text:p>
          </table:table-cell>
          <table:table-cell table:style-name="ce14" table:formula="of:=[.D6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TE VERDE</text:p>
          </table:table-cell>
          <table:table-cell table:style-name="ce19" office:value-type="float" office:value="13" calcext:value-type="float">
            <text:p>13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7]*1.21" office:value-type="float" office:value="239.58" calcext:value-type="float">
            <text:p>239,58</text:p>
          </table:table-cell>
          <table:table-cell table:style-name="ce49" table:formula="of:=[.B7]*[.D7]" office:value-type="float" office:value="3114.54" calcext:value-type="float">
            <text:p>3.114,54</text:p>
          </table:table-cell>
          <table:table-cell table:style-name="ce14" table:formula="of:=[.D7]*1.5" office:value-type="currency" office:currency=" $" office:value="359.37" calcext:value-type="currency">
            <text:p><text:s/>$359,37</text:p>
          </table:table-cell>
          <table:table-cell table:style-name="ce14" table:formula="of:=[.D7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BAMBOO</text:p>
          </table:table-cell>
          <table:table-cell table:style-name="ce19" office:value-type="float" office:value="8" calcext:value-type="float">
            <text:p>8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8]*1.21" office:value-type="float" office:value="239.58" calcext:value-type="float">
            <text:p>239,58</text:p>
          </table:table-cell>
          <table:table-cell table:style-name="ce49" table:formula="of:=[.B8]*[.D8]" office:value-type="float" office:value="1916.64" calcext:value-type="float">
            <text:p>1.916,64</text:p>
          </table:table-cell>
          <table:table-cell table:style-name="ce14" table:formula="of:=[.D8]*1.5" office:value-type="currency" office:currency=" $" office:value="359.37" calcext:value-type="currency">
            <text:p><text:s/>$359,37</text:p>
          </table:table-cell>
          <table:table-cell table:style-name="ce14" table:formula="of:=[.D8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CITRICO</text:p>
          </table:table-cell>
          <table:table-cell table:style-name="ce19" office:value-type="float" office:value="18" calcext:value-type="float">
            <text:p>18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9]*1.21" office:value-type="float" office:value="239.58" calcext:value-type="float">
            <text:p>239,58</text:p>
          </table:table-cell>
          <table:table-cell table:style-name="ce49" table:formula="of:=[.B9]*[.D9]" office:value-type="float" office:value="4312.44" calcext:value-type="float">
            <text:p>4.312,44</text:p>
          </table:table-cell>
          <table:table-cell table:style-name="ce14" table:formula="of:=[.D9]*1.5" office:value-type="currency" office:currency=" $" office:value="359.37" calcext:value-type="currency">
            <text:p><text:s/>$359,37</text:p>
          </table:table-cell>
          <table:table-cell table:style-name="ce14" table:formula="of:=[.D9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NATURAL CELEBRITY</text:p>
          </table:table-cell>
          <table:table-cell table:style-name="ce19" office:value-type="float" office:value="22" calcext:value-type="float">
            <text:p>22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0]*1.21" office:value-type="float" office:value="239.58" calcext:value-type="float">
            <text:p>239,58</text:p>
          </table:table-cell>
          <table:table-cell table:style-name="ce49" table:formula="of:=[.B10]*[.D10]" office:value-type="float" office:value="5270.76" calcext:value-type="float">
            <text:p>5.270,76</text:p>
          </table:table-cell>
          <table:table-cell table:style-name="ce14" table:formula="of:=[.D10]*1.5" office:value-type="currency" office:currency=" $" office:value="359.37" calcext:value-type="currency">
            <text:p><text:s/>$359,37</text:p>
          </table:table-cell>
          <table:table-cell table:style-name="ce14" table:formula="of:=[.D10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FARENHEIT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1]*1.21" office:value-type="float" office:value="239.58" calcext:value-type="float">
            <text:p>239,58</text:p>
          </table:table-cell>
          <table:table-cell table:style-name="ce49" table:formula="of:=[.B11]*[.D11]" office:value-type="float" office:value="1437.48" calcext:value-type="float">
            <text:p>1.437,48</text:p>
          </table:table-cell>
          <table:table-cell table:style-name="ce14" table:formula="of:=[.D11]*1.5" office:value-type="currency" office:currency=" $" office:value="359.37" calcext:value-type="currency">
            <text:p><text:s/>$359,37</text:p>
          </table:table-cell>
          <table:table-cell table:style-name="ce14" table:formula="of:=[.D11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MOCA AND CREAM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2]*1.21" office:value-type="float" office:value="239.58" calcext:value-type="float">
            <text:p>239,58</text:p>
          </table:table-cell>
          <table:table-cell table:style-name="ce49" table:formula="of:=[.B12]*[.D12]" office:value-type="float" office:value="1197.9" calcext:value-type="float">
            <text:p>1.197,90</text:p>
          </table:table-cell>
          <table:table-cell table:style-name="ce14" table:formula="of:=[.D12]*1.5" office:value-type="currency" office:currency=" $" office:value="359.37" calcext:value-type="currency">
            <text:p><text:s/>$359,37</text:p>
          </table:table-cell>
          <table:table-cell table:style-name="ce14" table:formula="of:=[.D12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OCEANICO</text:p>
          </table:table-cell>
          <table:table-cell table:style-name="ce19" office:value-type="float" office:value="12" calcext:value-type="float">
            <text:p>12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3]*1.21" office:value-type="float" office:value="239.58" calcext:value-type="float">
            <text:p>239,58</text:p>
          </table:table-cell>
          <table:table-cell table:style-name="ce49" table:formula="of:=[.B13]*[.D13]" office:value-type="float" office:value="2874.96" calcext:value-type="float">
            <text:p>2.874,96</text:p>
          </table:table-cell>
          <table:table-cell table:style-name="ce14" table:formula="of:=[.D13]*1.5" office:value-type="currency" office:currency=" $" office:value="359.37" calcext:value-type="currency">
            <text:p><text:s/>$359,37</text:p>
          </table:table-cell>
          <table:table-cell table:style-name="ce14" table:formula="of:=[.D13]*1.6" office:value-type="currency" office:currency=" $" office:value="383.328" calcext:value-type="currency">
            <text:p><text:s/>$383,33</text:p>
          </table:table-cell>
          <table:table-cell/>
          <table:table-cell table:style-name="ce4" office:value-type="float" office:value="552" calcext:value-type="float">
            <text:p>552</text:p>
          </table:table-cell>
          <table:table-cell table:style-name="ce4" table:formula="of:=[.I13]*1.21" office:value-type="float" office:value="667.92" calcext:value-type="float">
            <text:p>667,92</text:p>
          </table:table-cell>
          <table:table-cell/>
          <table:table-cell table:style-name="ce4" table:formula="of:=[.J13]*30" office:value-type="float" office:value="20037.6" calcext:value-type="float">
            <text:p>20037,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ROMATIZANTE KONI</text:p>
          </table:table-cell>
          <table:table-cell table:style-name="ce19" office:value-type="float" office:value="17" calcext:value-type="float">
            <text:p>17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4]*1.21" office:value-type="float" office:value="239.58" calcext:value-type="float">
            <text:p>239,58</text:p>
          </table:table-cell>
          <table:table-cell table:style-name="ce49" table:formula="of:=[.B14]*[.D14]" office:value-type="float" office:value="4072.86" calcext:value-type="float">
            <text:p>4.072,86</text:p>
          </table:table-cell>
          <table:table-cell table:style-name="ce14" table:formula="of:=[.D14]*1.5" office:value-type="currency" office:currency=" $" office:value="359.37" calcext:value-type="currency">
            <text:p><text:s/>$359,37</text:p>
          </table:table-cell>
          <table:table-cell table:style-name="ce14" table:formula="of:=[.D14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BABY</text:p>
          </table:table-cell>
          <table:table-cell table:style-name="ce19" office:value-type="float" office:value="8" calcext:value-type="float">
            <text:p>8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5]*1.21" office:value-type="float" office:value="239.58" calcext:value-type="float">
            <text:p>239,58</text:p>
          </table:table-cell>
          <table:table-cell table:style-name="ce49" table:formula="of:=[.B15]*[.D15]" office:value-type="float" office:value="1916.64" calcext:value-type="float">
            <text:p>1.916,64</text:p>
          </table:table-cell>
          <table:table-cell table:style-name="ce14" table:formula="of:=[.D15]*1.5" office:value-type="currency" office:currency=" $" office:value="359.37" calcext:value-type="currency">
            <text:p><text:s/>$359,37</text:p>
          </table:table-cell>
          <table:table-cell table:style-name="ce14" table:formula="of:=[.D15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ANTITABACO</text:p>
          </table:table-cell>
          <table:table-cell table:style-name="ce19" office:value-type="float" office:value="7" calcext:value-type="float">
            <text:p>7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6]*1.21" office:value-type="float" office:value="239.58" calcext:value-type="float">
            <text:p>239,58</text:p>
          </table:table-cell>
          <table:table-cell table:style-name="ce49" table:formula="of:=[.B16]*[.D16]" office:value-type="float" office:value="1677.06" calcext:value-type="float">
            <text:p>1.677,06</text:p>
          </table:table-cell>
          <table:table-cell table:style-name="ce14" table:formula="of:=[.D16]*1.5" office:value-type="currency" office:currency=" $" office:value="359.37" calcext:value-type="currency">
            <text:p><text:s/>$359,37</text:p>
          </table:table-cell>
          <table:table-cell table:style-name="ce14" table:formula="of:=[.D16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OLEADO</text:p>
          </table:table-cell>
          <table:table-cell table:style-name="ce19" office:value-type="float" office:value="10" calcext:value-type="float">
            <text:p>10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7]*1.21" office:value-type="float" office:value="239.58" calcext:value-type="float">
            <text:p>239,58</text:p>
          </table:table-cell>
          <table:table-cell table:style-name="ce49" table:formula="of:=[.B17]*[.D17]" office:value-type="float" office:value="2395.8" calcext:value-type="float">
            <text:p>2.395,80</text:p>
          </table:table-cell>
          <table:table-cell table:style-name="ce14" table:formula="of:=[.D17]*1.5" office:value-type="currency" office:currency=" $" office:value="359.37" calcext:value-type="currency">
            <text:p><text:s/>$359,37</text:p>
          </table:table-cell>
          <table:table-cell table:style-name="ce14" table:formula="of:=[.D17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AIRE LIMPIO</text:p>
          </table:table-cell>
          <table:table-cell table:style-name="ce19" office:value-type="float" office:value="10" calcext:value-type="float">
            <text:p>10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8]*1.21" office:value-type="float" office:value="239.58" calcext:value-type="float">
            <text:p>239,58</text:p>
          </table:table-cell>
          <table:table-cell table:style-name="ce49" table:formula="of:=[.B18]*[.D18]" office:value-type="float" office:value="2395.8" calcext:value-type="float">
            <text:p>2.395,80</text:p>
          </table:table-cell>
          <table:table-cell table:style-name="ce14" table:formula="of:=[.D18]*1.5" office:value-type="currency" office:currency=" $" office:value="359.37" calcext:value-type="currency">
            <text:p><text:s/>$359,37</text:p>
          </table:table-cell>
          <table:table-cell table:style-name="ce14" table:formula="of:=[.D18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BLACK</text:p>
          </table:table-cell>
          <table:table-cell table:style-name="ce19" office:value-type="float" office:value="11" calcext:value-type="float">
            <text:p>11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19]*1.21" office:value-type="float" office:value="239.58" calcext:value-type="float">
            <text:p>239,58</text:p>
          </table:table-cell>
          <table:table-cell table:style-name="ce49" table:formula="of:=[.B19]*[.D19]" office:value-type="float" office:value="2635.38" calcext:value-type="float">
            <text:p>2.635,38</text:p>
          </table:table-cell>
          <table:table-cell table:style-name="ce14" table:formula="of:=[.D19]*1.5" office:value-type="currency" office:currency=" $" office:value="359.37" calcext:value-type="currency">
            <text:p><text:s/>$359,37</text:p>
          </table:table-cell>
          <table:table-cell table:style-name="ce14" table:formula="of:=[.D19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PINK</text:p>
          </table:table-cell>
          <table:table-cell table:style-name="ce19" office:value-type="float" office:value="21" calcext:value-type="float">
            <text:p>21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20]*1.21" office:value-type="float" office:value="239.58" calcext:value-type="float">
            <text:p>239,58</text:p>
          </table:table-cell>
          <table:table-cell table:style-name="ce49" table:formula="of:=[.B20]*[.D20]" office:value-type="float" office:value="5031.18" calcext:value-type="float">
            <text:p>5.031,18</text:p>
          </table:table-cell>
          <table:table-cell table:style-name="ce14" table:formula="of:=[.D20]*1.5" office:value-type="currency" office:currency=" $" office:value="359.37" calcext:value-type="currency">
            <text:p><text:s/>$359,37</text:p>
          </table:table-cell>
          <table:table-cell table:style-name="ce14" table:formula="of:=[.D20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BLUE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21]*1.21" office:value-type="float" office:value="239.58" calcext:value-type="float">
            <text:p>239,58</text:p>
          </table:table-cell>
          <table:table-cell table:style-name="ce49" table:formula="of:=[.B21]*[.D21]" office:value-type="float" office:value="718.74" calcext:value-type="float">
            <text:p>718,74</text:p>
          </table:table-cell>
          <table:table-cell table:style-name="ce14" table:formula="of:=[.D21]*1.5" office:value-type="currency" office:currency=" $" office:value="359.37" calcext:value-type="currency">
            <text:p><text:s/>$359,37</text:p>
          </table:table-cell>
          <table:table-cell table:style-name="ce14" table:formula="of:=[.D21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YELLOW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22]*1.21" office:value-type="float" office:value="239.58" calcext:value-type="float">
            <text:p>239,58</text:p>
          </table:table-cell>
          <table:table-cell table:style-name="ce49" table:formula="of:=[.B22]*[.D22]" office:value-type="float" office:value="1437.48" calcext:value-type="float">
            <text:p>1.437,48</text:p>
          </table:table-cell>
          <table:table-cell table:style-name="ce14" table:formula="of:=[.D22]*1.5" office:value-type="currency" office:currency=" $" office:value="359.37" calcext:value-type="currency">
            <text:p><text:s/>$359,37</text:p>
          </table:table-cell>
          <table:table-cell table:style-name="ce14" table:formula="of:=[.D22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WHITE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23]*1.21" office:value-type="float" office:value="239.58" calcext:value-type="float">
            <text:p>239,58</text:p>
          </table:table-cell>
          <table:table-cell table:style-name="ce49" table:formula="of:=[.B23]*[.D23]" office:value-type="float" office:value="239.58" calcext:value-type="float">
            <text:p>239,58</text:p>
          </table:table-cell>
          <table:table-cell table:style-name="ce14" table:formula="of:=[.D23]*1.5" office:value-type="currency" office:currency=" $" office:value="359.37" calcext:value-type="currency">
            <text:p><text:s/>$359,37</text:p>
          </table:table-cell>
          <table:table-cell table:style-name="ce14" table:formula="of:=[.D23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JAZMIN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198" calcext:value-type="float">
            <text:p>198,00</text:p>
          </table:table-cell>
          <table:table-cell table:style-name="ce49" table:formula="of:=[.C24]*1.21" office:value-type="float" office:value="239.58" calcext:value-type="float">
            <text:p>239,58</text:p>
          </table:table-cell>
          <table:table-cell table:style-name="ce49" table:formula="of:=[.B24]*[.D24]" office:value-type="float" office:value="479.16" calcext:value-type="float">
            <text:p>479,16</text:p>
          </table:table-cell>
          <table:table-cell table:style-name="ce14" table:formula="of:=[.D24]*1.5" office:value-type="currency" office:currency=" $" office:value="359.37" calcext:value-type="currency">
            <text:p><text:s/>$359,37</text:p>
          </table:table-cell>
          <table:table-cell table:style-name="ce14" table:formula="of:=[.D24]*1.6" office:value-type="currency" office:currency=" $" office:value="383.328" calcext:value-type="currency">
            <text:p><text:s/>$383,3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KON CAMPOS</text:p>
          </table:table-cell>
          <table:table-cell table:style-name="ce19" office:value-type="float" office:value="1" calcext:value-type="float">
            <text:p>1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25]*1.21" office:value-type="float" office:value="187.55" calcext:value-type="float">
            <text:p>187,55</text:p>
          </table:table-cell>
          <table:table-cell table:style-name="ce49" table:formula="of:=[.B25]*[.D25]" office:value-type="float" office:value="187.55" calcext:value-type="float">
            <text:p>187,55</text:p>
          </table:table-cell>
          <table:table-cell table:style-name="ce14" table:formula="of:=[.D25]*1.5" office:value-type="currency" office:currency=" $" office:value="281.325" calcext:value-type="currency">
            <text:p><text:s/>$281,33</text:p>
          </table:table-cell>
          <table:table-cell table:style-name="ce14" table:formula="of:=[.D25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KON CHICLE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26]*1.21" office:value-type="float" office:value="187.55" calcext:value-type="float">
            <text:p>187,55</text:p>
          </table:table-cell>
          <table:table-cell table:style-name="ce49" table:formula="of:=[.B26]*[.D26]" office:value-type="float" office:value="2250.6" calcext:value-type="float">
            <text:p>2.250,60</text:p>
          </table:table-cell>
          <table:table-cell table:style-name="ce14" table:formula="of:=[.D26]*1.5" office:value-type="currency" office:currency=" $" office:value="281.325" calcext:value-type="currency">
            <text:p><text:s/>$281,33</text:p>
          </table:table-cell>
          <table:table-cell table:style-name="ce14" table:formula="of:=[.D26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KON PAPAYA</text:p>
          </table:table-cell>
          <table:table-cell table:style-name="ce19" office:value-type="float" office:value="8" calcext:value-type="float">
            <text:p>8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27]*1.21" office:value-type="float" office:value="187.55" calcext:value-type="float">
            <text:p>187,55</text:p>
          </table:table-cell>
          <table:table-cell table:style-name="ce49" table:formula="of:=[.B27]*[.D27]" office:value-type="float" office:value="1500.4" calcext:value-type="float">
            <text:p>1.500,40</text:p>
          </table:table-cell>
          <table:table-cell table:style-name="ce14" table:formula="of:=[.D27]*1.5" office:value-type="currency" office:currency=" $" office:value="281.325" calcext:value-type="currency">
            <text:p><text:s/>$281,33</text:p>
          </table:table-cell>
          <table:table-cell table:style-name="ce14" table:formula="of:=[.D27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KON CITRICO</text:p>
          </table:table-cell>
          <table:table-cell table:style-name="ce19" office:value-type="float" office:value="5" calcext:value-type="float">
            <text:p>5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28]*1.21" office:value-type="float" office:value="187.55" calcext:value-type="float">
            <text:p>187,55</text:p>
          </table:table-cell>
          <table:table-cell table:style-name="ce49" table:formula="of:=[.B28]*[.D28]" office:value-type="float" office:value="937.75" calcext:value-type="float">
            <text:p>937,75</text:p>
          </table:table-cell>
          <table:table-cell table:style-name="ce14" table:formula="of:=[.D28]*1.5" office:value-type="currency" office:currency=" $" office:value="281.325" calcext:value-type="currency">
            <text:p><text:s/>$281,33</text:p>
          </table:table-cell>
          <table:table-cell table:style-name="ce14" table:formula="of:=[.D28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KON LAVANDA</text:p>
          </table:table-cell>
          <table:table-cell table:style-name="ce19" office:value-type="float" office:value="27" calcext:value-type="float">
            <text:p>27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29]*1.21" office:value-type="float" office:value="187.55" calcext:value-type="float">
            <text:p>187,55</text:p>
          </table:table-cell>
          <table:table-cell table:style-name="ce49" table:formula="of:=[.B29]*[.D29]" office:value-type="float" office:value="5063.85" calcext:value-type="float">
            <text:p>5.063,85</text:p>
          </table:table-cell>
          <table:table-cell table:style-name="ce14" table:formula="of:=[.D29]*1.5" office:value-type="currency" office:currency=" $" office:value="281.325" calcext:value-type="currency">
            <text:p><text:s/>$281,33</text:p>
          </table:table-cell>
          <table:table-cell table:style-name="ce14" table:formula="of:=[.D29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COCO-VAINILLA</text:p>
          </table:table-cell>
          <table:table-cell table:style-name="ce19" office:value-type="float" office:value="22" calcext:value-type="float">
            <text:p>22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30]*1.21" office:value-type="float" office:value="187.55" calcext:value-type="float">
            <text:p>187,55</text:p>
          </table:table-cell>
          <table:table-cell table:style-name="ce49" table:formula="of:=[.B30]*[.D30]" office:value-type="float" office:value="4126.1" calcext:value-type="float">
            <text:p>4.126,10</text:p>
          </table:table-cell>
          <table:table-cell table:style-name="ce14" table:formula="of:=[.D30]*1.5" office:value-type="currency" office:currency=" $" office:value="281.325" calcext:value-type="currency">
            <text:p><text:s/>$281,33</text:p>
          </table:table-cell>
          <table:table-cell table:style-name="ce14" table:formula="of:=[.D30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ROMATIZANTE SKON UVA-NARANJA</text:p>
          </table:table-cell>
          <table:table-cell table:style-name="ce19" office:value-type="float" office:value="4" calcext:value-type="float">
            <text:p>4</text:p>
          </table:table-cell>
          <table:table-cell table:style-name="ce59" office:value-type="float" office:value="155" calcext:value-type="float">
            <text:p>155,00</text:p>
          </table:table-cell>
          <table:table-cell table:style-name="ce49" table:formula="of:=[.C31]*1.21" office:value-type="float" office:value="187.55" calcext:value-type="float">
            <text:p>187,55</text:p>
          </table:table-cell>
          <table:table-cell table:style-name="ce49" table:formula="of:=[.B31]*[.D31]" office:value-type="float" office:value="750.2" calcext:value-type="float">
            <text:p>750,20</text:p>
          </table:table-cell>
          <table:table-cell table:style-name="ce14" table:formula="of:=[.D31]*1.5" office:value-type="currency" office:currency=" $" office:value="281.325" calcext:value-type="currency">
            <text:p><text:s/>$281,33</text:p>
          </table:table-cell>
          <table:table-cell table:style-name="ce14" table:formula="of:=[.D31]*1.6" office:value-type="currency" office:currency=" $" office:value="300.08" calcext:value-type="currency">
            <text:p><text:s/>$300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AIRES DEL BOSQUE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float" office:value="174" calcext:value-type="float">
            <text:p>174,00</text:p>
          </table:table-cell>
          <table:table-cell table:style-name="ce49" table:formula="of:=[.C32]*1.21" office:value-type="float" office:value="210.54" calcext:value-type="float">
            <text:p>210,54</text:p>
          </table:table-cell>
          <table:table-cell table:style-name="ce49" table:formula="of:=[.B32]*[.D32]" office:value-type="float" office:value="2526.48" calcext:value-type="float">
            <text:p>2.526,48</text:p>
          </table:table-cell>
          <table:table-cell table:style-name="ce14" table:formula="of:=[.D32]*1.5" office:value-type="currency" office:currency=" $" office:value="315.81" calcext:value-type="currency">
            <text:p><text:s/>$315,81</text:p>
          </table:table-cell>
          <table:table-cell table:style-name="ce14" table:formula="of:=[.D32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FEMME</text:p>
          </table:table-cell>
          <table:table-cell table:style-name="ce19" office:value-type="float" office:value="10" calcext:value-type="float">
            <text:p>10</text:p>
          </table:table-cell>
          <table:table-cell table:style-name="ce59" office:value-type="float" office:value="174" calcext:value-type="float">
            <text:p>174,00</text:p>
          </table:table-cell>
          <table:table-cell table:style-name="ce49" table:formula="of:=[.C33]*1.21" office:value-type="float" office:value="210.54" calcext:value-type="float">
            <text:p>210,54</text:p>
          </table:table-cell>
          <table:table-cell table:style-name="ce49" table:formula="of:=[.B33]*[.D33]" office:value-type="float" office:value="2105.4" calcext:value-type="float">
            <text:p>2.105,40</text:p>
          </table:table-cell>
          <table:table-cell table:style-name="ce14" table:formula="of:=[.D33]*1.5" office:value-type="currency" office:currency=" $" office:value="315.81" calcext:value-type="currency">
            <text:p><text:s/>$315,81</text:p>
          </table:table-cell>
          <table:table-cell table:style-name="ce14" table:formula="of:=[.D33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GARDENIA</text:p>
          </table:table-cell>
          <table:table-cell table:style-name="ce19" office:value-type="float" office:value="11" calcext:value-type="float">
            <text:p>11</text:p>
          </table:table-cell>
          <table:table-cell table:style-name="ce59" office:value-type="float" office:value="174" calcext:value-type="float">
            <text:p>174,00</text:p>
          </table:table-cell>
          <table:table-cell table:style-name="ce49" table:formula="of:=[.C34]*1.21" office:value-type="float" office:value="210.54" calcext:value-type="float">
            <text:p>210,54</text:p>
          </table:table-cell>
          <table:table-cell table:style-name="ce49" table:formula="of:=[.B34]*[.D34]" office:value-type="float" office:value="2315.94" calcext:value-type="float">
            <text:p>2.315,94</text:p>
          </table:table-cell>
          <table:table-cell table:style-name="ce14" table:formula="of:=[.D34]*1.5" office:value-type="currency" office:currency=" $" office:value="315.81" calcext:value-type="currency">
            <text:p><text:s/>$315,81</text:p>
          </table:table-cell>
          <table:table-cell table:style-name="ce14" table:formula="of:=[.D34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PETALOS DE FLORES</text:p>
          </table:table-cell>
          <table:table-cell table:style-name="ce19" office:value-type="float" office:value="11" calcext:value-type="float">
            <text:p>11</text:p>
          </table:table-cell>
          <table:table-cell table:style-name="ce59" office:value-type="float" office:value="174" calcext:value-type="float">
            <text:p>174,00</text:p>
          </table:table-cell>
          <table:table-cell table:style-name="ce49" table:formula="of:=[.C35]*1.21" office:value-type="float" office:value="210.54" calcext:value-type="float">
            <text:p>210,54</text:p>
          </table:table-cell>
          <table:table-cell table:style-name="ce49" table:formula="of:=[.B35]*[.D35]" office:value-type="float" office:value="2315.94" calcext:value-type="float">
            <text:p>2.315,94</text:p>
          </table:table-cell>
          <table:table-cell table:style-name="ce14" table:formula="of:=[.D35]*1.5" office:value-type="currency" office:currency=" $" office:value="315.81" calcext:value-type="currency">
            <text:p><text:s/>$315,81</text:p>
          </table:table-cell>
          <table:table-cell table:style-name="ce14" table:formula="of:=[.D35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GOTAS DE MAR</text:p>
          </table:table-cell>
          <table:table-cell table:style-name="ce19" office:value-type="float" office:value="5" calcext:value-type="float">
            <text:p>5</text:p>
          </table:table-cell>
          <table:table-cell table:style-name="ce59" office:value-type="float" office:value="174" calcext:value-type="float">
            <text:p>174,00</text:p>
          </table:table-cell>
          <table:table-cell table:style-name="ce49" table:formula="of:=[.C36]*1.21" office:value-type="float" office:value="210.54" calcext:value-type="float">
            <text:p>210,54</text:p>
          </table:table-cell>
          <table:table-cell table:style-name="ce49" table:formula="of:=[.B36]*[.D36]" office:value-type="float" office:value="1052.7" calcext:value-type="float">
            <text:p>1.052,70</text:p>
          </table:table-cell>
          <table:table-cell table:style-name="ce14" table:formula="of:=[.D36]*1.5" office:value-type="currency" office:currency=" $" office:value="315.81" calcext:value-type="currency">
            <text:p><text:s/>$315,81</text:p>
          </table:table-cell>
          <table:table-cell table:style-name="ce14" table:formula="of:=[.D36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ROCIO DE PRIMAVERA</text:p>
          </table:table-cell>
          <table:table-cell table:style-name="ce19" office:value-type="float" office:value="3" calcext:value-type="float">
            <text:p>3</text:p>
          </table:table-cell>
          <table:table-cell table:style-name="ce59" office:value-type="float" office:value="174" calcext:value-type="float">
            <text:p>174,00</text:p>
          </table:table-cell>
          <table:table-cell table:style-name="ce49" table:formula="of:=[.C37]*1.21" office:value-type="float" office:value="210.54" calcext:value-type="float">
            <text:p>210,54</text:p>
          </table:table-cell>
          <table:table-cell table:style-name="ce49" table:formula="of:=[.B37]*[.D37]" office:value-type="float" office:value="631.62" calcext:value-type="float">
            <text:p>631,62</text:p>
          </table:table-cell>
          <table:table-cell table:style-name="ce14" table:formula="of:=[.D37]*1.5" office:value-type="currency" office:currency=" $" office:value="315.81" calcext:value-type="currency">
            <text:p><text:s/>$315,81</text:p>
          </table:table-cell>
          <table:table-cell table:style-name="ce14" table:formula="of:=[.D37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ERFUME TEXTIL CAMPOS DE ALGODON</text:p>
          </table:table-cell>
          <table:table-cell table:style-name="ce19"/>
          <table:table-cell table:style-name="ce59" office:value-type="float" office:value="174" calcext:value-type="float">
            <text:p>174,00</text:p>
          </table:table-cell>
          <table:table-cell table:style-name="ce49" table:formula="of:=[.C38]*1.21" office:value-type="float" office:value="210.54" calcext:value-type="float">
            <text:p>210,54</text:p>
          </table:table-cell>
          <table:table-cell table:style-name="ce49" table:formula="of:=[.B38]*[.D38]" office:value-type="float" office:value="0" calcext:value-type="float">
            <text:p>0,00</text:p>
          </table:table-cell>
          <table:table-cell table:style-name="ce14" table:formula="of:=[.D38]*1.5" office:value-type="currency" office:currency=" $" office:value="315.81" calcext:value-type="currency">
            <text:p><text:s/>$315,81</text:p>
          </table:table-cell>
          <table:table-cell table:style-name="ce14" table:formula="of:=[.D38]*1.6" office:value-type="currency" office:currency=" $" office:value="336.864" calcext:value-type="currency">
            <text:p><text:s/>$336,86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2:.E38])" office:value-type="currency" office:currency=" $" office:value="97396.53" calcext:value-type="currency">
            <text:p><text:s/>$97.396,53</text:p>
          </table:table-cell>
          <table:table-cell/>
          <table:table-cell table:style-name="ce15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 table:style-name="ce11" table:formula="of:=324*[.D23]" office:value-type="currency" office:currency=" $" office:value="77623.92" calcext:value-type="currency">
            <text:p><text:s/>$77.623,92</text:p>
          </table:table-cell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 table:number-rows-repeated="980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2" table:number-rows-repeated="1047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A DEL AROMA" table:style-name="ta6">
        <table:table-column table:style-name="co5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VENTA</text:p>
          </table:table-cell>
          <table:table-cell table:style-name="ce8" office:value-type="string" calcext:value-type="string">
            <text:p>TOTAL</text:p>
          </table:table-cell>
          <table:table-cell table:number-columns-repeated="16379"/>
        </table:table-row>
        <table:table-row table:style-name="ro1">
          <table:table-cell table:style-name="ce60" office:value-type="string" calcext:value-type="string" table:number-columns-spanned="5" table:number-rows-spanned="1">
            <text:p>AROMATIZADOR TELAS Y AMBIENTE 500 ML</text:p>
          </table:table-cell>
          <table:covered-table-cell table:number-columns-repeated="3" table:style-name="ce62"/>
          <table:covered-table-cell table:style-name="ce66"/>
          <table:table-cell table:number-columns-repeated="16379"/>
        </table:table-row>
        <table:table-row table:style-name="ro1">
          <table:table-cell table:style-name="ce3" office:value-type="string" calcext:value-type="string">
            <text:p>LBLUE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252" calcext:value-type="float">
            <text:p>252,00</text:p>
          </table:table-cell>
          <table:table-cell table:style-name="ce49" office:value-type="float" office:value="330" calcext:value-type="float">
            <text:p>330,00</text:p>
          </table:table-cell>
          <table:table-cell table:style-name="ce14" table:formula="of:=[.B3]*[.C3]" office:value-type="currency" office:currency=" $" office:value="756" calcext:value-type="currency">
            <text:p><text:s/>$756,00</text:p>
          </table:table-cell>
          <table:table-cell table:number-columns-repeated="16379"/>
        </table:table-row>
        <table:table-row table:style-name="ro1">
          <table:table-cell table:style-name="ce61" office:value-type="string" calcext:value-type="string" table:number-columns-spanned="5" table:number-rows-spanned="1">
            <text:p>PERFUME HOMBRE</text:p>
          </table:table-cell>
          <table:covered-table-cell table:number-columns-repeated="3" table:style-name="ce63"/>
          <table:covered-table-cell table:style-name="ce67"/>
          <table:table-cell table:number-columns-repeated="16379"/>
        </table:table-row>
        <table:table-row table:style-name="ro1">
          <table:table-cell table:style-name="ce2" office:value-type="string" calcext:value-type="string">
            <text:p>212 M</text:p>
          </table:table-cell>
          <table:table-cell table:style-name="ce6" office:value-type="float" office:value="2" calcext:value-type="float">
            <text:p>2</text:p>
          </table:table-cell>
          <table:table-cell table:style-name="ce64" office:value-type="float" office:value="459" calcext:value-type="float">
            <text:p>459,00</text:p>
          </table:table-cell>
          <table:table-cell table:style-name="ce64" office:value-type="float" office:value="700" calcext:value-type="float">
            <text:p>700,00</text:p>
          </table:table-cell>
          <table:table-cell table:style-name="ce14" table:formula="of:=[.B5]*[.C5]" office:value-type="currency" office:currency=" $" office:value="918" calcext:value-type="currency">
            <text:p><text:s/>$918,00</text:p>
          </table:table-cell>
          <table:table-cell table:number-columns-repeated="16379"/>
        </table:table-row>
        <table:table-row table:style-name="ro1">
          <table:table-cell table:style-name="ce61" office:value-type="string" calcext:value-type="string" table:number-columns-spanned="5" table:number-rows-spanned="1">
            <text:p>PERFUME MUJER</text:p>
          </table:table-cell>
          <table:covered-table-cell table:number-columns-repeated="3" table:style-name="ce63"/>
          <table:covered-table-cell table:style-name="ce67"/>
          <table:table-cell table:number-columns-repeated="16379"/>
        </table:table-row>
        <table:table-row table:style-name="ro1">
          <table:table-cell table:style-name="ce2" office:value-type="string" calcext:value-type="string">
            <text:p>PURE F</text:p>
          </table:table-cell>
          <table:table-cell table:style-name="ce6" office:value-type="float" office:value="13" calcext:value-type="float">
            <text:p>13</text:p>
          </table:table-cell>
          <table:table-cell table:style-name="ce64" office:value-type="float" office:value="459" calcext:value-type="float">
            <text:p>459,00</text:p>
          </table:table-cell>
          <table:table-cell table:style-name="ce64" office:value-type="float" office:value="700" calcext:value-type="float">
            <text:p>700,00</text:p>
          </table:table-cell>
          <table:table-cell table:style-name="ce14" table:formula="of:=[.B7]*[.C7]" office:value-type="currency" office:currency=" $" office:value="5967" calcext:value-type="currency">
            <text:p><text:s/>$5.967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1"/>
          <table:table-cell table:style-name="ce65"/>
          <table:table-cell table:style-name="ce65" table:formula="of:=SUM([.E2:.E7])" office:value-type="currency" office:currency=" $" office:value="7641" calcext:value-type="currency">
            <text:p><text:s/>$7.641,00</text:p>
          </table:table-cell>
          <table:table-cell table:number-columns-repeated="16379"/>
        </table:table-row>
        <table:table-row table:style-name="ro1" table:number-rows-repeated="984">
          <table:table-cell table:number-columns-repeated="2"/>
          <table:table-cell table:style-name="ce11"/>
          <table:table-cell table:style-name="ce51"/>
          <table:table-cell table:style-name="ce11"/>
          <table:table-cell table:number-columns-repeated="16379"/>
        </table:table-row>
        <table:table-row table:style-name="ro2" table:number-rows-repeated="10475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. FUEGUINOS" table:style-name="ta7"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68" office:value-type="string" calcext:value-type="string">
            <text:p>CANTIDAD</text:p>
          </table:table-cell>
          <table:table-cell table:style-name="ce69" office:value-type="string" calcext:value-type="string">
            <text:p>PRECIO</text:p>
          </table:table-cell>
          <table:table-cell table:style-name="ce70" office:value-type="string" calcext:value-type="string">
            <text:p>TOTAL</text:p>
          </table:table-cell>
          <table:table-cell table:style-name="ce69" office:value-type="string" calcext:value-type="string">
            <text:p>EFECTIVO</text:p>
          </table:table-cell>
          <table:table-cell table:style-name="ce69" office:value-type="string" calcext:value-type="string">
            <text:p>TARJETAS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SEDUCCION 1 1/2 PL</text:p>
          </table:table-cell>
          <table:table-cell table:style-name="ce6" office:value-type="float" office:value="11" calcext:value-type="float">
            <text:p>11</text:p>
          </table:table-cell>
          <table:table-cell table:style-name="ce64" office:value-type="float" office:value="2487.48" calcext:value-type="float">
            <text:p>2.487,48</text:p>
          </table:table-cell>
          <table:table-cell table:style-name="ce64" table:formula="of:=[.B2]*[.C2]" office:value-type="float" office:value="27362.28" calcext:value-type="float">
            <text:p>27.362,28</text:p>
          </table:table-cell>
          <table:table-cell table:style-name="ce72" table:formula="of:=[.C2]*1.5" office:value-type="currency" office:currency=" $" office:value="3731.22" calcext:value-type="currency">
            <text:p><text:s/>$3.731,22</text:p>
          </table:table-cell>
          <table:table-cell table:style-name="ce72" table:formula="of:=[.C2]*1.6" office:value-type="currency" office:currency=" $" office:value="3979.968" calcext:value-type="currency">
            <text:p><text:s/>$3.979,97</text:p>
          </table:table-cell>
          <table:table-cell table:number-columns-repeated="2"/>
          <table:table-cell table:style-name="ce4" office:value-type="float" office:value="0.05" calcext:value-type="float">
            <text:p>0,05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ABANA BASSIC 132 HI 1 1/2 PL</text:p>
          </table:table-cell>
          <table:table-cell table:style-name="ce6" office:value-type="float" office:value="11" calcext:value-type="float">
            <text:p>11</text:p>
          </table:table-cell>
          <table:table-cell table:style-name="ce64" office:value-type="float" office:value="2978.74" calcext:value-type="float">
            <text:p>2.978,74</text:p>
          </table:table-cell>
          <table:table-cell table:style-name="ce64" table:formula="of:=[.B3]*[.C3]" office:value-type="float" office:value="32766.14" calcext:value-type="float">
            <text:p>32.766,14</text:p>
          </table:table-cell>
          <table:table-cell table:style-name="ce72" table:formula="of:=[.C3]*1.5" office:value-type="currency" office:currency=" $" office:value="4468.11" calcext:value-type="currency">
            <text:p><text:s/>$4.468,11</text:p>
          </table:table-cell>
          <table:table-cell table:style-name="ce72" table:formula="of:=[.C3]*1.65" office:value-type="currency" office:currency=" $" office:value="4914.921" calcext:value-type="currency">
            <text:p><text:s/>$4.914,92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DRESSY 144 HI 1 1/2 PL</text:p>
          </table:table-cell>
          <table:table-cell table:style-name="ce6"/>
          <table:table-cell table:style-name="ce64" office:value-type="float" office:value="3735.31" calcext:value-type="float">
            <text:p>3.735,31</text:p>
          </table:table-cell>
          <table:table-cell table:style-name="ce64" table:formula="of:=[.B4]*[.C4]" office:value-type="float" office:value="0" calcext:value-type="float">
            <text:p>0,00</text:p>
          </table:table-cell>
          <table:table-cell table:style-name="ce72" table:formula="of:=[.C4]*1.5" office:value-type="currency" office:currency=" $" office:value="5602.965" calcext:value-type="currency">
            <text:p><text:s/>$5.602,97</text:p>
          </table:table-cell>
          <table:table-cell table:style-name="ce72" table:formula="of:=[.C4]*1.65" office:value-type="currency" office:currency=" $" office:value="6163.2615" calcext:value-type="currency">
            <text:p><text:s/>$6.163,26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COLORS 144 HI 1 1/2 PL</text:p>
          </table:table-cell>
          <table:table-cell table:style-name="ce6"/>
          <table:table-cell table:style-name="ce64" office:value-type="float" office:value="3606.91" calcext:value-type="float">
            <text:p>3.606,91</text:p>
          </table:table-cell>
          <table:table-cell table:style-name="ce64" table:formula="of:=[.B5]*[.C5]" office:value-type="float" office:value="0" calcext:value-type="float">
            <text:p>0,00</text:p>
          </table:table-cell>
          <table:table-cell table:style-name="ce72" table:formula="of:=[.C5]*1.5" office:value-type="currency" office:currency=" $" office:value="5410.365" calcext:value-type="currency">
            <text:p><text:s/>$5.410,37</text:p>
          </table:table-cell>
          <table:table-cell table:style-name="ce72" table:formula="of:=[.C5]*1.65" office:value-type="currency" office:currency=" $" office:value="5951.4015" calcext:value-type="currency">
            <text:p><text:s/>$5.951,4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CHICOS 1 1/2 PL</text:p>
          </table:table-cell>
          <table:table-cell table:style-name="ce6" office:value-type="float" office:value="8" calcext:value-type="float">
            <text:p>8</text:p>
          </table:table-cell>
          <table:table-cell table:style-name="ce64" office:value-type="float" office:value="3051.24" calcext:value-type="float">
            <text:p>3.051,24</text:p>
          </table:table-cell>
          <table:table-cell table:style-name="ce64" table:formula="of:=[.B6]*[.C6]" office:value-type="float" office:value="24409.92" calcext:value-type="float">
            <text:p>24.409,92</text:p>
          </table:table-cell>
          <table:table-cell table:style-name="ce72" table:formula="of:=[.C6]*1.5" office:value-type="currency" office:currency=" $" office:value="4576.86" calcext:value-type="currency">
            <text:p><text:s/>$4.576,86</text:p>
          </table:table-cell>
          <table:table-cell table:style-name="ce72" table:formula="of:=[.C6]*1.65" office:value-type="currency" office:currency=" $" office:value="5034.546" calcext:value-type="currency">
            <text:p><text:s/>$5.034,55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180 HI 1 1/2 PL</text:p>
          </table:table-cell>
          <table:table-cell table:style-name="ce6" office:value-type="float" office:value="7" calcext:value-type="float">
            <text:p>7</text:p>
          </table:table-cell>
          <table:table-cell table:style-name="ce64" office:value-type="float" office:value="4125.12" calcext:value-type="float">
            <text:p>4.125,12</text:p>
          </table:table-cell>
          <table:table-cell table:style-name="ce64" table:formula="of:=[.B7]*[.C7]" office:value-type="float" office:value="28875.84" calcext:value-type="float">
            <text:p>28.875,84</text:p>
          </table:table-cell>
          <table:table-cell table:style-name="ce72" table:formula="of:=[.C7]*1.5" office:value-type="currency" office:currency=" $" office:value="6187.68" calcext:value-type="currency">
            <text:p><text:s/>$6.187,68</text:p>
          </table:table-cell>
          <table:table-cell table:style-name="ce72" table:formula="of:=[.C7]*1.65" office:value-type="currency" office:currency=" $" office:value="6806.448" calcext:value-type="currency">
            <text:p><text:s/>$6.806,45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SEDUCCION 2 1/2 PL</text:p>
          </table:table-cell>
          <table:table-cell table:style-name="ce6" office:value-type="float" office:value="11" calcext:value-type="float">
            <text:p>11</text:p>
          </table:table-cell>
          <table:table-cell table:style-name="ce64" office:value-type="float" office:value="3283.89" calcext:value-type="float">
            <text:p>3.283,89</text:p>
          </table:table-cell>
          <table:table-cell table:style-name="ce64" table:formula="of:=[.B8]*[.C8]" office:value-type="float" office:value="36122.79" calcext:value-type="float">
            <text:p>36.122,79</text:p>
          </table:table-cell>
          <table:table-cell table:style-name="ce72" table:formula="of:=[.C8]*1.5" office:value-type="currency" office:currency=" $" office:value="4925.835" calcext:value-type="currency">
            <text:p><text:s/>$4.925,84</text:p>
          </table:table-cell>
          <table:table-cell table:style-name="ce72" table:formula="of:=[.C8]*1.6" office:value-type="currency" office:currency=" $" office:value="5254.224" calcext:value-type="currency">
            <text:p><text:s/>$5.254,22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BASSIC 132 HI 2 1/2 PL</text:p>
          </table:table-cell>
          <table:table-cell table:style-name="ce6" office:value-type="float" office:value="2" calcext:value-type="float">
            <text:p>2</text:p>
          </table:table-cell>
          <table:table-cell table:style-name="ce64" office:value-type="float" office:value="3859.78" calcext:value-type="float">
            <text:p>3.859,78</text:p>
          </table:table-cell>
          <table:table-cell table:style-name="ce64" table:formula="of:=[.B9]*[.C9]" office:value-type="float" office:value="7719.56" calcext:value-type="float">
            <text:p>7.719,56</text:p>
          </table:table-cell>
          <table:table-cell table:style-name="ce72" table:formula="of:=[.C9]*1.5" office:value-type="currency" office:currency=" $" office:value="5789.67" calcext:value-type="currency">
            <text:p><text:s/>$5.789,67</text:p>
          </table:table-cell>
          <table:table-cell table:style-name="ce72" table:formula="of:=[.C9]*1.65" office:value-type="currency" office:currency=" $" office:value="6368.637" calcext:value-type="currency">
            <text:p><text:s/>$6.368,64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CLASSIC 2 1/2 PL</text:p>
          </table:table-cell>
          <table:table-cell table:style-name="ce6" office:value-type="float" office:value="5" calcext:value-type="float">
            <text:p>5</text:p>
          </table:table-cell>
          <table:table-cell table:style-name="ce64" office:value-type="float" office:value="4209.17" calcext:value-type="float">
            <text:p>4.209,17</text:p>
          </table:table-cell>
          <table:table-cell table:style-name="ce64" table:formula="of:=[.B10]*[.C10]" office:value-type="float" office:value="21045.85" calcext:value-type="float">
            <text:p>21.045,85</text:p>
          </table:table-cell>
          <table:table-cell table:style-name="ce72" table:formula="of:=[.C10]*1.5" office:value-type="currency" office:currency=" $" office:value="6313.755" calcext:value-type="currency">
            <text:p><text:s/>$6.313,76</text:p>
          </table:table-cell>
          <table:table-cell table:style-name="ce72" table:formula="of:=[.C10]*1.65" office:value-type="currency" office:currency=" $" office:value="6945.1305" calcext:value-type="currency">
            <text:p><text:s/>$6.945,13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DONNA 144 HI 2 1/2 PL</text:p>
          </table:table-cell>
          <table:table-cell table:style-name="ce6" office:value-type="float" office:value="3" calcext:value-type="float">
            <text:p>3</text:p>
          </table:table-cell>
          <table:table-cell table:style-name="ce64" office:value-type="float" office:value="4807.57" calcext:value-type="float">
            <text:p>4.807,57</text:p>
          </table:table-cell>
          <table:table-cell table:style-name="ce64" table:formula="of:=[.B11]*[.C11]" office:value-type="float" office:value="14422.71" calcext:value-type="float">
            <text:p>14.422,71</text:p>
          </table:table-cell>
          <table:table-cell table:style-name="ce72" table:formula="of:=[.C11]*1.6" office:value-type="currency" office:currency=" $" office:value="7692.112" calcext:value-type="currency">
            <text:p><text:s/>$7.692,11</text:p>
          </table:table-cell>
          <table:table-cell table:style-name="ce72" table:formula="of:=[.C11]*1.65" office:value-type="currency" office:currency=" $" office:value="7932.4905" calcext:value-type="currency">
            <text:p><text:s/>$7.932,49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COLORS 144 HI 2 1/2 PL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float" office:value="4893.15" calcext:value-type="float">
            <text:p>4.893,15</text:p>
          </table:table-cell>
          <table:table-cell table:style-name="ce64" table:formula="of:=[.B12]*[.C12]" office:value-type="float" office:value="4893.15" calcext:value-type="float">
            <text:p>4.893,15</text:p>
          </table:table-cell>
          <table:table-cell table:style-name="ce72" table:formula="of:=[.C12]*1.5" office:value-type="currency" office:currency=" $" office:value="7339.725" calcext:value-type="currency">
            <text:p><text:s/>$7.339,72</text:p>
          </table:table-cell>
          <table:table-cell table:style-name="ce72" table:formula="of:=[.C12]*1.65" office:value-type="currency" office:currency=" $" office:value="8073.6975" calcext:value-type="currency">
            <text:p><text:s/>$8.073,7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180 HI 2 1/2 PL</text:p>
          </table:table-cell>
          <table:table-cell table:style-name="ce6" office:value-type="float" office:value="7" calcext:value-type="float">
            <text:p>7</text:p>
          </table:table-cell>
          <table:table-cell table:style-name="ce64" office:value-type="float" office:value="5093.86" calcext:value-type="float">
            <text:p>5.093,86</text:p>
          </table:table-cell>
          <table:table-cell table:style-name="ce64" table:formula="of:=[.B13]*[.C13]" office:value-type="float" office:value="35657.02" calcext:value-type="float">
            <text:p>35.657,02</text:p>
          </table:table-cell>
          <table:table-cell table:style-name="ce72" table:formula="of:=[.C13]*1.5" office:value-type="currency" office:currency=" $" office:value="7640.79" calcext:value-type="currency">
            <text:p><text:s/>$7.640,79</text:p>
          </table:table-cell>
          <table:table-cell table:style-name="ce72" table:formula="of:=[.C13]*1.65" office:value-type="currency" office:currency=" $" office:value="8404.869" calcext:value-type="currency">
            <text:p><text:s/>$8.404,87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180 HI QUEEN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float" office:value="5516.84" calcext:value-type="float">
            <text:p>5.516,84</text:p>
          </table:table-cell>
          <table:table-cell table:style-name="ce64" table:formula="of:=[.B14]*[.C14]" office:value-type="float" office:value="5516.84" calcext:value-type="float">
            <text:p>5.516,84</text:p>
          </table:table-cell>
          <table:table-cell table:style-name="ce72" table:formula="of:=[.C14]*1.5" office:value-type="currency" office:currency=" $" office:value="8275.26" calcext:value-type="currency">
            <text:p><text:s/>$8.275,26</text:p>
          </table:table-cell>
          <table:table-cell table:style-name="ce72" table:formula="of:=[.C14]*1.65" office:value-type="currency" office:currency=" $" office:value="9102.786" calcext:value-type="currency">
            <text:p><text:s/>$9.102,79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QUEEN 200 HILOS</text:p>
          </table:table-cell>
          <table:table-cell table:style-name="ce6"/>
          <table:table-cell table:style-name="ce64" office:value-type="float" office:value="6362.6" calcext:value-type="float">
            <text:p>6.362,60</text:p>
          </table:table-cell>
          <table:table-cell table:style-name="ce64" table:formula="of:=[.B15]*[.C15]" office:value-type="float" office:value="0" calcext:value-type="float">
            <text:p>0,00</text:p>
          </table:table-cell>
          <table:table-cell table:style-name="ce72" table:formula="of:=[.C15]*1.5" office:value-type="currency" office:currency=" $" office:value="9543.9" calcext:value-type="currency">
            <text:p><text:s/>$9.543,90</text:p>
          </table:table-cell>
          <table:table-cell table:style-name="ce72" table:formula="of:=[.C15]*1.65" office:value-type="currency" office:currency=" $" office:value="10498.29" calcext:value-type="currency">
            <text:p><text:s/>$10.498,29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KING 144 HILOS DONNA</text:p>
          </table:table-cell>
          <table:table-cell table:style-name="ce6" office:value-type="float" office:value="8" calcext:value-type="float">
            <text:p>8</text:p>
          </table:table-cell>
          <table:table-cell table:style-name="ce64" office:value-type="float" office:value="6288.01" calcext:value-type="float">
            <text:p>6.288,01</text:p>
          </table:table-cell>
          <table:table-cell table:style-name="ce64" table:formula="of:=[.B16]*[.C16]" office:value-type="float" office:value="50304.08" calcext:value-type="float">
            <text:p>50.304,08</text:p>
          </table:table-cell>
          <table:table-cell table:style-name="ce72" table:formula="of:=[.C16]*1.5" office:value-type="currency" office:currency=" $" office:value="9432.015" calcext:value-type="currency">
            <text:p><text:s/>$9.432,02</text:p>
          </table:table-cell>
          <table:table-cell table:style-name="ce72" table:formula="of:=[.C16]*1.65" office:value-type="currency" office:currency=" $" office:value="10375.2165" calcext:value-type="currency">
            <text:p><text:s/>$10.375,22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KING 144 HILOS COLORS</text:p>
          </table:table-cell>
          <table:table-cell table:style-name="ce6"/>
          <table:table-cell table:style-name="ce64" office:value-type="float" office:value="6419.86" calcext:value-type="float">
            <text:p>6.419,86</text:p>
          </table:table-cell>
          <table:table-cell table:style-name="ce64" table:formula="of:=[.B17]*[.C17]" office:value-type="float" office:value="0" calcext:value-type="float">
            <text:p>0,00</text:p>
          </table:table-cell>
          <table:table-cell table:style-name="ce72" table:formula="of:=[.C17]*1.5" office:value-type="currency" office:currency=" $" office:value="9629.79" calcext:value-type="currency">
            <text:p><text:s/>$9.629,79</text:p>
          </table:table-cell>
          <table:table-cell table:style-name="ce72" table:formula="of:=[.C17]*1.65" office:value-type="currency" office:currency=" $" office:value="10592.769" calcext:value-type="currency">
            <text:p><text:s/>$10.592,77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ABANA KING 180 HILOS</text:p>
          </table:table-cell>
          <table:table-cell table:style-name="ce6" office:value-type="float" office:value="4" calcext:value-type="float">
            <text:p>4</text:p>
          </table:table-cell>
          <table:table-cell table:style-name="ce64" office:value-type="float" office:value="7154.61" calcext:value-type="float">
            <text:p>7.154,61</text:p>
          </table:table-cell>
          <table:table-cell table:style-name="ce64" table:formula="of:=[.B18]*[.C18]" office:value-type="float" office:value="28618.44" calcext:value-type="float">
            <text:p>28.618,44</text:p>
          </table:table-cell>
          <table:table-cell table:style-name="ce72" table:formula="of:=[.C18]*1.5" office:value-type="currency" office:currency=" $" office:value="10731.915" calcext:value-type="currency">
            <text:p><text:s/>$10.731,91</text:p>
          </table:table-cell>
          <table:table-cell table:style-name="ce72" table:formula="of:=[.C18]*1.65" office:value-type="currency" office:currency=" $" office:value="11805.1065" calcext:value-type="currency">
            <text:p><text:s/>$11.805,1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FRAZADA FLANNEL KING</text:p>
          </table:table-cell>
          <table:table-cell table:style-name="ce6" office:value-type="float" office:value="6" calcext:value-type="float">
            <text:p>6</text:p>
          </table:table-cell>
          <table:table-cell table:style-name="ce64" office:value-type="float" office:value="4568.81" calcext:value-type="float">
            <text:p>4.568,81</text:p>
          </table:table-cell>
          <table:table-cell table:style-name="ce64" table:formula="of:=[.B19]*[.C19]" office:value-type="float" office:value="27412.86" calcext:value-type="float">
            <text:p>27.412,86</text:p>
          </table:table-cell>
          <table:table-cell table:style-name="ce72" table:formula="of:=[.C19]*1.5" office:value-type="currency" office:currency=" $" office:value="6853.215" calcext:value-type="currency">
            <text:p><text:s/>$6.853,22</text:p>
          </table:table-cell>
          <table:table-cell table:style-name="ce72" table:formula="of:=[.C19]*1.65" office:value-type="currency" office:currency=" $" office:value="7538.5365" calcext:value-type="currency">
            <text:p><text:s/>$7.538,54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FUNDA PARA ALMOHADA 144 HI</text:p>
          </table:table-cell>
          <table:table-cell table:style-name="ce6" office:value-type="float" office:value="18" calcext:value-type="float">
            <text:p>18</text:p>
          </table:table-cell>
          <table:table-cell table:style-name="ce64" office:value-type="float" office:value="618.76" calcext:value-type="float">
            <text:p>618,76</text:p>
          </table:table-cell>
          <table:table-cell table:style-name="ce64" table:formula="of:=[.B20]*[.C20]" office:value-type="float" office:value="11137.68" calcext:value-type="float">
            <text:p>11.137,68</text:p>
          </table:table-cell>
          <table:table-cell table:style-name="ce72" table:formula="of:=[.C20]*1.5" office:value-type="currency" office:currency=" $" office:value="928.14" calcext:value-type="currency">
            <text:p><text:s/>$928,14</text:p>
          </table:table-cell>
          <table:table-cell table:style-name="ce72" table:formula="of:=[.C20]*1.6" office:value-type="currency" office:currency=" $" office:value="990.016" calcext:value-type="currency">
            <text:p><text:s/>$990,02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JUSTABLE 1 1/2 PL</text:p>
          </table:table-cell>
          <table:table-cell table:style-name="ce6" office:value-type="float" office:value="11" calcext:value-type="float">
            <text:p>11</text:p>
          </table:table-cell>
          <table:table-cell table:style-name="ce64" office:value-type="float" office:value="1698.56" calcext:value-type="float">
            <text:p>1.698,56</text:p>
          </table:table-cell>
          <table:table-cell table:style-name="ce64" table:formula="of:=[.B21]*[.C21]" office:value-type="float" office:value="18684.16" calcext:value-type="float">
            <text:p>18.684,16</text:p>
          </table:table-cell>
          <table:table-cell table:style-name="ce72" table:formula="of:=[.C21]*1.5" office:value-type="currency" office:currency=" $" office:value="2547.84" calcext:value-type="currency">
            <text:p><text:s/>$2.547,84</text:p>
          </table:table-cell>
          <table:table-cell table:style-name="ce72" table:formula="of:=[.C21]*1.65" office:value-type="currency" office:currency=" $" office:value="2802.624" calcext:value-type="currency">
            <text:p><text:s/>$2.802,62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JUSTABLE 2 1/2 PL</text:p>
          </table:table-cell>
          <table:table-cell table:style-name="ce6" office:value-type="float" office:value="6" calcext:value-type="float">
            <text:p>6</text:p>
          </table:table-cell>
          <table:table-cell table:style-name="ce64" office:value-type="float" office:value="2040.74" calcext:value-type="float">
            <text:p>2.040,74</text:p>
          </table:table-cell>
          <table:table-cell table:style-name="ce64" table:formula="of:=[.B22]*[.C22]" office:value-type="float" office:value="12244.44" calcext:value-type="float">
            <text:p>12.244,44</text:p>
          </table:table-cell>
          <table:table-cell table:style-name="ce72" table:formula="of:=[.C22]*1.5" office:value-type="currency" office:currency=" $" office:value="3061.11" calcext:value-type="currency">
            <text:p><text:s/>$3.061,11</text:p>
          </table:table-cell>
          <table:table-cell table:style-name="ce72" table:formula="of:=[.C22]*1.65" office:value-type="currency" office:currency=" $" office:value="3367.221" calcext:value-type="currency">
            <text:p><text:s/>$3.367,22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JUSTABLE KING</text:p>
          </table:table-cell>
          <table:table-cell table:style-name="ce6" office:value-type="float" office:value="12" calcext:value-type="float">
            <text:p>12</text:p>
          </table:table-cell>
          <table:table-cell table:style-name="ce64" office:value-type="float" office:value="2365.23" calcext:value-type="float">
            <text:p>2.365,23</text:p>
          </table:table-cell>
          <table:table-cell table:style-name="ce64" table:formula="of:=[.B23]*[.C23]" office:value-type="float" office:value="28382.76" calcext:value-type="float">
            <text:p>28.382,76</text:p>
          </table:table-cell>
          <table:table-cell table:style-name="ce72" table:formula="of:=[.C23]*1.5" office:value-type="currency" office:currency=" $" office:value="3547.845" calcext:value-type="currency">
            <text:p><text:s/>$3.547,85</text:p>
          </table:table-cell>
          <table:table-cell table:style-name="ce72" table:formula="of:=[.C23]*1.65" office:value-type="currency" office:currency=" $" office:value="3902.6295" calcext:value-type="currency">
            <text:p><text:s/>$3.902,6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71" table:formula="of:=SUM([.D2:.D23])" office:value-type="currency" office:currency=" $" office:value="415576.52" calcext:value-type="currency">
            <text:p><text:s/>$415.576,52</text:p>
          </table:table-cell>
          <table:table-cell/>
          <table:table-cell table:style-name="ce15"/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 table:number-rows-repeated="885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2" table:number-rows-repeated="10476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NNON" table:style-name="ta8">
        <table:table-column table:style-name="co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68" office:value-type="string" calcext:value-type="string">
            <text:p>CANTIDAD</text:p>
          </table:table-cell>
          <table:table-cell table:style-name="ce69" office:value-type="string" calcext:value-type="string">
            <text:p>PRECIO</text:p>
          </table:table-cell>
          <table:table-cell table:style-name="ce70" office:value-type="string" calcext:value-type="string">
            <text:p>IVA</text:p>
          </table:table-cell>
          <table:table-cell table:style-name="ce70" office:value-type="string" calcext:value-type="string">
            <text:p>TOTAL</text:p>
          </table:table-cell>
          <table:table-cell table:style-name="ce69" office:value-type="string" calcext:value-type="string">
            <text:p>EFECTIVO</text:p>
          </table:table-cell>
          <table:table-cell table:style-name="ce69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ABANA FIELDCREST 1 1/2 PL</text:p>
          </table:table-cell>
          <table:table-cell table:style-name="ce6" office:value-type="float" office:value="3" calcext:value-type="float">
            <text:p>3</text:p>
          </table:table-cell>
          <table:table-cell table:style-name="ce64" office:value-type="float" office:value="3587.32" calcext:value-type="float">
            <text:p>3.587,32</text:p>
          </table:table-cell>
          <table:table-cell table:style-name="ce64" table:formula="of:=[.C2]*1.21" office:value-type="float" office:value="4340.6572" calcext:value-type="float">
            <text:p>4.340,66</text:p>
          </table:table-cell>
          <table:table-cell table:style-name="ce64" table:formula="of:=[.B2]*[.D2]" office:value-type="float" office:value="13021.9716" calcext:value-type="float">
            <text:p>13.021,97</text:p>
          </table:table-cell>
          <table:table-cell table:style-name="ce72" table:formula="of:=[.D2]*1.5" office:value-type="currency" office:currency=" $" office:value="6510.9858" calcext:value-type="currency">
            <text:p><text:s/>$6.510,99</text:p>
          </table:table-cell>
          <table:table-cell table:style-name="ce72" table:formula="of:=[.D2]*1.65" office:value-type="currency" office:currency=" $" office:value="7162.08438" calcext:value-type="currency">
            <text:p><text:s/>$7.162,08</text:p>
          </table:table-cell>
          <table:table-cell/>
          <table:table-cell table:style-name="ce4" office:value-type="float" office:value="0.05" calcext:value-type="float">
            <text:p>0,05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ABANA FIELDCREST 2 1/2</text:p>
          </table:table-cell>
          <table:table-cell table:style-name="ce6" office:value-type="float" office:value="6" calcext:value-type="float">
            <text:p>6</text:p>
          </table:table-cell>
          <table:table-cell table:style-name="ce64" office:value-type="float" office:value="4842.51" calcext:value-type="float">
            <text:p>4.842,51</text:p>
          </table:table-cell>
          <table:table-cell table:style-name="ce64" table:formula="of:=[.C3]*1.21" office:value-type="float" office:value="5859.4371" calcext:value-type="float">
            <text:p>5.859,44</text:p>
          </table:table-cell>
          <table:table-cell table:style-name="ce64" table:formula="of:=[.B3]*[.D3]" office:value-type="float" office:value="35156.6226" calcext:value-type="float">
            <text:p>35.156,62</text:p>
          </table:table-cell>
          <table:table-cell table:style-name="ce72" table:formula="of:=[.D3]*1.5" office:value-type="currency" office:currency=" $" office:value="8789.15565" calcext:value-type="currency">
            <text:p><text:s/>$8.789,16</text:p>
          </table:table-cell>
          <table:table-cell table:style-name="ce72" table:formula="of:=[.D3]*1.65" office:value-type="currency" office:currency=" $" office:value="9668.071215" calcext:value-type="currency">
            <text:p><text:s/>$9.668,07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ABANA FIELDCREST QUEEN</text:p>
          </table:table-cell>
          <table:table-cell table:style-name="ce6"/>
          <table:table-cell table:style-name="ce64" office:value-type="float" office:value="5291.24" calcext:value-type="float">
            <text:p>5.291,24</text:p>
          </table:table-cell>
          <table:table-cell table:style-name="ce64" table:formula="of:=[.C4]*1.21" office:value-type="float" office:value="6402.4004" calcext:value-type="float">
            <text:p>6.402,40</text:p>
          </table:table-cell>
          <table:table-cell table:style-name="ce64" table:formula="of:=[.B4]*[.D4]" office:value-type="float" office:value="0" calcext:value-type="float">
            <text:p>0,00</text:p>
          </table:table-cell>
          <table:table-cell table:style-name="ce72" table:formula="of:=[.D4]*1.5" office:value-type="currency" office:currency=" $" office:value="9603.6006" calcext:value-type="currency">
            <text:p><text:s/>$9.603,60</text:p>
          </table:table-cell>
          <table:table-cell table:style-name="ce72" table:formula="of:=[.D4]*1.65" office:value-type="currency" office:currency=" $" office:value="10563.96066" calcext:value-type="currency">
            <text:p><text:s/>$10.563,96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JUEGO TOALLA Y TOALLON CANNON</text:p>
          </table:table-cell>
          <table:table-cell table:style-name="ce6" office:value-type="float" office:value="6" calcext:value-type="float">
            <text:p>6</text:p>
          </table:table-cell>
          <table:table-cell table:style-name="ce64" office:value-type="float" office:value="1897.42" calcext:value-type="float">
            <text:p>1.897,42</text:p>
          </table:table-cell>
          <table:table-cell table:style-name="ce64" table:formula="of:=[.C5]*1.21" office:value-type="float" office:value="2295.8782" calcext:value-type="float">
            <text:p>2.295,88</text:p>
          </table:table-cell>
          <table:table-cell table:style-name="ce64" table:formula="of:=[.B5]*[.D5]" office:value-type="float" office:value="13775.2692" calcext:value-type="float">
            <text:p>13.775,27</text:p>
          </table:table-cell>
          <table:table-cell table:style-name="ce72" table:formula="of:=[.D5]*1.5" office:value-type="currency" office:currency=" $" office:value="3443.8173" calcext:value-type="currency">
            <text:p><text:s/>$3.443,82</text:p>
          </table:table-cell>
          <table:table-cell table:style-name="ce72" table:formula="of:=[.D5]*1.65" office:value-type="currency" office:currency=" $" office:value="3788.19903" calcext:value-type="currency">
            <text:p><text:s/>$3.788,20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TOALLON XL CANNON</text:p>
          </table:table-cell>
          <table:table-cell table:style-name="ce6" office:value-type="float" office:value="6" calcext:value-type="float">
            <text:p>6</text:p>
          </table:table-cell>
          <table:table-cell table:style-name="ce64" office:value-type="float" office:value="1282.98" calcext:value-type="float">
            <text:p>1.282,98</text:p>
          </table:table-cell>
          <table:table-cell table:style-name="ce64" table:formula="of:=[.C6]*1.21" office:value-type="float" office:value="1552.4058" calcext:value-type="float">
            <text:p>1.552,41</text:p>
          </table:table-cell>
          <table:table-cell table:style-name="ce64" table:formula="of:=[.B6]*[.D6]" office:value-type="float" office:value="9314.4348" calcext:value-type="float">
            <text:p>9.314,43</text:p>
          </table:table-cell>
          <table:table-cell table:style-name="ce72" table:formula="of:=[.D6]*1.5" office:value-type="currency" office:currency=" $" office:value="2328.6087" calcext:value-type="currency">
            <text:p><text:s/>$2.328,61</text:p>
          </table:table-cell>
          <table:table-cell table:style-name="ce72" table:formula="of:=[.D6]*1.65" office:value-type="currency" office:currency=" $" office:value="2561.46957" calcext:value-type="currency">
            <text:p><text:s/>$2.561,47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TOALLA CANNON</text:p>
          </table:table-cell>
          <table:table-cell table:style-name="ce6" office:value-type="float" office:value="23" calcext:value-type="float">
            <text:p>23</text:p>
          </table:table-cell>
          <table:table-cell table:style-name="ce64" office:value-type="float" office:value="443.62" calcext:value-type="float">
            <text:p>443,62</text:p>
          </table:table-cell>
          <table:table-cell table:style-name="ce64" table:formula="of:=[.C7]*1.21" office:value-type="float" office:value="536.7802" calcext:value-type="float">
            <text:p>536,78</text:p>
          </table:table-cell>
          <table:table-cell table:style-name="ce64" table:formula="of:=[.B7]*[.D7]" office:value-type="float" office:value="12345.9446" calcext:value-type="float">
            <text:p>12.345,94</text:p>
          </table:table-cell>
          <table:table-cell table:style-name="ce72" table:formula="of:=[.D7]*1.5" office:value-type="currency" office:currency=" $" office:value="805.1703" calcext:value-type="currency">
            <text:p><text:s/>$805,17</text:p>
          </table:table-cell>
          <table:table-cell table:style-name="ce72" table:formula="of:=[.D7]*1.65" office:value-type="currency" office:currency=" $" office:value="885.68733" calcext:value-type="currency">
            <text:p><text:s/>$885,69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71" table:formula="of:=SUM([.E2:.E7])" office:value-type="currency" office:currency=" $" office:value="83614.2428" calcext:value-type="currency">
            <text:p><text:s/>$83.614,24</text:p>
          </table:table-cell>
          <table:table-cell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11"/>
          <table:table-cell table:style-name="ce15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 table:number-rows-repeated="885">
          <table:table-cell table:number-columns-repeated="2"/>
          <table:table-cell table:style-name="ce51" table:number-columns-repeated="3"/>
          <table:table-cell table:style-name="ce11"/>
          <table:table-cell table:style-name="ce15"/>
          <table:table-cell table:number-columns-repeated="16377"/>
        </table:table-row>
        <table:table-row table:style-name="ro2" table:number-rows-repeated="10476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VINIL" table:style-name="ta9"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50" table:number-columns-repeated="2"/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/>
          <table:table-cell table:style-name="ce8" office:value-type="string" calcext:value-type="string">
            <text:p>DOLAR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CRISTRAL N°1,5</text:p>
          </table:table-cell>
          <table:table-cell table:style-name="ce18" office:value-type="float" office:value="60" calcext:value-type="float">
            <text:p>60</text:p>
          </table:table-cell>
          <table:table-cell table:style-name="ce49" office:value-type="float" office:value="2.24" calcext:value-type="float">
            <text:p>2,24</text:p>
          </table:table-cell>
          <table:table-cell table:style-name="ce49" table:formula="of:=[.C2]*[.J2]" office:value-type="float" office:value="336" calcext:value-type="float">
            <text:p>336,00</text:p>
          </table:table-cell>
          <table:table-cell table:style-name="ce49" table:formula="of:=[.D2]*1.21" office:value-type="float" office:value="406.56" calcext:value-type="float">
            <text:p>406,56</text:p>
          </table:table-cell>
          <table:table-cell table:style-name="ce49" table:formula="of:=[.B2]*[.E2]" office:value-type="float" office:value="24393.6" calcext:value-type="float">
            <text:p>24.393,60</text:p>
          </table:table-cell>
          <table:table-cell table:style-name="ce14" table:formula="of:=[.D2]*1.3" office:value-type="currency" office:currency=" $" office:value="436.8" calcext:value-type="currency">
            <text:p><text:s/>$436,80</text:p>
          </table:table-cell>
          <table:table-cell table:style-name="ce14" table:formula="of:=[.E2]*1.4" office:value-type="currency" office:currency=" $" office:value="569.184" calcext:value-type="currency">
            <text:p><text:s/>$569,18</text:p>
          </table:table-cell>
          <table:table-cell/>
          <table:table-cell table:style-name="ce14" office:value-type="currency" office:currency=" $" office:value="150" calcext:value-type="currency">
            <text:p><text:s/>$150,0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RISTAL N°3</text:p>
          </table:table-cell>
          <table:table-cell table:style-name="ce19" office:value-type="float" office:value="30" calcext:value-type="float">
            <text:p>30</text:p>
          </table:table-cell>
          <table:table-cell table:style-name="ce49" office:value-type="float" office:value="3.74" calcext:value-type="float">
            <text:p>3,74</text:p>
          </table:table-cell>
          <table:table-cell table:style-name="ce49" table:formula="of:=[.C3]*[.J2]" office:value-type="float" office:value="561" calcext:value-type="float">
            <text:p>561,00</text:p>
          </table:table-cell>
          <table:table-cell table:style-name="ce49" table:formula="of:=[.D3]*1.21" office:value-type="float" office:value="678.81" calcext:value-type="float">
            <text:p>678,81</text:p>
          </table:table-cell>
          <table:table-cell table:style-name="ce49" table:formula="of:=[.B3]*[.E3]" office:value-type="float" office:value="20364.3" calcext:value-type="float">
            <text:p>20.364,30</text:p>
          </table:table-cell>
          <table:table-cell table:style-name="ce14" table:formula="of:=[.D3]*1.3" office:value-type="currency" office:currency=" $" office:value="729.3" calcext:value-type="currency">
            <text:p><text:s/>$729,30</text:p>
          </table:table-cell>
          <table:table-cell table:style-name="ce14" table:formula="of:=[.E3]*1.4" office:value-type="currency" office:currency=" $" office:value="950.334" calcext:value-type="currency">
            <text:p><text:s/>$950,33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RISTAL N°1.5 1.8 MTS</text:p>
          </table:table-cell>
          <table:table-cell table:style-name="ce19" office:value-type="float" office:value="45" calcext:value-type="float">
            <text:p>45</text:p>
          </table:table-cell>
          <table:table-cell table:style-name="ce49" office:value-type="float" office:value="2.76" calcext:value-type="float">
            <text:p>2,76</text:p>
          </table:table-cell>
          <table:table-cell table:style-name="ce49" table:formula="of:=[.C4]*[.J2]" office:value-type="float" office:value="414" calcext:value-type="float">
            <text:p>414,00</text:p>
          </table:table-cell>
          <table:table-cell table:style-name="ce49" table:formula="of:=[.D4]*1.21" office:value-type="float" office:value="500.94" calcext:value-type="float">
            <text:p>500,94</text:p>
          </table:table-cell>
          <table:table-cell table:style-name="ce49" table:formula="of:=[.B4]*[.E4]" office:value-type="float" office:value="22542.3" calcext:value-type="float">
            <text:p>22.542,30</text:p>
          </table:table-cell>
          <table:table-cell table:style-name="ce14" table:formula="of:=[.D4]*1.3" office:value-type="currency" office:currency=" $" office:value="538.2" calcext:value-type="currency">
            <text:p><text:s/>$538,20</text:p>
          </table:table-cell>
          <table:table-cell table:style-name="ce14" table:formula="of:=[.E4]*1.4" office:value-type="currency" office:currency=" $" office:value="701.316" calcext:value-type="currency">
            <text:p><text:s/>$701,32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RISTAL N°1.5 1.8 MTS ANTIAD</text:p>
          </table:table-cell>
          <table:table-cell table:style-name="ce19" office:value-type="float" office:value="150" calcext:value-type="float">
            <text:p>150</text:p>
          </table:table-cell>
          <table:table-cell table:style-name="ce49" office:value-type="float" office:value="1.26" calcext:value-type="float">
            <text:p>1,26</text:p>
          </table:table-cell>
          <table:table-cell table:style-name="ce49" table:formula="of:=[.C5]*[.J2]" office:value-type="float" office:value="189" calcext:value-type="float">
            <text:p>189,00</text:p>
          </table:table-cell>
          <table:table-cell table:style-name="ce49" table:formula="of:=[.D5]*1.21" office:value-type="float" office:value="228.69" calcext:value-type="float">
            <text:p>228,69</text:p>
          </table:table-cell>
          <table:table-cell table:style-name="ce49" table:formula="of:=[.B5]*[.E5]" office:value-type="float" office:value="34303.5" calcext:value-type="float">
            <text:p>34.303,50</text:p>
          </table:table-cell>
          <table:table-cell table:style-name="ce14" table:formula="of:=[.D5]*1.3" office:value-type="currency" office:currency=" $" office:value="245.7" calcext:value-type="currency">
            <text:p><text:s/>$245,70</text:p>
          </table:table-cell>
          <table:table-cell table:style-name="ce14" table:formula="of:=[.E5]*1.4" office:value-type="currency" office:currency=" $" office:value="320.166" calcext:value-type="currency">
            <text:p><text:s/>$320,17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RISTAL ESTAMPADO</text:p>
          </table:table-cell>
          <table:table-cell table:style-name="ce19"/>
          <table:table-cell table:style-name="ce49" office:value-type="float" office:value="2.5" calcext:value-type="float">
            <text:p>2,50</text:p>
          </table:table-cell>
          <table:table-cell table:style-name="ce49" table:formula="of:=[.C6]*[.J2]" office:value-type="float" office:value="375" calcext:value-type="float">
            <text:p>375,00</text:p>
          </table:table-cell>
          <table:table-cell table:style-name="ce49" table:formula="of:=[.D6]*1.21" office:value-type="float" office:value="453.75" calcext:value-type="float">
            <text:p>453,75</text:p>
          </table:table-cell>
          <table:table-cell table:style-name="ce49" table:formula="of:=[.B6]*[.E6]" office:value-type="float" office:value="0" calcext:value-type="float">
            <text:p>0,00</text:p>
          </table:table-cell>
          <table:table-cell table:style-name="ce14" table:formula="of:=[.D6]*1.3" office:value-type="currency" office:currency=" $" office:value="487.5" calcext:value-type="currency">
            <text:p><text:s/>$487,50</text:p>
          </table:table-cell>
          <table:table-cell table:style-name="ce14" table:formula="of:=[.E6]*1.4" office:value-type="currency" office:currency=" $" office:value="635.25" calcext:value-type="currency">
            <text:p><text:s/>$635,25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ULE DOBLE FAZ</text:p>
          </table:table-cell>
          <table:table-cell table:style-name="ce19" office:value-type="float" office:value="59" calcext:value-type="float">
            <text:p>59</text:p>
          </table:table-cell>
          <table:table-cell table:style-name="ce49" office:value-type="float" office:value="3.15" calcext:value-type="float">
            <text:p>3,15</text:p>
          </table:table-cell>
          <table:table-cell table:style-name="ce49" table:formula="of:=[.C7]*[.J2]" office:value-type="float" office:value="472.5" calcext:value-type="float">
            <text:p>472,50</text:p>
          </table:table-cell>
          <table:table-cell table:style-name="ce49" table:formula="of:=[.D7]*1.21" office:value-type="float" office:value="571.725" calcext:value-type="float">
            <text:p>571,73</text:p>
          </table:table-cell>
          <table:table-cell table:style-name="ce49" table:formula="of:=[.B7]*[.E7]" office:value-type="float" office:value="33731.775" calcext:value-type="float">
            <text:p>33.731,78</text:p>
          </table:table-cell>
          <table:table-cell table:style-name="ce14" table:formula="of:=[.D7]*1.3" office:value-type="currency" office:currency=" $" office:value="614.25" calcext:value-type="currency">
            <text:p><text:s/>$614,25</text:p>
          </table:table-cell>
          <table:table-cell table:style-name="ce14" table:formula="of:=[.E7]*1.4" office:value-type="currency" office:currency=" $" office:value="800.415" calcext:value-type="currency">
            <text:p><text:s/>$800,42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UERINA ESTAMPADA</text:p>
          </table:table-cell>
          <table:table-cell table:style-name="ce19"/>
          <table:table-cell table:style-name="ce49" office:value-type="float" office:value="3.72" calcext:value-type="float">
            <text:p>3,72</text:p>
          </table:table-cell>
          <table:table-cell table:style-name="ce49" table:formula="of:=[.C8]*[.J2]" office:value-type="float" office:value="558" calcext:value-type="float">
            <text:p>558,00</text:p>
          </table:table-cell>
          <table:table-cell table:style-name="ce49" table:formula="of:=[.D8]*1.21" office:value-type="float" office:value="675.18" calcext:value-type="float">
            <text:p>675,18</text:p>
          </table:table-cell>
          <table:table-cell table:style-name="ce49" table:formula="of:=[.B8]*[.E8]" office:value-type="float" office:value="0" calcext:value-type="float">
            <text:p>0,00</text:p>
          </table:table-cell>
          <table:table-cell table:style-name="ce14" table:formula="of:=[.D8]*1.3" office:value-type="currency" office:currency=" $" office:value="725.4" calcext:value-type="currency">
            <text:p><text:s/>$725,40</text:p>
          </table:table-cell>
          <table:table-cell table:style-name="ce14" table:formula="of:=[.E8]*1.4" office:value-type="currency" office:currency=" $" office:value="945.252" calcext:value-type="currency">
            <text:p><text:s/>$945,25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ULE FELPA VERDE</text:p>
          </table:table-cell>
          <table:table-cell table:style-name="ce19" office:value-type="float" office:value="35" calcext:value-type="float">
            <text:p>35</text:p>
          </table:table-cell>
          <table:table-cell table:style-name="ce49" office:value-type="float" office:value="7.94" calcext:value-type="float">
            <text:p>7,94</text:p>
          </table:table-cell>
          <table:table-cell table:style-name="ce49" table:formula="of:=[.C9]*[.J2]" office:value-type="float" office:value="1191" calcext:value-type="float">
            <text:p>1.191,00</text:p>
          </table:table-cell>
          <table:table-cell table:style-name="ce49" table:formula="of:=[.D9]*1.21" office:value-type="float" office:value="1441.11" calcext:value-type="float">
            <text:p>1.441,11</text:p>
          </table:table-cell>
          <table:table-cell table:style-name="ce49" table:formula="of:=[.B9]*[.E9]" office:value-type="float" office:value="50438.85" calcext:value-type="float">
            <text:p>50.438,85</text:p>
          </table:table-cell>
          <table:table-cell table:style-name="ce14" table:formula="of:=[.D9]*1.3" office:value-type="currency" office:currency=" $" office:value="1548.3" calcext:value-type="currency">
            <text:p><text:s/>$1.548,30</text:p>
          </table:table-cell>
          <table:table-cell table:style-name="ce14" table:formula="of:=[.E9]*1.4" office:value-type="currency" office:currency=" $" office:value="2017.554" calcext:value-type="currency">
            <text:p><text:s/>$2.017,5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3" table:formula="of:=SUM([.F2:.F9])" office:value-type="currency" office:currency=" $" office:value="185774.325" calcext:value-type="currency">
            <text:p><text:s/>$185.774,33</text:p>
          </table:table-cell>
          <table:table-cell/>
          <table:table-cell table:style-name="ce15"/>
          <table:table-cell table:number-columns-repeated="16376"/>
        </table:table-row>
        <table:table-row table:style-name="ro1" table:number-rows-repeated="984">
          <table:table-cell table:number-columns-repeated="2"/>
          <table:table-cell table:style-name="ce11"/>
          <table:table-cell table:style-name="ce51" table:number-columns-repeated="3"/>
          <table:table-cell table:style-name="ce11"/>
          <table:table-cell table:style-name="ce15"/>
          <table:table-cell table:number-columns-repeated="16376"/>
        </table:table-row>
        <table:table-row table:style-name="ro2" table:number-rows-repeated="10475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MALFI" table:style-name="ta10"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ORTINA DE BAÑO DE TELA</text:p>
          </table:table-cell>
          <table:table-cell table:style-name="ce18" office:value-type="float" office:value="1" calcext:value-type="float">
            <text:p>1</text:p>
          </table:table-cell>
          <table:table-cell table:style-name="ce49" office:value-type="float" office:value="1000" calcext:value-type="float">
            <text:p>1.000,00</text:p>
          </table:table-cell>
          <table:table-cell table:style-name="ce12" table:formula="of:=[.B2]*[.C2]" office:value-type="currency" office:currency=" $" office:value="1000" calcext:value-type="currency">
            <text:p><text:s/>$1.000,00</text:p>
          </table:table-cell>
          <table:table-cell table:style-name="ce14" table:formula="of:=[.C2]*1.5" office:value-type="currency" office:currency=" $" office:value="1500" calcext:value-type="currency">
            <text:p><text:s/>$1.500,00</text:p>
          </table:table-cell>
          <table:table-cell table:style-name="ce14" table:formula="of:=[.C2]*1.6" office:value-type="currency" office:currency=" $" office:value="1600" calcext:value-type="currency">
            <text:p><text:s/>$1.6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ROTECTOR P/ CORT LIVIANO</text:p>
          </table:table-cell>
          <table:table-cell table:style-name="ce19" office:value-type="float" office:value="10" calcext:value-type="float">
            <text:p>10</text:p>
          </table:table-cell>
          <table:table-cell table:style-name="ce49" office:value-type="float" office:value="450" calcext:value-type="float">
            <text:p>450,00</text:p>
          </table:table-cell>
          <table:table-cell table:style-name="ce12" table:formula="of:=[.B3]*[.C3]" office:value-type="currency" office:currency=" $" office:value="4500" calcext:value-type="currency">
            <text:p><text:s/>$4.500,00</text:p>
          </table:table-cell>
          <table:table-cell table:style-name="ce14" table:formula="of:=[.C3]*1.5" office:value-type="currency" office:currency=" $" office:value="675" calcext:value-type="currency">
            <text:p><text:s/>$675,00</text:p>
          </table:table-cell>
          <table:table-cell table:style-name="ce14" table:formula="of:=[.C3]*1.6" office:value-type="currency" office:currency=" $" office:value="720" calcext:value-type="currency">
            <text:p><text:s/>$72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ROTECTOR P/ CORT PESADO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750" calcext:value-type="float">
            <text:p>750,00</text:p>
          </table:table-cell>
          <table:table-cell table:style-name="ce12" table:formula="of:=[.B4]*[.C4]" office:value-type="currency" office:currency=" $" office:value="3750" calcext:value-type="currency">
            <text:p><text:s/>$3.750,00</text:p>
          </table:table-cell>
          <table:table-cell table:style-name="ce14" table:formula="of:=[.C4]*1.5" office:value-type="currency" office:currency=" $" office:value="1125" calcext:value-type="currency">
            <text:p><text:s/>$1.125,00</text:p>
          </table:table-cell>
          <table:table-cell table:style-name="ce14" table:formula="of:=[.C4]*1.6" office:value-type="currency" office:currency=" $" office:value="1200" calcext:value-type="currency">
            <text:p><text:s/>$1.2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DE BAÑO PLASTICO DOBLE</text:p>
          </table:table-cell>
          <table:table-cell table:style-name="ce19" office:value-type="float" office:value="20" calcext:value-type="float">
            <text:p>20</text:p>
          </table:table-cell>
          <table:table-cell table:style-name="ce49" office:value-type="float" office:value="750" calcext:value-type="float">
            <text:p>750,00</text:p>
          </table:table-cell>
          <table:table-cell table:style-name="ce12" table:formula="of:=[.B5]*[.C5]" office:value-type="currency" office:currency=" $" office:value="15000" calcext:value-type="currency">
            <text:p><text:s/>$15.000,00</text:p>
          </table:table-cell>
          <table:table-cell table:style-name="ce14" table:formula="of:=[.C5]*1.5" office:value-type="currency" office:currency=" $" office:value="1125" calcext:value-type="currency">
            <text:p><text:s/>$1.125,00</text:p>
          </table:table-cell>
          <table:table-cell table:style-name="ce14" table:formula="of:=[.C5]*1.6" office:value-type="currency" office:currency=" $" office:value="1200" calcext:value-type="currency">
            <text:p><text:s/>$1.2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DE BAÑO TELA TEFLON</text:p>
          </table:table-cell>
          <table:table-cell table:style-name="ce19" office:value-type="float" office:value="23" calcext:value-type="float">
            <text:p>23</text:p>
          </table:table-cell>
          <table:table-cell table:style-name="ce49" office:value-type="float" office:value="1800" calcext:value-type="float">
            <text:p>1.800,00</text:p>
          </table:table-cell>
          <table:table-cell table:style-name="ce12" table:formula="of:=[.B6]*[.C6]" office:value-type="currency" office:currency=" $" office:value="41400" calcext:value-type="currency">
            <text:p><text:s/>$41.400,00</text:p>
          </table:table-cell>
          <table:table-cell table:style-name="ce14" table:formula="of:=[.C6]*1.5" office:value-type="currency" office:currency=" $" office:value="2700" calcext:value-type="currency">
            <text:p><text:s/>$2.700,00</text:p>
          </table:table-cell>
          <table:table-cell table:style-name="ce14" table:formula="of:=[.C6]*1.6" office:value-type="currency" office:currency=" $" office:value="2880" calcext:value-type="currency">
            <text:p><text:s/>$2.88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ARTESANAL BLANCA Y BEIGE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2400" calcext:value-type="float">
            <text:p>2.400,00</text:p>
          </table:table-cell>
          <table:table-cell table:style-name="ce12" table:formula="of:=[.B7]*[.C7]" office:value-type="currency" office:currency=" $" office:value="9600" calcext:value-type="currency">
            <text:p><text:s/>$9.600,00</text:p>
          </table:table-cell>
          <table:table-cell table:style-name="ce14" table:formula="of:=[.C7]*1.5" office:value-type="currency" office:currency=" $" office:value="3600" calcext:value-type="currency">
            <text:p><text:s/>$3.600,00</text:p>
          </table:table-cell>
          <table:table-cell table:style-name="ce14" table:formula="of:=[.C7]*1.6" office:value-type="currency" office:currency=" $" office:value="3840" calcext:value-type="currency">
            <text:p><text:s/>$3.84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LFOMBRA SANITIZANTE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1050" calcext:value-type="float">
            <text:p>1.050,00</text:p>
          </table:table-cell>
          <table:table-cell table:style-name="ce12" table:formula="of:=[.B8]*[.C8]" office:value-type="currency" office:currency=" $" office:value="3150" calcext:value-type="currency">
            <text:p><text:s/>$3.150,00</text:p>
          </table:table-cell>
          <table:table-cell table:style-name="ce14" table:formula="of:=[.C8]*1.5" office:value-type="currency" office:currency=" $" office:value="1575" calcext:value-type="currency">
            <text:p><text:s/>$1.575,00</text:p>
          </table:table-cell>
          <table:table-cell table:style-name="ce14" table:formula="of:=[.C8]*1.6" office:value-type="currency" office:currency=" $" office:value="1680" calcext:value-type="currency">
            <text:p><text:s/>$1.68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LFOMBRA PVC <text:s/>CHICA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950" calcext:value-type="float">
            <text:p>950,00</text:p>
          </table:table-cell>
          <table:table-cell table:style-name="ce12" table:formula="of:=[.B9]*[.C9]" office:value-type="currency" office:currency=" $" office:value="2850" calcext:value-type="currency">
            <text:p><text:s/>$2.850,00</text:p>
          </table:table-cell>
          <table:table-cell table:style-name="ce14" table:formula="of:=[.C9]*1.5" office:value-type="currency" office:currency=" $" office:value="1425" calcext:value-type="currency">
            <text:p><text:s/>$1.425,00</text:p>
          </table:table-cell>
          <table:table-cell table:style-name="ce14" table:formula="of:=[.C9]*1.6" office:value-type="currency" office:currency=" $" office:value="1520" calcext:value-type="currency">
            <text:p><text:s/>$1.52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LFOMBRA YOGA PVC LISA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2200" calcext:value-type="float">
            <text:p>2.200,00</text:p>
          </table:table-cell>
          <table:table-cell table:style-name="ce12" table:formula="of:=[.B10]*[.C10]" office:value-type="currency" office:currency=" $" office:value="8800" calcext:value-type="currency">
            <text:p><text:s/>$8.800,00</text:p>
          </table:table-cell>
          <table:table-cell table:style-name="ce14" table:formula="of:=[.C10]*1.5" office:value-type="currency" office:currency=" $" office:value="3300" calcext:value-type="currency">
            <text:p><text:s/>$3.300,00</text:p>
          </table:table-cell>
          <table:table-cell table:style-name="ce14" table:formula="of:=[.C10]*1.6" office:value-type="currency" office:currency=" $" office:value="3520" calcext:value-type="currency">
            <text:p><text:s/>$3.52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LFOMBRA YOGA PVC ESTAMPADA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2670" calcext:value-type="float">
            <text:p>2.670,00</text:p>
          </table:table-cell>
          <table:table-cell table:style-name="ce12" table:formula="of:=[.B11]*[.C11]" office:value-type="currency" office:currency=" $" office:value="5340" calcext:value-type="currency">
            <text:p><text:s/>$5.340,00</text:p>
          </table:table-cell>
          <table:table-cell table:style-name="ce14" table:formula="of:=[.C11]*1.5" office:value-type="currency" office:currency=" $" office:value="4005" calcext:value-type="currency">
            <text:p><text:s/>$4.005,00</text:p>
          </table:table-cell>
          <table:table-cell table:style-name="ce14" table:formula="of:=[.C11]*1.6" office:value-type="currency" office:currency=" $" office:value="4272" calcext:value-type="currency">
            <text:p><text:s/>$4.272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RUSTICA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4900" calcext:value-type="float">
            <text:p>4.900,00</text:p>
          </table:table-cell>
          <table:table-cell table:style-name="ce12" table:formula="of:=[.B12]*[.C12]" office:value-type="currency" office:currency=" $" office:value="9800" calcext:value-type="currency">
            <text:p><text:s/>$9.800,00</text:p>
          </table:table-cell>
          <table:table-cell table:style-name="ce14" table:formula="of:=[.C12]*1.5" office:value-type="currency" office:currency=" $" office:value="7350" calcext:value-type="currency">
            <text:p><text:s/>$7.350,00</text:p>
          </table:table-cell>
          <table:table-cell table:style-name="ce14" table:formula="of:=[.C12]*1.4" office:value-type="currency" office:currency=" $" office:value="6860" calcext:value-type="currency">
            <text:p><text:s/>$6.86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VIRIDIANA CHENILLE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7000" calcext:value-type="float">
            <text:p>7.000,00</text:p>
          </table:table-cell>
          <table:table-cell table:style-name="ce12" table:formula="of:=[.B13]*[.C13]" office:value-type="currency" office:currency=" $" office:value="7000" calcext:value-type="currency">
            <text:p><text:s/>$7.000,00</text:p>
          </table:table-cell>
          <table:table-cell table:style-name="ce14" table:formula="of:=[.C13]*1.5" office:value-type="currency" office:currency=" $" office:value="10500" calcext:value-type="currency">
            <text:p><text:s/>$10.500,00</text:p>
          </table:table-cell>
          <table:table-cell table:style-name="ce14" table:formula="of:=[.C13]*1.4" office:value-type="currency" office:currency=" $" office:value="9800" calcext:value-type="currency">
            <text:p><text:s/>$9.8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VIRIDIANA VOILE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3600" calcext:value-type="float">
            <text:p>3.600,00</text:p>
          </table:table-cell>
          <table:table-cell table:style-name="ce12" table:formula="of:=[.B14]*[.C14]" office:value-type="currency" office:currency=" $" office:value="3600" calcext:value-type="currency">
            <text:p><text:s/>$3.600,00</text:p>
          </table:table-cell>
          <table:table-cell table:style-name="ce14" table:formula="of:=[.C14]*1.5" office:value-type="currency" office:currency=" $" office:value="5400" calcext:value-type="currency">
            <text:p><text:s/>$5.400,00</text:p>
          </table:table-cell>
          <table:table-cell table:style-name="ce14" table:formula="of:=[.C14]*1.4" office:value-type="currency" office:currency=" $" office:value="5040" calcext:value-type="currency">
            <text:p><text:s/>$5.04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 AMBIENTE AMALFI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3900" calcext:value-type="float">
            <text:p>3.900,00</text:p>
          </table:table-cell>
          <table:table-cell table:style-name="ce12" table:formula="of:=[.B15]*[.C15]" office:value-type="currency" office:currency=" $" office:value="15600" calcext:value-type="currency">
            <text:p><text:s/>$15.600,00</text:p>
          </table:table-cell>
          <table:table-cell table:style-name="ce14" table:formula="of:=[.C15]*1.5" office:value-type="currency" office:currency=" $" office:value="5850" calcext:value-type="currency">
            <text:p><text:s/>$5.850,00</text:p>
          </table:table-cell>
          <table:table-cell table:style-name="ce14" table:formula="of:=[.C15]*1.4" office:value-type="currency" office:currency=" $" office:value="5460" calcext:value-type="currency">
            <text:p><text:s/>$5.46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ARRALES CORTINA DE BAÑO</text:p>
          </table:table-cell>
          <table:table-cell table:style-name="ce19" office:value-type="float" office:value="9" calcext:value-type="float">
            <text:p>9</text:p>
          </table:table-cell>
          <table:table-cell table:style-name="ce49" office:value-type="float" office:value="1250" calcext:value-type="float">
            <text:p>1.250,00</text:p>
          </table:table-cell>
          <table:table-cell table:style-name="ce12" table:formula="of:=[.B16]*[.C16]" office:value-type="currency" office:currency=" $" office:value="11250" calcext:value-type="currency">
            <text:p><text:s/>$11.250,00</text:p>
          </table:table-cell>
          <table:table-cell table:style-name="ce14" table:formula="of:=[.C16]*1.5" office:value-type="currency" office:currency=" $" office:value="1875" calcext:value-type="currency">
            <text:p><text:s/>$1.875,00</text:p>
          </table:table-cell>
          <table:table-cell table:style-name="ce14" table:formula="of:=[.C16]*1.6" office:value-type="currency" office:currency=" $" office:value="2000" calcext:value-type="currency">
            <text:p><text:s/>$2.0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UNDAS PIEL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850" calcext:value-type="float">
            <text:p>850,00</text:p>
          </table:table-cell>
          <table:table-cell table:style-name="ce12" table:formula="of:=[.B17]*[.C17]" office:value-type="currency" office:currency=" $" office:value="3400" calcext:value-type="currency">
            <text:p><text:s/>$3.400,00</text:p>
          </table:table-cell>
          <table:table-cell table:style-name="ce14" table:formula="of:=[.C17]*1.5" office:value-type="currency" office:currency=" $" office:value="1275" calcext:value-type="currency">
            <text:p><text:s/>$1.275,00</text:p>
          </table:table-cell>
          <table:table-cell table:style-name="ce14" table:formula="of:=[.C17]*1.6" office:value-type="currency" office:currency=" $" office:value="1360" calcext:value-type="currency">
            <text:p><text:s/>$1.36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UNDAS CHENILLE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560" calcext:value-type="float">
            <text:p>560,00</text:p>
          </table:table-cell>
          <table:table-cell table:style-name="ce12" table:formula="of:=[.B18]*[.C18]" office:value-type="currency" office:currency=" $" office:value="1680" calcext:value-type="currency">
            <text:p><text:s/>$1.680,00</text:p>
          </table:table-cell>
          <table:table-cell table:style-name="ce14" table:formula="of:=[.C18]*1.5" office:value-type="currency" office:currency=" $" office:value="840" calcext:value-type="currency">
            <text:p><text:s/>$840,00</text:p>
          </table:table-cell>
          <table:table-cell table:style-name="ce14" table:formula="of:=[.C18]*1.6" office:value-type="currency" office:currency=" $" office:value="896" calcext:value-type="currency">
            <text:p><text:s/>$896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URBANTE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1170" calcext:value-type="float">
            <text:p>1.170,00</text:p>
          </table:table-cell>
          <table:table-cell table:style-name="ce12" table:formula="of:=[.B19]*[.C19]" office:value-type="currency" office:currency=" $" office:value="7020" calcext:value-type="currency">
            <text:p><text:s/>$7.020,00</text:p>
          </table:table-cell>
          <table:table-cell table:style-name="ce14" table:formula="of:=[.C19]*1.5" office:value-type="currency" office:currency=" $" office:value="1755" calcext:value-type="currency">
            <text:p><text:s/>$1.755,00</text:p>
          </table:table-cell>
          <table:table-cell table:style-name="ce14" table:formula="of:=[.C19]*1.6" office:value-type="currency" office:currency=" $" office:value="1872" calcext:value-type="currency">
            <text:p><text:s/>$1.872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ANTEL RECTANGULAR ANTIMANCHA 2.5 MT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1900" calcext:value-type="float">
            <text:p>1.900,00</text:p>
          </table:table-cell>
          <table:table-cell table:style-name="ce12" table:formula="of:=[.B20]*[.C20]" office:value-type="currency" office:currency=" $" office:value="3800" calcext:value-type="currency">
            <text:p><text:s/>$3.800,00</text:p>
          </table:table-cell>
          <table:table-cell table:style-name="ce14" table:formula="of:=[.C20]*1.5" office:value-type="currency" office:currency=" $" office:value="2850" calcext:value-type="currency">
            <text:p><text:s/>$2.850,00</text:p>
          </table:table-cell>
          <table:table-cell table:style-name="ce14" table:formula="of:=[.C20]*1.6" office:value-type="currency" office:currency=" $" office:value="3040" calcext:value-type="currency">
            <text:p><text:s/>$3.04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ANTEL REDONDO ANTIMANCHA 1.8 MT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1800" calcext:value-type="float">
            <text:p>1.800,00</text:p>
          </table:table-cell>
          <table:table-cell table:style-name="ce12" table:formula="of:=[.B21]*[.C21]" office:value-type="currency" office:currency=" $" office:value="10800" calcext:value-type="currency">
            <text:p><text:s/>$10.800,00</text:p>
          </table:table-cell>
          <table:table-cell table:style-name="ce14" table:formula="of:=[.C21]*1.5" office:value-type="currency" office:currency=" $" office:value="2700" calcext:value-type="currency">
            <text:p><text:s/>$2.700,00</text:p>
          </table:table-cell>
          <table:table-cell table:style-name="ce14" table:formula="of:=[.C21]*1.6" office:value-type="currency" office:currency=" $" office:value="2880" calcext:value-type="currency">
            <text:p><text:s/>$2.88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GANCHOS METALICOS RESINA</text:p>
          </table:table-cell>
          <table:table-cell table:style-name="ce19" office:value-type="float" office:value="24" calcext:value-type="float">
            <text:p>24</text:p>
          </table:table-cell>
          <table:table-cell table:style-name="ce49" office:value-type="float" office:value="1250" calcext:value-type="float">
            <text:p>1.250,00</text:p>
          </table:table-cell>
          <table:table-cell table:style-name="ce12" table:formula="of:=[.B22]*[.C22]" office:value-type="currency" office:currency=" $" office:value="30000" calcext:value-type="currency">
            <text:p><text:s/>$30.000,00</text:p>
          </table:table-cell>
          <table:table-cell table:style-name="ce14" table:formula="of:=[.C22]*1.5" office:value-type="currency" office:currency=" $" office:value="1875" calcext:value-type="currency">
            <text:p><text:s/>$1.875,00</text:p>
          </table:table-cell>
          <table:table-cell table:style-name="ce14" table:formula="of:=[.C22]*1.6" office:value-type="currency" office:currency=" $" office:value="2000" calcext:value-type="currency">
            <text:p><text:s/>$2.00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GANCHOS METALICOS CUERDAS</text:p>
          </table:table-cell>
          <table:table-cell table:style-name="ce19"/>
          <table:table-cell table:style-name="ce49" office:value-type="float" office:value="650" calcext:value-type="float">
            <text:p>650,00</text:p>
          </table:table-cell>
          <table:table-cell table:style-name="ce12" table:formula="of:=[.B23]*[.C23]" office:value-type="currency" office:currency=" $" office:value="0" calcext:value-type="currency">
            <text:p><text:s/>$0,00</text:p>
          </table:table-cell>
          <table:table-cell table:style-name="ce14" table:formula="of:=[.C23]*1.5" office:value-type="currency" office:currency=" $" office:value="975" calcext:value-type="currency">
            <text:p><text:s/>$975,00</text:p>
          </table:table-cell>
          <table:table-cell table:style-name="ce14" table:formula="of:=[.C23]*1.6" office:value-type="currency" office:currency=" $" office:value="1040" calcext:value-type="currency">
            <text:p><text:s/>$1.04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GANCHOS PLASTICOS BLANCO</text:p>
          </table:table-cell>
          <table:table-cell table:style-name="ce19" office:value-type="float" office:value="14" calcext:value-type="float">
            <text:p>14</text:p>
          </table:table-cell>
          <table:table-cell table:style-name="ce49" office:value-type="float" office:value="190" calcext:value-type="float">
            <text:p>190,00</text:p>
          </table:table-cell>
          <table:table-cell table:style-name="ce12" table:formula="of:=[.B24]*[.C24]" office:value-type="currency" office:currency=" $" office:value="2660" calcext:value-type="currency">
            <text:p><text:s/>$2.660,00</text:p>
          </table:table-cell>
          <table:table-cell table:style-name="ce14" table:formula="of:=[.C24]*1.5" office:value-type="currency" office:currency=" $" office:value="285" calcext:value-type="currency">
            <text:p><text:s/>$285,00</text:p>
          </table:table-cell>
          <table:table-cell table:style-name="ce14" table:formula="of:=[.C24]*1.6" office:value-type="currency" office:currency=" $" office:value="304" calcext:value-type="currency">
            <text:p><text:s/>$304,0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13" table:formula="of:=SUM([.D2:.D24])" office:value-type="currency" office:currency=" $" office:value="202000" calcext:value-type="currency">
            <text:p><text:s/>$202.000,00</text:p>
          </table:table-cell>
          <table:table-cell table:style-name="ce15"/>
          <table:table-cell table:number-columns-repeated="16379"/>
        </table:table-row>
        <table:table-row table:style-name="ro1" table:number-rows-repeated="984">
          <table:table-cell table:number-columns-repeated="2"/>
          <table:table-cell table:style-name="ce11" table:number-columns-repeated="2"/>
          <table:table-cell table:style-name="ce15"/>
          <table:table-cell table:number-columns-repeated="16379"/>
        </table:table-row>
        <table:table-row table:style-name="ro2" table:number-rows-repeated="1047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RIMEL" table:style-name="ta11"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8" office:value-type="string" calcext:value-type="string">
            <text:p>IVA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OMPACTO MULTICOLOR</text:p>
          </table:table-cell>
          <table:table-cell table:style-name="ce18" office:value-type="float" office:value="8" calcext:value-type="float">
            <text:p>8</text:p>
          </table:table-cell>
          <table:table-cell table:style-name="ce49" office:value-type="float" office:value="429" calcext:value-type="float">
            <text:p>429,00</text:p>
          </table:table-cell>
          <table:table-cell table:style-name="ce49" table:formula="of:=[.C2]*1.21" office:value-type="float" office:value="519.09" calcext:value-type="float">
            <text:p>519,09</text:p>
          </table:table-cell>
          <table:table-cell table:style-name="ce12" table:formula="of:=[.B2]*[.D2]" office:value-type="currency" office:currency=" $" office:value="4152.72" calcext:value-type="currency">
            <text:p><text:s/>$4.152,72</text:p>
          </table:table-cell>
          <table:table-cell table:style-name="ce14" table:formula="of:=[.D2]*1.5" office:value-type="currency" office:currency=" $" office:value="778.635" calcext:value-type="currency">
            <text:p><text:s/>$778,64</text:p>
          </table:table-cell>
          <table:table-cell table:style-name="ce14" table:formula="of:=[.D2]*1.5" office:value-type="currency" office:currency=" $" office:value="778.635" calcext:value-type="currency">
            <text:p><text:s/>$778,6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OCO CON GOMA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950" calcext:value-type="float">
            <text:p>950,00</text:p>
          </table:table-cell>
          <table:table-cell table:style-name="ce49" table:formula="of:=[.C3]*1.21" office:value-type="float" office:value="1149.5" calcext:value-type="float">
            <text:p>1.149,50</text:p>
          </table:table-cell>
          <table:table-cell table:style-name="ce12" table:formula="of:=[.B3]*[.D3]" office:value-type="currency" office:currency=" $" office:value="2299" calcext:value-type="currency">
            <text:p><text:s/>$2.299,00</text:p>
          </table:table-cell>
          <table:table-cell table:style-name="ce14" table:formula="of:=[.D3]*1.5" office:value-type="currency" office:currency=" $" office:value="1724.25" calcext:value-type="currency">
            <text:p><text:s/>$1.724,25</text:p>
          </table:table-cell>
          <table:table-cell table:style-name="ce14" table:formula="of:=[.D3]*1.5" office:value-type="currency" office:currency=" $" office:value="1724.25" calcext:value-type="currency">
            <text:p><text:s/>$1.724,2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LFOMBRA DE PASTO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649" calcext:value-type="float">
            <text:p>649,00</text:p>
          </table:table-cell>
          <table:table-cell table:style-name="ce49" table:formula="of:=[.C4]*1.21" office:value-type="float" office:value="785.29" calcext:value-type="float">
            <text:p>785,29</text:p>
          </table:table-cell>
          <table:table-cell table:style-name="ce12" table:formula="of:=[.B4]*[.D4]" office:value-type="currency" office:currency=" $" office:value="4711.74" calcext:value-type="currency">
            <text:p><text:s/>$4.711,74</text:p>
          </table:table-cell>
          <table:table-cell table:style-name="ce14" table:formula="of:=[.D4]*1.5" office:value-type="currency" office:currency=" $" office:value="1177.935" calcext:value-type="currency">
            <text:p><text:s/>$1.177,94</text:p>
          </table:table-cell>
          <table:table-cell table:style-name="ce14" table:formula="of:=[.D4]*1.5" office:value-type="currency" office:currency=" $" office:value="1177.935" calcext:value-type="currency">
            <text:p><text:s/>$1.177,9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YUTE ESTAMPADO</text:p>
          </table:table-cell>
          <table:table-cell table:style-name="ce19" office:value-type="float" office:value="19" calcext:value-type="float">
            <text:p>19</text:p>
          </table:table-cell>
          <table:table-cell table:style-name="ce49" office:value-type="float" office:value="350" calcext:value-type="float">
            <text:p>350,00</text:p>
          </table:table-cell>
          <table:table-cell table:style-name="ce49" table:formula="of:=[.C5]*1.21" office:value-type="float" office:value="423.5" calcext:value-type="float">
            <text:p>423,50</text:p>
          </table:table-cell>
          <table:table-cell table:style-name="ce12" table:formula="of:=[.B5]*[.D5]" office:value-type="currency" office:currency=" $" office:value="8046.5" calcext:value-type="currency">
            <text:p><text:s/>$8.046,50</text:p>
          </table:table-cell>
          <table:table-cell table:style-name="ce14" table:formula="of:=[.D5]*1.5" office:value-type="currency" office:currency=" $" office:value="635.25" calcext:value-type="currency">
            <text:p><text:s/>$635,25</text:p>
          </table:table-cell>
          <table:table-cell table:style-name="ce14" table:formula="of:=[.D5]*1.5" office:value-type="currency" office:currency=" $" office:value="635.25" calcext:value-type="currency">
            <text:p><text:s/>$635,2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ÑO ALGODON CON GUARDA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410" calcext:value-type="float">
            <text:p>410,00</text:p>
          </table:table-cell>
          <table:table-cell table:style-name="ce49" table:formula="of:=[.C6]*1.21" office:value-type="float" office:value="496.1" calcext:value-type="float">
            <text:p>496,10</text:p>
          </table:table-cell>
          <table:table-cell table:style-name="ce12" table:formula="of:=[.B6]*[.D6]" office:value-type="currency" office:currency=" $" office:value="2976.6" calcext:value-type="currency">
            <text:p><text:s/>$2.976,60</text:p>
          </table:table-cell>
          <table:table-cell table:style-name="ce14" table:formula="of:=[.D6]*1.5" office:value-type="currency" office:currency=" $" office:value="744.15" calcext:value-type="currency">
            <text:p><text:s/>$744,15</text:p>
          </table:table-cell>
          <table:table-cell table:style-name="ce14" table:formula="of:=[.D6]*1.5" office:value-type="currency" office:currency=" $" office:value="744.15" calcext:value-type="currency">
            <text:p><text:s/>$744,1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ÑO ANTIDESÑOZANTE</text:p>
          </table:table-cell>
          <table:table-cell table:style-name="ce19" office:value-type="float" office:value="9" calcext:value-type="float">
            <text:p>9</text:p>
          </table:table-cell>
          <table:table-cell table:style-name="ce49" office:value-type="float" office:value="1050" calcext:value-type="float">
            <text:p>1.050,00</text:p>
          </table:table-cell>
          <table:table-cell table:style-name="ce49" table:formula="of:=[.C7]*1.21" office:value-type="float" office:value="1270.5" calcext:value-type="float">
            <text:p>1.270,50</text:p>
          </table:table-cell>
          <table:table-cell table:style-name="ce12" table:formula="of:=[.B7]*[.D7]" office:value-type="currency" office:currency=" $" office:value="11434.5" calcext:value-type="currency">
            <text:p><text:s/>$11.434,50</text:p>
          </table:table-cell>
          <table:table-cell table:style-name="ce14" table:formula="of:=[.D7]*1.5" office:value-type="currency" office:currency=" $" office:value="1905.75" calcext:value-type="currency">
            <text:p><text:s/>$1.905,75</text:p>
          </table:table-cell>
          <table:table-cell table:style-name="ce14" table:formula="of:=[.D7]*1.5" office:value-type="currency" office:currency=" $" office:value="1905.75" calcext:value-type="currency">
            <text:p><text:s/>$1.905,7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2:.E7])" office:value-type="currency" office:currency=" $" office:value="33621.06" calcext:value-type="currency">
            <text:p><text:s/>$33.621,06</text:p>
          </table:table-cell>
          <table:table-cell table:style-name="ce15"/>
          <table:table-cell table:number-columns-repeated="16378"/>
        </table:table-row>
        <table:table-row table:style-name="ro1" table:number-rows-repeated="984">
          <table:table-cell table:number-columns-repeated="2"/>
          <table:table-cell table:style-name="ce11" table:number-columns-repeated="3"/>
          <table:table-cell table:style-name="ce15"/>
          <table:table-cell table:number-columns-repeated="16378"/>
        </table:table-row>
        <table:table-row table:style-name="ro2" table:number-rows-repeated="10475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CATEX" table:style-name="ta12"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8" office:value-type="string" calcext:value-type="string">
            <text:p>IVA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REPASADOR FRANCES</text:p>
          </table:table-cell>
          <table:table-cell table:style-name="ce6" office:value-type="float" office:value="11" calcext:value-type="float">
            <text:p>11</text:p>
          </table:table-cell>
          <table:table-cell table:style-name="ce64" office:value-type="float" office:value="192.85" calcext:value-type="float">
            <text:p>192,85</text:p>
          </table:table-cell>
          <table:table-cell table:style-name="ce64" table:formula="of:=[.C2]*1.21" office:value-type="float" office:value="233.3485" calcext:value-type="float">
            <text:p>233,35</text:p>
          </table:table-cell>
          <table:table-cell table:style-name="ce73" table:formula="of:=[.B2]*[.D2]" office:value-type="currency" office:currency=" $" office:value="2566.8335" calcext:value-type="currency">
            <text:p><text:s/>$2.566,83</text:p>
          </table:table-cell>
          <table:table-cell table:style-name="ce72" table:formula="of:=[.D2]*1.5" office:value-type="currency" office:currency=" $" office:value="350.02275" calcext:value-type="currency">
            <text:p><text:s/>$350,02</text:p>
          </table:table-cell>
          <table:table-cell table:style-name="ce72" table:formula="of:=[.D2]*1.65" office:value-type="currency" office:currency=" $" office:value="385.025025" calcext:value-type="currency">
            <text:p><text:s/>$385,03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REPASADOR SARGA</text:p>
          </table:table-cell>
          <table:table-cell table:style-name="ce6" office:value-type="float" office:value="33" calcext:value-type="float">
            <text:p>33</text:p>
          </table:table-cell>
          <table:table-cell table:style-name="ce64" office:value-type="float" office:value="125.94" calcext:value-type="float">
            <text:p>125,94</text:p>
          </table:table-cell>
          <table:table-cell table:style-name="ce64" table:formula="of:=[.C3]*1.21" office:value-type="float" office:value="152.3874" calcext:value-type="float">
            <text:p>152,39</text:p>
          </table:table-cell>
          <table:table-cell table:style-name="ce73" table:formula="of:=[.B3]*[.D3]" office:value-type="currency" office:currency=" $" office:value="5028.7842" calcext:value-type="currency">
            <text:p><text:s/>$5.028,78</text:p>
          </table:table-cell>
          <table:table-cell table:style-name="ce72" table:formula="of:=[.D3]*1.5" office:value-type="currency" office:currency=" $" office:value="228.5811" calcext:value-type="currency">
            <text:p><text:s/>$228,58</text:p>
          </table:table-cell>
          <table:table-cell table:style-name="ce72" table:formula="of:=[.D3]*1.65" office:value-type="currency" office:currency=" $" office:value="251.43921" calcext:value-type="currency">
            <text:p><text:s/>$251,44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ABANA 2 1/2 PL P/ALG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float" office:value="3532.01" calcext:value-type="float">
            <text:p>3.532,01</text:p>
          </table:table-cell>
          <table:table-cell table:style-name="ce64" table:formula="of:=[.C4]*1.105" office:value-type="float" office:value="3902.87105" calcext:value-type="float">
            <text:p>3.902,87</text:p>
          </table:table-cell>
          <table:table-cell table:style-name="ce73" table:formula="of:=[.B4]*[.D4]" office:value-type="currency" office:currency=" $" office:value="3902.87105" calcext:value-type="currency">
            <text:p><text:s/>$3.902,87</text:p>
          </table:table-cell>
          <table:table-cell table:style-name="ce72" table:formula="of:=[.D4]*1.5" office:value-type="currency" office:currency=" $" office:value="5854.306575" calcext:value-type="currency">
            <text:p><text:s/>$5.854,31</text:p>
          </table:table-cell>
          <table:table-cell table:style-name="ce72" table:formula="of:=[.D4]*1.65" office:value-type="currency" office:currency=" $" office:value="6439.7372325" calcext:value-type="currency">
            <text:p><text:s/>$6.439,74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SABANA QUEEN P/ALG</text:p>
          </table:table-cell>
          <table:table-cell table:style-name="ce6" office:value-type="float" office:value="2" calcext:value-type="float">
            <text:p>2</text:p>
          </table:table-cell>
          <table:table-cell table:style-name="ce64" office:value-type="float" office:value="4330.16" calcext:value-type="float">
            <text:p>4.330,16</text:p>
          </table:table-cell>
          <table:table-cell table:style-name="ce64" table:formula="of:=[.C5]*1.105" office:value-type="float" office:value="4784.8268" calcext:value-type="float">
            <text:p>4.784,83</text:p>
          </table:table-cell>
          <table:table-cell table:style-name="ce73" table:formula="of:=[.B5]*[.D5]" office:value-type="currency" office:currency=" $" office:value="9569.6536" calcext:value-type="currency">
            <text:p><text:s/>$9.569,65</text:p>
          </table:table-cell>
          <table:table-cell table:style-name="ce72" table:formula="of:=[.D5]*1.5" office:value-type="currency" office:currency=" $" office:value="7177.2402" calcext:value-type="currency">
            <text:p><text:s/>$7.177,24</text:p>
          </table:table-cell>
          <table:table-cell table:style-name="ce72" table:formula="of:=[.D5]*1.65" office:value-type="currency" office:currency=" $" office:value="7894.96422" calcext:value-type="currency">
            <text:p><text:s/>$7.894,96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UNDA DE ALMOHADA P/ALG</text:p>
          </table:table-cell>
          <table:table-cell table:style-name="ce6" office:value-type="float" office:value="12" calcext:value-type="float">
            <text:p>12</text:p>
          </table:table-cell>
          <table:table-cell table:style-name="ce64" office:value-type="float" office:value="345.63" calcext:value-type="float">
            <text:p>345,63</text:p>
          </table:table-cell>
          <table:table-cell table:style-name="ce64" table:formula="of:=[.C6]*1.21" office:value-type="float" office:value="418.2123" calcext:value-type="float">
            <text:p>418,21</text:p>
          </table:table-cell>
          <table:table-cell table:style-name="ce73" table:formula="of:=[.B6]*[.D6]" office:value-type="currency" office:currency=" $" office:value="5018.5476" calcext:value-type="currency">
            <text:p><text:s/>$5.018,55</text:p>
          </table:table-cell>
          <table:table-cell table:style-name="ce72" table:formula="of:=[.D6]*1.5" office:value-type="currency" office:currency=" $" office:value="627.31845" calcext:value-type="currency">
            <text:p><text:s/>$627,32</text:p>
          </table:table-cell>
          <table:table-cell table:style-name="ce72" table:formula="of:=[.D6]*1.65" office:value-type="currency" office:currency=" $" office:value="690.050295" calcext:value-type="currency">
            <text:p><text:s/>$690,0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4:.E6])" office:value-type="currency" office:currency=" $" office:value="18491.07225" calcext:value-type="currency">
            <text:p><text:s/>$18.491,07</text:p>
          </table:table-cell>
          <table:table-cell table:style-name="ce15"/>
          <table:table-cell table:number-columns-repeated="16378"/>
        </table:table-row>
        <table:table-row table:style-name="ro1" table:number-rows-repeated="984">
          <table:table-cell table:number-columns-repeated="2"/>
          <table:table-cell table:style-name="ce11" table:number-columns-repeated="3"/>
          <table:table-cell table:style-name="ce15"/>
          <table:table-cell table:number-columns-repeated="16378"/>
        </table:table-row>
        <table:table-row table:style-name="ro2" table:number-rows-repeated="10475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NGO" table:style-name="ta13"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LMOHADA VISCOLASTICA</text:p>
          </table:table-cell>
          <table:table-cell table:style-name="ce18" office:value-type="float" office:value="5" calcext:value-type="float">
            <text:p>5</text:p>
          </table:table-cell>
          <table:table-cell table:style-name="ce49" office:value-type="float" office:value="2492" calcext:value-type="float">
            <text:p>2.492,00</text:p>
          </table:table-cell>
          <table:table-cell table:style-name="ce49" table:formula="of:=[.B2]*[.C2]" office:value-type="float" office:value="12460" calcext:value-type="float">
            <text:p>12.460,00</text:p>
          </table:table-cell>
          <table:table-cell table:style-name="ce14" table:formula="of:=[.C2]*1.5" office:value-type="currency" office:currency=" $" office:value="3738" calcext:value-type="currency">
            <text:p><text:s/>$3.738,00</text:p>
          </table:table-cell>
          <table:table-cell table:style-name="ce14" table:formula="of:=[.C2]*1.55" office:value-type="currency" office:currency=" $" office:value="3862.6" calcext:value-type="currency">
            <text:p><text:s/>$3.862,6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LMOHADA VISCOLASTICA CERVICALES</text:p>
          </table:table-cell>
          <table:table-cell table:style-name="ce18" office:value-type="float" office:value="4" calcext:value-type="float">
            <text:p>4</text:p>
          </table:table-cell>
          <table:table-cell table:style-name="ce49" office:value-type="float" office:value="2672" calcext:value-type="float">
            <text:p>2.672,00</text:p>
          </table:table-cell>
          <table:table-cell table:style-name="ce49" table:formula="of:=[.B3]*[.C3]" office:value-type="float" office:value="10688" calcext:value-type="float">
            <text:p>10.688,00</text:p>
          </table:table-cell>
          <table:table-cell table:style-name="ce14" table:formula="of:=[.C3]*1.5" office:value-type="currency" office:currency=" $" office:value="4008" calcext:value-type="currency">
            <text:p><text:s/>$4.008,00</text:p>
          </table:table-cell>
          <table:table-cell table:style-name="ce14" table:formula="of:=[.C3]*1.55" office:value-type="currency" office:currency=" $" office:value="4141.6" calcext:value-type="currency">
            <text:p><text:s/>$4.141,6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LMOHADA VISCOLASTICA GRANDE</text:p>
          </table:table-cell>
          <table:table-cell table:style-name="ce18" office:value-type="float" office:value="2" calcext:value-type="float">
            <text:p>2</text:p>
          </table:table-cell>
          <table:table-cell table:style-name="ce49" office:value-type="float" office:value="3724" calcext:value-type="float">
            <text:p>3.724,00</text:p>
          </table:table-cell>
          <table:table-cell table:style-name="ce49" table:formula="of:=[.B4]*[.C4]" office:value-type="float" office:value="7448" calcext:value-type="float">
            <text:p>7.448,00</text:p>
          </table:table-cell>
          <table:table-cell table:style-name="ce14" table:formula="of:=[.C4]*1.5" office:value-type="currency" office:currency=" $" office:value="5586" calcext:value-type="currency">
            <text:p><text:s/>$5.586,00</text:p>
          </table:table-cell>
          <table:table-cell table:style-name="ce14" table:formula="of:=[.C4]*1.5" office:value-type="currency" office:currency=" $" office:value="5586" calcext:value-type="currency">
            <text:p><text:s/>$5.586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LISO 1 1/2 PL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5434" calcext:value-type="float">
            <text:p>5.434,00</text:p>
          </table:table-cell>
          <table:table-cell table:style-name="ce49" table:formula="of:=[.B5]*[.C5]" office:value-type="float" office:value="16302" calcext:value-type="float">
            <text:p>16.302,00</text:p>
          </table:table-cell>
          <table:table-cell table:style-name="ce14" table:formula="of:=[.C5]*1.5" office:value-type="currency" office:currency=" $" office:value="8151" calcext:value-type="currency">
            <text:p><text:s/>$8.151,00</text:p>
          </table:table-cell>
          <table:table-cell table:style-name="ce14" table:formula="of:=[.C5]*1.55" office:value-type="currency" office:currency=" $" office:value="8422.7" calcext:value-type="currency">
            <text:p><text:s/>$8.422,7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LISO 2 2/1 PL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6822" calcext:value-type="float">
            <text:p>6.822,00</text:p>
          </table:table-cell>
          <table:table-cell table:style-name="ce49" table:formula="of:=[.B6]*[.C6]" office:value-type="float" office:value="34110" calcext:value-type="float">
            <text:p>34.110,00</text:p>
          </table:table-cell>
          <table:table-cell table:style-name="ce14" table:formula="of:=[.C6]*1.5" office:value-type="currency" office:currency=" $" office:value="10233" calcext:value-type="currency">
            <text:p><text:s/>$10.233,00</text:p>
          </table:table-cell>
          <table:table-cell table:style-name="ce14" table:formula="of:=[.C6]*1.55" office:value-type="currency" office:currency=" $" office:value="10574.1" calcext:value-type="currency">
            <text:p><text:s/>$10.574,1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ESTAMPADO 2 2/1 PL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7330" calcext:value-type="float">
            <text:p>7.330,00</text:p>
          </table:table-cell>
          <table:table-cell table:style-name="ce49" table:formula="of:=[.B7]*[.C7]" office:value-type="float" office:value="14660" calcext:value-type="float">
            <text:p>14.660,00</text:p>
          </table:table-cell>
          <table:table-cell table:style-name="ce14" table:formula="of:=[.C7]*1.5" office:value-type="currency" office:currency=" $" office:value="10995" calcext:value-type="currency">
            <text:p><text:s/>$10.995,00</text:p>
          </table:table-cell>
          <table:table-cell table:style-name="ce14" table:formula="of:=[.C7]*1.55" office:value-type="currency" office:currency=" $" office:value="11361.5" calcext:value-type="currency">
            <text:p><text:s/>$11.361,5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ECO 1 1/2</text:p>
          </table:table-cell>
          <table:table-cell table:style-name="ce19" office:value-type="float" office:value="7" calcext:value-type="float">
            <text:p>7</text:p>
          </table:table-cell>
          <table:table-cell table:style-name="ce49" office:value-type="float" office:value="3760" calcext:value-type="float">
            <text:p>3.760,00</text:p>
          </table:table-cell>
          <table:table-cell table:style-name="ce49" table:formula="of:=[.B8]*[.C8]" office:value-type="float" office:value="26320" calcext:value-type="float">
            <text:p>26.320,00</text:p>
          </table:table-cell>
          <table:table-cell table:style-name="ce14" table:formula="of:=[.C8]*1.5" office:value-type="currency" office:currency=" $" office:value="5640" calcext:value-type="currency">
            <text:p><text:s/>$5.640,00</text:p>
          </table:table-cell>
          <table:table-cell table:style-name="ce14" table:formula="of:=[.C8]*1.55" office:value-type="currency" office:currency=" $" office:value="5828" calcext:value-type="currency">
            <text:p><text:s/>$5.828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ECO 2 1/2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5025" calcext:value-type="float">
            <text:p>5.025,00</text:p>
          </table:table-cell>
          <table:table-cell table:style-name="ce49" table:formula="of:=[.B9]*[.C9]" office:value-type="float" office:value="25125" calcext:value-type="float">
            <text:p>25.125,00</text:p>
          </table:table-cell>
          <table:table-cell table:style-name="ce14" table:formula="of:=[.C9]*1.5" office:value-type="currency" office:currency=" $" office:value="7537.5" calcext:value-type="currency">
            <text:p><text:s/>$7.537,50</text:p>
          </table:table-cell>
          <table:table-cell table:style-name="ce14" table:formula="of:=[.C9]*1.55" office:value-type="currency" office:currency=" $" office:value="7788.75" calcext:value-type="currency">
            <text:p><text:s/>$7.788,75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ACOLCHADO ECO KING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6030" calcext:value-type="float">
            <text:p>6.030,00</text:p>
          </table:table-cell>
          <table:table-cell table:style-name="ce49" table:formula="of:=[.B10]*[.C10]" office:value-type="float" office:value="6030" calcext:value-type="float">
            <text:p>6.030,00</text:p>
          </table:table-cell>
          <table:table-cell table:style-name="ce14" table:formula="of:=[.C10]*1.5" office:value-type="currency" office:currency=" $" office:value="9045" calcext:value-type="currency">
            <text:p><text:s/>$9.045,00</text:p>
          </table:table-cell>
          <table:table-cell table:style-name="ce14" table:formula="of:=[.C10]*1.55" office:value-type="currency" office:currency=" $" office:value="9346.5" calcext:value-type="currency">
            <text:p><text:s/>$9.346,5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VER QUILTS PIERRE CARDIN 1 1/2 PL EVO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3200" calcext:value-type="float">
            <text:p>3.200,00</text:p>
          </table:table-cell>
          <table:table-cell table:style-name="ce49" table:formula="of:=[.B11]*[.C11]" office:value-type="float" office:value="9600" calcext:value-type="float">
            <text:p>9.600,00</text:p>
          </table:table-cell>
          <table:table-cell table:style-name="ce14" table:formula="of:=[.C11]*1.5" office:value-type="currency" office:currency=" $" office:value="4800" calcext:value-type="currency">
            <text:p><text:s/>$4.800,00</text:p>
          </table:table-cell>
          <table:table-cell table:style-name="ce14" table:formula="of:=[.C11]*1.55" office:value-type="currency" office:currency=" $" office:value="4960" calcext:value-type="currency">
            <text:p><text:s/>$4.960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VER QUILTS PIERRE CARDIN 2 1/2 PL EVO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4568" calcext:value-type="float">
            <text:p>4.568,00</text:p>
          </table:table-cell>
          <table:table-cell table:style-name="ce49" table:formula="of:=[.B12]*[.C12]" office:value-type="float" office:value="22840" calcext:value-type="float">
            <text:p>22.840,00</text:p>
          </table:table-cell>
          <table:table-cell table:style-name="ce14" table:formula="of:=[.C12]*1.5" office:value-type="currency" office:currency=" $" office:value="6852" calcext:value-type="currency">
            <text:p><text:s/>$6.852,00</text:p>
          </table:table-cell>
          <table:table-cell table:style-name="ce14" table:formula="of:=[.C12]*1.55" office:value-type="currency" office:currency=" $" office:value="7080.4" calcext:value-type="currency">
            <text:p><text:s/>$7.080,4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VER EVOLUTION 1 1/2 PL LISO</text:p>
          </table:table-cell>
          <table:table-cell table:style-name="ce19" office:value-type="float" office:value="5" calcext:value-type="float">
            <text:p>5</text:p>
          </table:table-cell>
          <table:table-cell table:style-name="ce49" office:value-type="float" office:value="3744" calcext:value-type="float">
            <text:p>3.744,00</text:p>
          </table:table-cell>
          <table:table-cell table:style-name="ce49" table:formula="of:=[.B13]*[.C13]" office:value-type="float" office:value="18720" calcext:value-type="float">
            <text:p>18.720,00</text:p>
          </table:table-cell>
          <table:table-cell table:style-name="ce14" table:formula="of:=[.C13]*1.5" office:value-type="currency" office:currency=" $" office:value="5616" calcext:value-type="currency">
            <text:p><text:s/>$5.616,00</text:p>
          </table:table-cell>
          <table:table-cell table:style-name="ce14" table:formula="of:=[.C13]*1.55" office:value-type="currency" office:currency=" $" office:value="5803.2" calcext:value-type="currency">
            <text:p><text:s/>$5.803,2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VER EVOLUTION 1 1/2 PL ESTMPADO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4500" calcext:value-type="float">
            <text:p>4.500,00</text:p>
          </table:table-cell>
          <table:table-cell table:style-name="ce49" table:formula="of:=[.B14]*[.C14]" office:value-type="float" office:value="9000" calcext:value-type="float">
            <text:p>9.000,00</text:p>
          </table:table-cell>
          <table:table-cell table:style-name="ce14" table:formula="of:=[.C14]*1.5" office:value-type="currency" office:currency=" $" office:value="6750" calcext:value-type="currency">
            <text:p><text:s/>$6.750,00</text:p>
          </table:table-cell>
          <table:table-cell table:style-name="ce14" table:formula="of:=[.C14]*1.55" office:value-type="currency" office:currency=" $" office:value="6975" calcext:value-type="currency">
            <text:p><text:s/>$6.975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VER EVOLUTION QUEEN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7174" calcext:value-type="float">
            <text:p>7.174,00</text:p>
          </table:table-cell>
          <table:table-cell table:style-name="ce49" table:formula="of:=[.B15]*[.C15]" office:value-type="float" office:value="28696" calcext:value-type="float">
            <text:p>28.696,00</text:p>
          </table:table-cell>
          <table:table-cell table:style-name="ce14" table:formula="of:=[.C15]*1.5" office:value-type="currency" office:currency=" $" office:value="10761" calcext:value-type="currency">
            <text:p><text:s/>$10.761,00</text:p>
          </table:table-cell>
          <table:table-cell table:style-name="ce14" table:formula="of:=[.C15]*1.55" office:value-type="currency" office:currency=" $" office:value="11119.7" calcext:value-type="currency">
            <text:p><text:s/>$11.119,7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VER QUILTS PIERRE CARDIN KING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7426" calcext:value-type="float">
            <text:p>7.426,00</text:p>
          </table:table-cell>
          <table:table-cell table:style-name="ce49" table:formula="of:=[.B16]*[.C16]" office:value-type="float" office:value="7426" calcext:value-type="float">
            <text:p>7.426,00</text:p>
          </table:table-cell>
          <table:table-cell table:style-name="ce14" table:formula="of:=[.C16]*1.5" office:value-type="currency" office:currency=" $" office:value="11139" calcext:value-type="currency">
            <text:p><text:s/>$11.139,00</text:p>
          </table:table-cell>
          <table:table-cell table:style-name="ce14" table:formula="of:=[.C16]*1.55" office:value-type="currency" office:currency=" $" office:value="11510.3" calcext:value-type="currency">
            <text:p><text:s/>$11.510,3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RAZADA MICROFIBRA 2 1/2 PL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3900" calcext:value-type="float">
            <text:p>3.900,00</text:p>
          </table:table-cell>
          <table:table-cell table:style-name="ce49" table:formula="of:=[.B17]*[.C17]" office:value-type="float" office:value="15600" calcext:value-type="float">
            <text:p>15.600,00</text:p>
          </table:table-cell>
          <table:table-cell table:style-name="ce14" table:formula="of:=[.C17]*1.5" office:value-type="currency" office:currency=" $" office:value="5850" calcext:value-type="currency">
            <text:p><text:s/>$5.850,00</text:p>
          </table:table-cell>
          <table:table-cell table:style-name="ce14" table:formula="of:=[.C17]*1.55" office:value-type="currency" office:currency=" $" office:value="6045" calcext:value-type="currency">
            <text:p><text:s/>$6.045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SABANA 180 HI 2 1/2 PL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6924" calcext:value-type="float">
            <text:p>6.924,00</text:p>
          </table:table-cell>
          <table:table-cell table:style-name="ce49" table:formula="of:=[.B18]*[.C18]" office:value-type="float" office:value="13848" calcext:value-type="float">
            <text:p>13.848,00</text:p>
          </table:table-cell>
          <table:table-cell table:style-name="ce14" table:formula="of:=[.C18]*1.5" office:value-type="currency" office:currency=" $" office:value="10386" calcext:value-type="currency">
            <text:p><text:s/>$10.386,00</text:p>
          </table:table-cell>
          <table:table-cell table:style-name="ce14" table:formula="of:=[.C18]*1.5" office:value-type="currency" office:currency=" $" office:value="10386" calcext:value-type="currency">
            <text:p><text:s/>$10.386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MANTEL NAVIDEÑO 2.5</text:p>
          </table:table-cell>
          <table:table-cell table:style-name="ce19" office:value-type="float" office:value="7" calcext:value-type="float">
            <text:p>7</text:p>
          </table:table-cell>
          <table:table-cell table:style-name="ce49" office:value-type="float" office:value="690" calcext:value-type="float">
            <text:p>690,00</text:p>
          </table:table-cell>
          <table:table-cell table:style-name="ce49" table:formula="of:=[.B19]*[.C19]" office:value-type="float" office:value="4830" calcext:value-type="float">
            <text:p>4.830,00</text:p>
          </table:table-cell>
          <table:table-cell table:style-name="ce14" table:formula="of:=[.C19]*1.5" office:value-type="currency" office:currency=" $" office:value="1035" calcext:value-type="currency">
            <text:p><text:s/>$1.035,00</text:p>
          </table:table-cell>
          <table:table-cell table:style-name="ce14" table:formula="of:=[.C19]*1.55" office:value-type="currency" office:currency=" $" office:value="1069.5" calcext:value-type="currency">
            <text:p><text:s/>$1.069,5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ATA MICROFIBRA TL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4590" calcext:value-type="float">
            <text:p>4.590,00</text:p>
          </table:table-cell>
          <table:table-cell table:style-name="ce49" table:formula="of:=[.B20]*[.C20]" office:value-type="float" office:value="13770" calcext:value-type="float">
            <text:p>13.770,00</text:p>
          </table:table-cell>
          <table:table-cell table:style-name="ce14" table:formula="of:=[.C20]*1.5" office:value-type="currency" office:currency=" $" office:value="6885" calcext:value-type="currency">
            <text:p><text:s/>$6.885,00</text:p>
          </table:table-cell>
          <table:table-cell table:style-name="ce14" table:formula="of:=[.C20]*1.55" office:value-type="currency" office:currency=" $" office:value="7114.5" calcext:value-type="currency">
            <text:p><text:s/>$7.114,5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ATA MICROFIBRA TXL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4590" calcext:value-type="float">
            <text:p>4.590,00</text:p>
          </table:table-cell>
          <table:table-cell table:style-name="ce49" table:formula="of:=[.B21]*[.C21]" office:value-type="float" office:value="18360" calcext:value-type="float">
            <text:p>18.360,00</text:p>
          </table:table-cell>
          <table:table-cell table:style-name="ce14" table:formula="of:=[.C21]*1.5" office:value-type="currency" office:currency=" $" office:value="6885" calcext:value-type="currency">
            <text:p><text:s/>$6.885,00</text:p>
          </table:table-cell>
          <table:table-cell table:style-name="ce14" table:formula="of:=[.C21]*1.55" office:value-type="currency" office:currency=" $" office:value="7114.5" calcext:value-type="currency">
            <text:p><text:s/>$7.114,5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OALLON PLAYERO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1208" calcext:value-type="float">
            <text:p>1.208,00</text:p>
          </table:table-cell>
          <table:table-cell table:style-name="ce49" table:formula="of:=[.B22]*[.C22]" office:value-type="float" office:value="3624" calcext:value-type="float">
            <text:p>3.624,00</text:p>
          </table:table-cell>
          <table:table-cell table:style-name="ce14" table:formula="of:=[.C22]*1.5" office:value-type="currency" office:currency=" $" office:value="1812" calcext:value-type="currency">
            <text:p><text:s/>$1.812,00</text:p>
          </table:table-cell>
          <table:table-cell table:style-name="ce14" table:formula="of:=[.C22]*1.55" office:value-type="currency" office:currency=" $" office:value="1872.4" calcext:value-type="currency">
            <text:p><text:s/>$1.872,4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OALLA Y TOALLON 450 GR</text:p>
          </table:table-cell>
          <table:table-cell table:style-name="ce19" office:value-type="float" office:value="7" calcext:value-type="float">
            <text:p>7</text:p>
          </table:table-cell>
          <table:table-cell table:style-name="ce49" office:value-type="float" office:value="1824" calcext:value-type="float">
            <text:p>1.824,00</text:p>
          </table:table-cell>
          <table:table-cell table:style-name="ce49" table:formula="of:=[.B23]*[.C23]" office:value-type="float" office:value="12768" calcext:value-type="float">
            <text:p>12.768,00</text:p>
          </table:table-cell>
          <table:table-cell table:style-name="ce14" table:formula="of:=[.C23]*1.5" office:value-type="currency" office:currency=" $" office:value="2736" calcext:value-type="currency">
            <text:p><text:s/>$2.736,00</text:p>
          </table:table-cell>
          <table:table-cell table:style-name="ce14" table:formula="of:=[.C23]*1.55" office:value-type="currency" office:currency=" $" office:value="2827.2" calcext:value-type="currency">
            <text:p><text:s/>$2.827,2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TOALLA Y TOALLON 550 GR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2717" calcext:value-type="float">
            <text:p>2.717,00</text:p>
          </table:table-cell>
          <table:table-cell table:style-name="ce49" table:formula="of:=[.B24]*[.C24]" office:value-type="float" office:value="2717" calcext:value-type="float">
            <text:p>2.717,00</text:p>
          </table:table-cell>
          <table:table-cell table:style-name="ce14" table:formula="of:=[.C24]*1.5" office:value-type="currency" office:currency=" $" office:value="4075.5" calcext:value-type="currency">
            <text:p><text:s/>$4.075,50</text:p>
          </table:table-cell>
          <table:table-cell table:style-name="ce14" table:formula="of:=[.C24]*1.55" office:value-type="currency" office:currency=" $" office:value="4211.35" calcext:value-type="currency">
            <text:p><text:s/>$4.211,35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TINAS PIERRE CARDIN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3300" calcext:value-type="float">
            <text:p>3.300,00</text:p>
          </table:table-cell>
          <table:table-cell table:style-name="ce49" table:formula="of:=[.B25]*[.C25]" office:value-type="float" office:value="13200" calcext:value-type="float">
            <text:p>13.200,00</text:p>
          </table:table-cell>
          <table:table-cell table:style-name="ce14" table:formula="of:=[.C25]*1.5" office:value-type="currency" office:currency=" $" office:value="4950" calcext:value-type="currency">
            <text:p><text:s/>$4.950,00</text:p>
          </table:table-cell>
          <table:table-cell table:style-name="ce14" table:formula="of:=[.C25]*1.55" office:value-type="currency" office:currency=" $" office:value="5115" calcext:value-type="currency">
            <text:p><text:s/>$5.115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DERITO ESTAMPADO 1 1/2 PL</text:p>
          </table:table-cell>
          <table:table-cell table:style-name="ce19" office:value-type="float" office:value="7" calcext:value-type="float">
            <text:p>7</text:p>
          </table:table-cell>
          <table:table-cell table:style-name="ce49" office:value-type="float" office:value="7262" calcext:value-type="float">
            <text:p>7.262,00</text:p>
          </table:table-cell>
          <table:table-cell table:style-name="ce49" table:formula="of:=[.B26]*[.C26]" office:value-type="float" office:value="50834" calcext:value-type="float">
            <text:p>50.834,00</text:p>
          </table:table-cell>
          <table:table-cell table:style-name="ce14" table:formula="of:=[.C26]*1.5" office:value-type="currency" office:currency=" $" office:value="10893" calcext:value-type="currency">
            <text:p><text:s/>$10.893,00</text:p>
          </table:table-cell>
          <table:table-cell table:style-name="ce14" table:formula="of:=[.C26]*1.55" office:value-type="currency" office:currency=" $" office:value="11256.1" calcext:value-type="currency">
            <text:p><text:s/>$11.256,1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DERITO ESTAMPADO 2 1/2 PL</text:p>
          </table:table-cell>
          <table:table-cell table:style-name="ce19" office:value-type="float" office:value="6" calcext:value-type="float">
            <text:p>6</text:p>
          </table:table-cell>
          <table:table-cell table:style-name="ce49" office:value-type="float" office:value="9500" calcext:value-type="float">
            <text:p>9.500,00</text:p>
          </table:table-cell>
          <table:table-cell table:style-name="ce49" table:formula="of:=[.B27]*[.C27]" office:value-type="float" office:value="57000" calcext:value-type="float">
            <text:p>57.000,00</text:p>
          </table:table-cell>
          <table:table-cell table:style-name="ce14" table:formula="of:=[.C27]*1.5" office:value-type="currency" office:currency=" $" office:value="14250" calcext:value-type="currency">
            <text:p><text:s/>$14.250,00</text:p>
          </table:table-cell>
          <table:table-cell table:style-name="ce14" table:formula="of:=[.C27]*1.55" office:value-type="currency" office:currency=" $" office:value="14725" calcext:value-type="currency">
            <text:p><text:s/>$14.725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DERITO SEISE 2 1/2 PL</text:p>
          </table:table-cell>
          <table:table-cell table:style-name="ce19" office:value-type="float" office:value="4" calcext:value-type="float">
            <text:p>4</text:p>
          </table:table-cell>
          <table:table-cell table:style-name="ce49" office:value-type="float" office:value="12500" calcext:value-type="float">
            <text:p>12.500,00</text:p>
          </table:table-cell>
          <table:table-cell table:style-name="ce49" table:formula="of:=[.B28]*[.C28]" office:value-type="float" office:value="50000" calcext:value-type="float">
            <text:p>50.000,00</text:p>
          </table:table-cell>
          <table:table-cell table:style-name="ce14" table:formula="of:=[.C28]*1.5" office:value-type="currency" office:currency=" $" office:value="18750" calcext:value-type="currency">
            <text:p><text:s/>$18.750,00</text:p>
          </table:table-cell>
          <table:table-cell table:style-name="ce14" table:formula="of:=[.C28]*1.55" office:value-type="currency" office:currency=" $" office:value="19375" calcext:value-type="currency">
            <text:p><text:s/>$19.375,0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CORDERITO ESTAMPADO KING</text:p>
          </table:table-cell>
          <table:table-cell table:style-name="ce19" office:value-type="float" office:value="3" calcext:value-type="float">
            <text:p>3</text:p>
          </table:table-cell>
          <table:table-cell table:style-name="ce49" office:value-type="float" office:value="11500" calcext:value-type="float">
            <text:p>11.500,00</text:p>
          </table:table-cell>
          <table:table-cell table:style-name="ce49" table:formula="of:=[.B29]*[.C29]" office:value-type="float" office:value="34500" calcext:value-type="float">
            <text:p>34.500,00</text:p>
          </table:table-cell>
          <table:table-cell table:style-name="ce14" table:formula="of:=[.C29]*1.5" office:value-type="currency" office:currency=" $" office:value="17250" calcext:value-type="currency">
            <text:p><text:s/>$17.250,00</text:p>
          </table:table-cell>
          <table:table-cell table:style-name="ce14" table:formula="of:=[.C29]*1.55" office:value-type="currency" office:currency=" $" office:value="17825" calcext:value-type="currency">
            <text:p><text:s/>$17.825,0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13" table:formula="of:=SUM([.D2:.D29])" office:value-type="currency" office:currency=" $" office:value="540476" calcext:value-type="currency">
            <text:p><text:s/>$540.476,00</text:p>
          </table:table-cell>
          <table:table-cell/>
          <table:table-cell table:style-name="ce15"/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1" table:number-rows-repeated="976">
          <table:table-cell table:number-columns-repeated="2"/>
          <table:table-cell table:style-name="ce11"/>
          <table:table-cell table:style-name="ce51"/>
          <table:table-cell table:style-name="ce11"/>
          <table:table-cell table:style-name="ce15"/>
          <table:table-cell table:number-columns-repeated="16378"/>
        </table:table-row>
        <table:table-row table:style-name="ro2" table:number-rows-repeated="1047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DEANA" table:style-name="ta14">
        <table:table-column table:style-name="co9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/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MANTEL LABRADO COUNTRY Línea ELEGANTE RECT 2.0 MTS</text:p>
          </table:table-cell>
          <table:table-cell table:style-name="ce18" office:value-type="float" office:value="12" calcext:value-type="float">
            <text:p>12</text:p>
          </table:table-cell>
          <table:table-cell table:style-name="ce49" office:value-type="float" office:value="690" calcext:value-type="float">
            <text:p>690,00</text:p>
          </table:table-cell>
          <table:table-cell table:style-name="ce49" table:formula="of:=[.C2]*1.21" office:value-type="float" office:value="834.9" calcext:value-type="float">
            <text:p>834,90</text:p>
          </table:table-cell>
          <table:table-cell table:style-name="ce49" table:formula="of:=[.B2]*[.D2]" office:value-type="float" office:value="10018.8" calcext:value-type="float">
            <text:p>10.018,80</text:p>
          </table:table-cell>
          <table:table-cell table:style-name="ce14" table:formula="of:=[.D2]*1.5" office:value-type="currency" office:currency=" $" office:value="1252.35" calcext:value-type="currency">
            <text:p><text:s/>$1.252,35</text:p>
          </table:table-cell>
          <table:table-cell table:style-name="ce14" table:formula="of:=[.D2]*1.6" office:value-type="currency" office:currency=" $" office:value="1335.84" calcext:value-type="currency">
            <text:p><text:s/>$1.335,8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NTEL LABRADO COUNTRY Línea ELEGANTE RECT 2.5 MTS</text:p>
          </table:table-cell>
          <table:table-cell table:style-name="ce19" office:value-type="float" office:value="13" calcext:value-type="float">
            <text:p>13</text:p>
          </table:table-cell>
          <table:table-cell table:style-name="ce59" office:value-type="float" office:value="810" calcext:value-type="float">
            <text:p>810,00</text:p>
          </table:table-cell>
          <table:table-cell table:style-name="ce49" table:formula="of:=[.C3]*1.21" office:value-type="float" office:value="980.1" calcext:value-type="float">
            <text:p>980,10</text:p>
          </table:table-cell>
          <table:table-cell table:style-name="ce49" table:formula="of:=[.B3]*[.D3]" office:value-type="float" office:value="12741.3" calcext:value-type="float">
            <text:p>12.741,30</text:p>
          </table:table-cell>
          <table:table-cell table:style-name="ce14" table:formula="of:=[.D3]*1.5" office:value-type="currency" office:currency=" $" office:value="1470.15" calcext:value-type="currency">
            <text:p><text:s/>$1.470,15</text:p>
          </table:table-cell>
          <table:table-cell table:style-name="ce14" table:formula="of:=[.D3]*1.6" office:value-type="currency" office:currency=" $" office:value="1568.16" calcext:value-type="currency">
            <text:p><text:s/>$1.568,1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NTEL LABRADO COUNTRY Línea ELEGANTE RED 1.8 MTS</text:p>
          </table:table-cell>
          <table:table-cell table:style-name="ce19" office:value-type="float" office:value="30" calcext:value-type="float">
            <text:p>30</text:p>
          </table:table-cell>
          <table:table-cell table:style-name="ce59" office:value-type="float" office:value="900" calcext:value-type="float">
            <text:p>900,00</text:p>
          </table:table-cell>
          <table:table-cell table:style-name="ce49" table:formula="of:=[.C4]*1.21" office:value-type="float" office:value="1089" calcext:value-type="float">
            <text:p>1.089,00</text:p>
          </table:table-cell>
          <table:table-cell table:style-name="ce49" table:formula="of:=[.B4]*[.D4]" office:value-type="float" office:value="32670" calcext:value-type="float">
            <text:p>32.670,00</text:p>
          </table:table-cell>
          <table:table-cell table:style-name="ce14" table:formula="of:=[.D4]*1.5" office:value-type="currency" office:currency=" $" office:value="1633.5" calcext:value-type="currency">
            <text:p><text:s/>$1.633,50</text:p>
          </table:table-cell>
          <table:table-cell table:style-name="ce14" table:formula="of:=[.D4]*1.6" office:value-type="currency" office:currency=" $" office:value="1742.4" calcext:value-type="currency">
            <text:p><text:s/>$1.742,4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NTEL ESTAMPADO COUNTRY RECT 2.0 RECT MTS</text:p>
          </table:table-cell>
          <table:table-cell table:style-name="ce19" office:value-type="float" office:value="6" calcext:value-type="float">
            <text:p>6</text:p>
          </table:table-cell>
          <table:table-cell table:style-name="ce59" office:value-type="float" office:value="810" calcext:value-type="float">
            <text:p>810,00</text:p>
          </table:table-cell>
          <table:table-cell table:style-name="ce49" table:formula="of:=[.C5]*1.21" office:value-type="float" office:value="980.1" calcext:value-type="float">
            <text:p>980,10</text:p>
          </table:table-cell>
          <table:table-cell table:style-name="ce49" table:formula="of:=[.B5]*[.D5]" office:value-type="float" office:value="5880.6" calcext:value-type="float">
            <text:p>5.880,60</text:p>
          </table:table-cell>
          <table:table-cell table:style-name="ce14" table:formula="of:=[.D5]*1.5" office:value-type="currency" office:currency=" $" office:value="1470.15" calcext:value-type="currency">
            <text:p><text:s/>$1.470,15</text:p>
          </table:table-cell>
          <table:table-cell table:style-name="ce14" table:formula="of:=[.D5]*1.6" office:value-type="currency" office:currency=" $" office:value="1568.16" calcext:value-type="currency">
            <text:p><text:s/>$1.568,1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NTEL ESTAMPADO COUNTRY RECT 2.5 RECT MTS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float" office:value="952" calcext:value-type="float">
            <text:p>952,00</text:p>
          </table:table-cell>
          <table:table-cell table:style-name="ce49" table:formula="of:=[.C6]*1.21" office:value-type="float" office:value="1151.92" calcext:value-type="float">
            <text:p>1.151,92</text:p>
          </table:table-cell>
          <table:table-cell table:style-name="ce49" table:formula="of:=[.B6]*[.D6]" office:value-type="float" office:value="13823.04" calcext:value-type="float">
            <text:p>13.823,04</text:p>
          </table:table-cell>
          <table:table-cell table:style-name="ce14" table:formula="of:=[.D6]*1.5" office:value-type="currency" office:currency=" $" office:value="1727.88" calcext:value-type="currency">
            <text:p><text:s/>$1.727,88</text:p>
          </table:table-cell>
          <table:table-cell table:style-name="ce14" table:formula="of:=[.D6]*1.6" office:value-type="currency" office:currency=" $" office:value="1843.072" calcext:value-type="currency">
            <text:p><text:s/>$1.843,07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ANTEL ESTAMPADO COUNTRY RECT 1.8 RED MTS</text:p>
          </table:table-cell>
          <table:table-cell table:style-name="ce19" office:value-type="float" office:value="32" calcext:value-type="float">
            <text:p>32</text:p>
          </table:table-cell>
          <table:table-cell table:style-name="ce59" office:value-type="float" office:value="1020" calcext:value-type="float">
            <text:p>1.020,00</text:p>
          </table:table-cell>
          <table:table-cell table:style-name="ce49" table:formula="of:=[.C7]*1.21" office:value-type="float" office:value="1234.2" calcext:value-type="float">
            <text:p>1.234,20</text:p>
          </table:table-cell>
          <table:table-cell table:style-name="ce49" table:formula="of:=[.B7]*[.D7]" office:value-type="float" office:value="39494.4" calcext:value-type="float">
            <text:p>39.494,40</text:p>
          </table:table-cell>
          <table:table-cell table:style-name="ce14" table:formula="of:=[.D7]*1.5" office:value-type="currency" office:currency=" $" office:value="1851.3" calcext:value-type="currency">
            <text:p><text:s/>$1.851,30</text:p>
          </table:table-cell>
          <table:table-cell table:style-name="ce14" table:formula="of:=[.D7]*1.6" office:value-type="currency" office:currency=" $" office:value="1974.72" calcext:value-type="currency">
            <text:p><text:s/>$1.974,7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ORTINA DE BAÑO ESTAMPADO COUNTRY</text:p>
          </table:table-cell>
          <table:table-cell table:style-name="ce19" office:value-type="float" office:value="28" calcext:value-type="float">
            <text:p>28</text:p>
          </table:table-cell>
          <table:table-cell table:style-name="ce59" office:value-type="float" office:value="1350" calcext:value-type="float">
            <text:p>1.350,00</text:p>
          </table:table-cell>
          <table:table-cell table:style-name="ce49" table:formula="of:=[.C8]*1.21" office:value-type="float" office:value="1633.5" calcext:value-type="float">
            <text:p>1.633,50</text:p>
          </table:table-cell>
          <table:table-cell table:style-name="ce49" table:formula="of:=[.B8]*[.D8]" office:value-type="float" office:value="45738" calcext:value-type="float">
            <text:p>45.738,00</text:p>
          </table:table-cell>
          <table:table-cell table:style-name="ce14" table:formula="of:=[.D8]*1.5" office:value-type="currency" office:currency=" $" office:value="2450.25" calcext:value-type="currency">
            <text:p><text:s/>$2.450,25</text:p>
          </table:table-cell>
          <table:table-cell table:style-name="ce14" table:formula="of:=[.D8]*1.6" office:value-type="currency" office:currency=" $" office:value="2613.6" calcext:value-type="currency">
            <text:p><text:s/>$2.613,6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ORTINA DE BAÑO LABRADA</text:p>
          </table:table-cell>
          <table:table-cell table:style-name="ce19" office:value-type="float" office:value="17" calcext:value-type="float">
            <text:p>17</text:p>
          </table:table-cell>
          <table:table-cell table:style-name="ce59" office:value-type="float" office:value="1280" calcext:value-type="float">
            <text:p>1.280,00</text:p>
          </table:table-cell>
          <table:table-cell table:style-name="ce49" table:formula="of:=[.C9]*1.21" office:value-type="float" office:value="1548.8" calcext:value-type="float">
            <text:p>1.548,80</text:p>
          </table:table-cell>
          <table:table-cell table:style-name="ce49" table:formula="of:=[.B9]*[.D9]" office:value-type="float" office:value="26329.6" calcext:value-type="float">
            <text:p>26.329,60</text:p>
          </table:table-cell>
          <table:table-cell table:style-name="ce14" table:formula="of:=[.D9]*1.5" office:value-type="currency" office:currency=" $" office:value="2323.2" calcext:value-type="currency">
            <text:p><text:s/>$2.323,20</text:p>
          </table:table-cell>
          <table:table-cell table:style-name="ce14" table:formula="of:=[.D9]*1.6" office:value-type="currency" office:currency=" $" office:value="2478.08" calcext:value-type="currency">
            <text:p><text:s/>$2.478,0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FRAZADA CLASICA 1 1/2 PL</text:p>
          </table:table-cell>
          <table:table-cell table:style-name="ce19" office:value-type="float" office:value="2" calcext:value-type="float">
            <text:p>2</text:p>
          </table:table-cell>
          <table:table-cell table:style-name="ce59" office:value-type="float" office:value="1450" calcext:value-type="float">
            <text:p>1.450,00</text:p>
          </table:table-cell>
          <table:table-cell table:style-name="ce49" table:formula="of:=[.C10]*1.21" office:value-type="float" office:value="1754.5" calcext:value-type="float">
            <text:p>1.754,50</text:p>
          </table:table-cell>
          <table:table-cell table:style-name="ce49" table:formula="of:=[.B10]*[.D10]" office:value-type="float" office:value="3509" calcext:value-type="float">
            <text:p>3.509,00</text:p>
          </table:table-cell>
          <table:table-cell table:style-name="ce14" table:formula="of:=[.D10]*1.5" office:value-type="currency" office:currency=" $" office:value="2631.75" calcext:value-type="currency">
            <text:p><text:s/>$2.631,75</text:p>
          </table:table-cell>
          <table:table-cell table:style-name="ce14" table:formula="of:=[.D10]*1.6" office:value-type="currency" office:currency=" $" office:value="2807.2" calcext:value-type="currency">
            <text:p><text:s/>$2.807,2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FRAZADA CLASICA 2 1/2 PL</text:p>
          </table:table-cell>
          <table:table-cell table:style-name="ce19" office:value-type="float" office:value="8" calcext:value-type="float">
            <text:p>8</text:p>
          </table:table-cell>
          <table:table-cell table:style-name="ce59" office:value-type="float" office:value="1760" calcext:value-type="float">
            <text:p>1.760,00</text:p>
          </table:table-cell>
          <table:table-cell table:style-name="ce49" table:formula="of:=[.C11]*1.21" office:value-type="float" office:value="2129.6" calcext:value-type="float">
            <text:p>2.129,60</text:p>
          </table:table-cell>
          <table:table-cell table:style-name="ce49" table:formula="of:=[.B11]*[.D11]" office:value-type="float" office:value="17036.8" calcext:value-type="float">
            <text:p>17.036,80</text:p>
          </table:table-cell>
          <table:table-cell table:style-name="ce14" table:formula="of:=[.D11]*1.5" office:value-type="currency" office:currency=" $" office:value="3194.4" calcext:value-type="currency">
            <text:p><text:s/>$3.194,40</text:p>
          </table:table-cell>
          <table:table-cell table:style-name="ce14" table:formula="of:=[.D11]*1.6" office:value-type="currency" office:currency=" $" office:value="3407.36" calcext:value-type="currency">
            <text:p><text:s/>$3.407,3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LMOHADON 40X40 DECO ZIP</text:p>
          </table:table-cell>
          <table:table-cell table:style-name="ce19" office:value-type="float" office:value="13" calcext:value-type="float">
            <text:p>13</text:p>
          </table:table-cell>
          <table:table-cell table:style-name="ce59" office:value-type="float" office:value="335" calcext:value-type="float">
            <text:p>335,00</text:p>
          </table:table-cell>
          <table:table-cell table:style-name="ce49" table:formula="of:=[.C12]*1.21" office:value-type="float" office:value="405.35" calcext:value-type="float">
            <text:p>405,35</text:p>
          </table:table-cell>
          <table:table-cell table:style-name="ce49" table:formula="of:=[.B12]*[.D12]" office:value-type="float" office:value="5269.55" calcext:value-type="float">
            <text:p>5.269,55</text:p>
          </table:table-cell>
          <table:table-cell table:style-name="ce14" table:formula="of:=[.D12]*1.5" office:value-type="currency" office:currency=" $" office:value="608.025" calcext:value-type="currency">
            <text:p><text:s/>$608,03</text:p>
          </table:table-cell>
          <table:table-cell table:style-name="ce14" table:formula="of:=[.D12]*1.6" office:value-type="currency" office:currency=" $" office:value="648.56" calcext:value-type="currency">
            <text:p><text:s/>$648,5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ALMOHADON NOLITO 45X45</text:p>
          </table:table-cell>
          <table:table-cell table:style-name="ce19" office:value-type="float" office:value="41" calcext:value-type="float">
            <text:p>41</text:p>
          </table:table-cell>
          <table:table-cell table:style-name="ce59" office:value-type="float" office:value="368" calcext:value-type="float">
            <text:p>368,00</text:p>
          </table:table-cell>
          <table:table-cell table:style-name="ce49" table:formula="of:=[.C13]*1.21" office:value-type="float" office:value="445.28" calcext:value-type="float">
            <text:p>445,28</text:p>
          </table:table-cell>
          <table:table-cell table:style-name="ce49" table:formula="of:=[.B13]*[.D13]" office:value-type="float" office:value="18256.48" calcext:value-type="float">
            <text:p>18.256,48</text:p>
          </table:table-cell>
          <table:table-cell table:style-name="ce14" table:formula="of:=[.D13]*1.5" office:value-type="currency" office:currency=" $" office:value="667.92" calcext:value-type="currency">
            <text:p><text:s/>$667,92</text:p>
          </table:table-cell>
          <table:table-cell table:style-name="ce14" table:formula="of:=[.D13]*1.6" office:value-type="currency" office:currency=" $" office:value="712.448" calcext:value-type="currency">
            <text:p><text:s/>$712,4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IELO TEXTIL Línea Clásica 40X70</text:p>
          </table:table-cell>
          <table:table-cell table:style-name="ce19" office:value-type="float" office:value="18" calcext:value-type="float">
            <text:p>18</text:p>
          </table:table-cell>
          <table:table-cell table:style-name="ce59" office:value-type="float" office:value="525" calcext:value-type="float">
            <text:p>525,00</text:p>
          </table:table-cell>
          <table:table-cell table:style-name="ce49" table:formula="of:=[.C14]*1.21" office:value-type="float" office:value="635.25" calcext:value-type="float">
            <text:p>635,25</text:p>
          </table:table-cell>
          <table:table-cell table:style-name="ce49" table:formula="of:=[.B14]*[.D14]" office:value-type="float" office:value="11434.5" calcext:value-type="float">
            <text:p>11.434,50</text:p>
          </table:table-cell>
          <table:table-cell table:style-name="ce14" table:formula="of:=[.D14]*1.5" office:value-type="currency" office:currency=" $" office:value="952.875" calcext:value-type="currency">
            <text:p><text:s/>$952,88</text:p>
          </table:table-cell>
          <table:table-cell table:style-name="ce14" table:formula="of:=[.D14]*1.6" office:value-type="currency" office:currency=" $" office:value="1016.4" calcext:value-type="currency">
            <text:p><text:s/>$1.016,4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IELO TEXTIL Línea Clásica 50X70</text:p>
          </table:table-cell>
          <table:table-cell table:style-name="ce19" office:value-type="float" office:value="16" calcext:value-type="float">
            <text:p>16</text:p>
          </table:table-cell>
          <table:table-cell table:style-name="ce59" office:value-type="float" office:value="706" calcext:value-type="float">
            <text:p>706,00</text:p>
          </table:table-cell>
          <table:table-cell table:style-name="ce49" table:formula="of:=[.C15]*1.21" office:value-type="float" office:value="854.26" calcext:value-type="float">
            <text:p>854,26</text:p>
          </table:table-cell>
          <table:table-cell table:style-name="ce49" table:formula="of:=[.B15]*[.D15]" office:value-type="float" office:value="13668.16" calcext:value-type="float">
            <text:p>13.668,16</text:p>
          </table:table-cell>
          <table:table-cell table:style-name="ce14" table:formula="of:=[.D15]*1.5" office:value-type="currency" office:currency=" $" office:value="1281.39" calcext:value-type="currency">
            <text:p><text:s/>$1.281,39</text:p>
          </table:table-cell>
          <table:table-cell table:style-name="ce14" table:formula="of:=[.D15]*1.6" office:value-type="currency" office:currency=" $" office:value="1366.816" calcext:value-type="currency">
            <text:p><text:s/>$1.366,8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NICA PERCAL 50X70</text:p>
          </table:table-cell>
          <table:table-cell table:style-name="ce19" office:value-type="float" office:value="18" calcext:value-type="float">
            <text:p>18</text:p>
          </table:table-cell>
          <table:table-cell table:style-name="ce59" office:value-type="float" office:value="1010" calcext:value-type="float">
            <text:p>1.010,00</text:p>
          </table:table-cell>
          <table:table-cell table:style-name="ce49" table:formula="of:=[.C16]*1.21" office:value-type="float" office:value="1222.1" calcext:value-type="float">
            <text:p>1.222,10</text:p>
          </table:table-cell>
          <table:table-cell table:style-name="ce49" table:formula="of:=[.B16]*[.D16]" office:value-type="float" office:value="21997.8" calcext:value-type="float">
            <text:p>21.997,80</text:p>
          </table:table-cell>
          <table:table-cell table:style-name="ce14" table:formula="of:=[.D16]*1.5" office:value-type="currency" office:currency=" $" office:value="1833.15" calcext:value-type="currency">
            <text:p><text:s/>$1.833,15</text:p>
          </table:table-cell>
          <table:table-cell table:style-name="ce14" table:formula="of:=[.D16]*1.6" office:value-type="currency" office:currency=" $" office:value="1955.36" calcext:value-type="currency">
            <text:p><text:s/>$1.955,3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NICA PERCAL 50X90</text:p>
          </table:table-cell>
          <table:table-cell table:style-name="ce19" office:value-type="float" office:value="15" calcext:value-type="float">
            <text:p>15</text:p>
          </table:table-cell>
          <table:table-cell table:style-name="ce59" office:value-type="float" office:value="1240" calcext:value-type="float">
            <text:p>1.240,00</text:p>
          </table:table-cell>
          <table:table-cell table:style-name="ce49" table:formula="of:=[.C17]*1.21" office:value-type="float" office:value="1500.4" calcext:value-type="float">
            <text:p>1.500,40</text:p>
          </table:table-cell>
          <table:table-cell table:style-name="ce49" table:formula="of:=[.B17]*[.D17]" office:value-type="float" office:value="22506" calcext:value-type="float">
            <text:p>22.506,00</text:p>
          </table:table-cell>
          <table:table-cell table:style-name="ce14" table:formula="of:=[.D17]*1.5" office:value-type="currency" office:currency=" $" office:value="2250.6" calcext:value-type="currency">
            <text:p><text:s/>$2.250,60</text:p>
          </table:table-cell>
          <table:table-cell table:style-name="ce14" table:formula="of:=[.D17]*1.6" office:value-type="currency" office:currency=" $" office:value="2400.64" calcext:value-type="currency">
            <text:p><text:s/>$2.400,6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UNICA PREMIUM CON FUELLE</text:p>
          </table:table-cell>
          <table:table-cell table:style-name="ce19" office:value-type="float" office:value="10" calcext:value-type="float">
            <text:p>10</text:p>
          </table:table-cell>
          <table:table-cell table:style-name="ce59" office:value-type="float" office:value="1380" calcext:value-type="float">
            <text:p>1.380,00</text:p>
          </table:table-cell>
          <table:table-cell table:style-name="ce49" table:formula="of:=[.C18]*1.21" office:value-type="float" office:value="1669.8" calcext:value-type="float">
            <text:p>1.669,80</text:p>
          </table:table-cell>
          <table:table-cell table:style-name="ce49" table:formula="of:=[.B18]*[.D18]" office:value-type="float" office:value="16698" calcext:value-type="float">
            <text:p>16.698,00</text:p>
          </table:table-cell>
          <table:table-cell table:style-name="ce14" table:formula="of:=[.D18]*1.5" office:value-type="currency" office:currency=" $" office:value="2504.7" calcext:value-type="currency">
            <text:p><text:s/>$2.504,70</text:p>
          </table:table-cell>
          <table:table-cell table:style-name="ce14" table:formula="of:=[.D18]*1.6" office:value-type="currency" office:currency=" $" office:value="2671.68" calcext:value-type="currency">
            <text:p><text:s/>$2.671,68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2:.E18])" office:value-type="currency" office:currency=" $" office:value="317072.03" calcext:value-type="currency">
            <text:p><text:s/>$317.072,03</text:p>
          </table:table-cell>
          <table:table-cell/>
          <table:table-cell table:style-name="ce15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51"/>
          <table:table-cell table:style-name="ce11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51"/>
          <table:table-cell table:style-name="ce11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3"/>
          <table:table-cell table:style-name="ce15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 table:number-rows-repeated="970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2" table:number-rows-repeated="104757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EYBE" table:style-name="ta15">
        <table:table-column table:style-name="co9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/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TOALLON CON CAPUCHA ESTAMPADO COLOR</text:p>
          </table:table-cell>
          <table:table-cell table:style-name="ce18" office:value-type="float" office:value="12" calcext:value-type="float">
            <text:p>12</text:p>
          </table:table-cell>
          <table:table-cell table:style-name="ce49" office:value-type="float" office:value="300" calcext:value-type="float">
            <text:p>300,00</text:p>
          </table:table-cell>
          <table:table-cell table:style-name="ce49" table:formula="of:=[.C2]*1.21" office:value-type="float" office:value="363" calcext:value-type="float">
            <text:p>363,00</text:p>
          </table:table-cell>
          <table:table-cell table:style-name="ce49" table:formula="of:=[.B2]*[.D2]" office:value-type="float" office:value="4356" calcext:value-type="float">
            <text:p>4.356,00</text:p>
          </table:table-cell>
          <table:table-cell table:style-name="ce14" table:formula="of:=[.D2]*1.5" office:value-type="currency" office:currency=" $" office:value="544.5" calcext:value-type="currency">
            <text:p><text:s/>$544,50</text:p>
          </table:table-cell>
          <table:table-cell table:style-name="ce14" table:formula="of:=[.D2]*1.65" office:value-type="currency" office:currency=" $" office:value="598.95" calcext:value-type="currency">
            <text:p><text:s/>$598,9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OALLON CON CAPUCHA ESTAMPADA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float" office:value="300" calcext:value-type="float">
            <text:p>300,00</text:p>
          </table:table-cell>
          <table:table-cell table:style-name="ce49" table:formula="of:=[.C3]*1.21" office:value-type="float" office:value="363" calcext:value-type="float">
            <text:p>363,00</text:p>
          </table:table-cell>
          <table:table-cell table:style-name="ce49" table:formula="of:=[.B3]*[.D3]" office:value-type="float" office:value="4356" calcext:value-type="float">
            <text:p>4.356,00</text:p>
          </table:table-cell>
          <table:table-cell table:style-name="ce14" table:formula="of:=[.D3]*1.5" office:value-type="currency" office:currency=" $" office:value="544.5" calcext:value-type="currency">
            <text:p><text:s/>$544,50</text:p>
          </table:table-cell>
          <table:table-cell table:style-name="ce14" table:formula="of:=[.D3]*1.65" office:value-type="currency" office:currency=" $" office:value="598.95" calcext:value-type="currency">
            <text:p><text:s/>$598,95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JUEGO DE SABANAS MOISES ESTAMPADA</text:p>
          </table:table-cell>
          <table:table-cell table:style-name="ce19" office:value-type="float" office:value="4" calcext:value-type="float">
            <text:p>4</text:p>
          </table:table-cell>
          <table:table-cell table:style-name="ce59" office:value-type="float" office:value="732" calcext:value-type="float">
            <text:p>732,00</text:p>
          </table:table-cell>
          <table:table-cell table:style-name="ce49" table:formula="of:=[.C4]*1.21" office:value-type="float" office:value="885.72" calcext:value-type="float">
            <text:p>885,72</text:p>
          </table:table-cell>
          <table:table-cell table:style-name="ce49" table:formula="of:=[.B4]*[.D4]" office:value-type="float" office:value="3542.88" calcext:value-type="float">
            <text:p>3.542,88</text:p>
          </table:table-cell>
          <table:table-cell table:style-name="ce14" table:formula="of:=[.D4]*1.5" office:value-type="currency" office:currency=" $" office:value="1328.58" calcext:value-type="currency">
            <text:p><text:s/>$1.328,58</text:p>
          </table:table-cell>
          <table:table-cell table:style-name="ce14" table:formula="of:=[.D4]*1.65" office:value-type="currency" office:currency=" $" office:value="1461.438" calcext:value-type="currency">
            <text:p><text:s/>$1.461,44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TOALLON CON CAPUCHA ESTAMPADA PIQUE</text:p>
          </table:table-cell>
          <table:table-cell table:style-name="ce19" office:value-type="float" office:value="5" calcext:value-type="float">
            <text:p>5</text:p>
          </table:table-cell>
          <table:table-cell table:style-name="ce59" office:value-type="float" office:value="634" calcext:value-type="float">
            <text:p>634,00</text:p>
          </table:table-cell>
          <table:table-cell table:style-name="ce49" table:formula="of:=[.C5]*1.21" office:value-type="float" office:value="767.14" calcext:value-type="float">
            <text:p>767,14</text:p>
          </table:table-cell>
          <table:table-cell table:style-name="ce49" table:formula="of:=[.B5]*[.D5]" office:value-type="float" office:value="3835.7" calcext:value-type="float">
            <text:p>3.835,70</text:p>
          </table:table-cell>
          <table:table-cell table:style-name="ce14" table:formula="of:=[.D5]*1.5" office:value-type="currency" office:currency=" $" office:value="1150.71" calcext:value-type="currency">
            <text:p><text:s/>$1.150,71</text:p>
          </table:table-cell>
          <table:table-cell table:style-name="ce14" table:formula="of:=[.D5]*1.65" office:value-type="currency" office:currency=" $" office:value="1265.781" calcext:value-type="currency">
            <text:p><text:s/>$1.265,7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ET 3- TOALLON C/CAP,BABITA,BABERO)</text:p>
          </table:table-cell>
          <table:table-cell table:style-name="ce19" office:value-type="float" office:value="4" calcext:value-type="float">
            <text:p>4</text:p>
          </table:table-cell>
          <table:table-cell table:style-name="ce59" office:value-type="float" office:value="890" calcext:value-type="float">
            <text:p>890,00</text:p>
          </table:table-cell>
          <table:table-cell table:style-name="ce49" table:formula="of:=[.C6]*1.21" office:value-type="float" office:value="1076.9" calcext:value-type="float">
            <text:p>1.076,90</text:p>
          </table:table-cell>
          <table:table-cell table:style-name="ce49" table:formula="of:=[.B6]*[.D6]" office:value-type="float" office:value="4307.6" calcext:value-type="float">
            <text:p>4.307,60</text:p>
          </table:table-cell>
          <table:table-cell table:style-name="ce14" table:formula="of:=[.D6]*1.5" office:value-type="currency" office:currency=" $" office:value="1615.35" calcext:value-type="currency">
            <text:p><text:s/>$1.615,35</text:p>
          </table:table-cell>
          <table:table-cell table:style-name="ce14" table:formula="of:=[.D6]*1.65" office:value-type="currency" office:currency=" $" office:value="1776.885" calcext:value-type="currency">
            <text:p><text:s/>$1.776,88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TITA RAYADA</text:p>
          </table:table-cell>
          <table:table-cell table:style-name="ce19" office:value-type="float" office:value="10" calcext:value-type="float">
            <text:p>10</text:p>
          </table:table-cell>
          <table:table-cell table:style-name="ce59" office:value-type="float" office:value="171" calcext:value-type="float">
            <text:p>171,00</text:p>
          </table:table-cell>
          <table:table-cell table:style-name="ce49" table:formula="of:=[.C7]*1.21" office:value-type="float" office:value="206.91" calcext:value-type="float">
            <text:p>206,91</text:p>
          </table:table-cell>
          <table:table-cell table:style-name="ce49" table:formula="of:=[.B7]*[.D7]" office:value-type="float" office:value="2069.1" calcext:value-type="float">
            <text:p>2.069,10</text:p>
          </table:table-cell>
          <table:table-cell table:style-name="ce14" table:formula="of:=[.D7]*1.5" office:value-type="currency" office:currency=" $" office:value="310.365" calcext:value-type="currency">
            <text:p><text:s/>$310,37</text:p>
          </table:table-cell>
          <table:table-cell table:style-name="ce14" table:formula="of:=[.D7]*1.65" office:value-type="currency" office:currency=" $" office:value="341.4015" calcext:value-type="currency">
            <text:p><text:s/>$341,4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TITA INTERLOCK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float" office:value="165" calcext:value-type="float">
            <text:p>165,00</text:p>
          </table:table-cell>
          <table:table-cell table:style-name="ce49" table:formula="of:=[.C8]*1.21" office:value-type="float" office:value="199.65" calcext:value-type="float">
            <text:p>199,65</text:p>
          </table:table-cell>
          <table:table-cell table:style-name="ce49" table:formula="of:=[.B8]*[.D8]" office:value-type="float" office:value="2395.8" calcext:value-type="float">
            <text:p>2.395,80</text:p>
          </table:table-cell>
          <table:table-cell table:style-name="ce14" table:formula="of:=[.D8]*1.5" office:value-type="currency" office:currency=" $" office:value="299.475" calcext:value-type="currency">
            <text:p><text:s/>$299,48</text:p>
          </table:table-cell>
          <table:table-cell table:style-name="ce14" table:formula="of:=[.D8]*1.65" office:value-type="currency" office:currency=" $" office:value="329.4225" calcext:value-type="currency">
            <text:p><text:s/>$329,42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BERO TOWELL ESTAMPADO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float" office:value="40.25" calcext:value-type="float">
            <text:p>40,25</text:p>
          </table:table-cell>
          <table:table-cell table:style-name="ce49" table:formula="of:=[.C9]*1.21" office:value-type="float" office:value="48.7025" calcext:value-type="float">
            <text:p>48,70</text:p>
          </table:table-cell>
          <table:table-cell table:style-name="ce49" table:formula="of:=[.B9]*[.D9]" office:value-type="float" office:value="584.43" calcext:value-type="float">
            <text:p>584,43</text:p>
          </table:table-cell>
          <table:table-cell table:style-name="ce14" table:formula="of:=[.D9]*1.5" office:value-type="currency" office:currency=" $" office:value="73.05375" calcext:value-type="currency">
            <text:p><text:s/>$73,05</text:p>
          </table:table-cell>
          <table:table-cell table:style-name="ce14" table:formula="of:=[.D9]*1.65" office:value-type="currency" office:currency=" $" office:value="80.359125" calcext:value-type="currency">
            <text:p><text:s/>$80,36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BERO RIVER BOCA</text:p>
          </table:table-cell>
          <table:table-cell table:style-name="ce19" office:value-type="float" office:value="24" calcext:value-type="float">
            <text:p>24</text:p>
          </table:table-cell>
          <table:table-cell table:style-name="ce59" office:value-type="float" office:value="47.6" calcext:value-type="float">
            <text:p>47,60</text:p>
          </table:table-cell>
          <table:table-cell table:style-name="ce49" table:formula="of:=[.C10]*1.21" office:value-type="float" office:value="57.596" calcext:value-type="float">
            <text:p>57,60</text:p>
          </table:table-cell>
          <table:table-cell table:style-name="ce49" table:formula="of:=[.B10]*[.D10]" office:value-type="float" office:value="1382.304" calcext:value-type="float">
            <text:p>1.382,30</text:p>
          </table:table-cell>
          <table:table-cell table:style-name="ce14" table:formula="of:=[.D10]*1.5" office:value-type="currency" office:currency=" $" office:value="86.394" calcext:value-type="currency">
            <text:p><text:s/>$86,39</text:p>
          </table:table-cell>
          <table:table-cell table:style-name="ce14" table:formula="of:=[.D10]*1.65" office:value-type="currency" office:currency=" $" office:value="95.0334" calcext:value-type="currency">
            <text:p><text:s/>$95,03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BABERO ESTAMPADO CON ABROJO MEDIANO</text:p>
          </table:table-cell>
          <table:table-cell table:style-name="ce19" office:value-type="float" office:value="10" calcext:value-type="float">
            <text:p>10</text:p>
          </table:table-cell>
          <table:table-cell table:style-name="ce59" office:value-type="float" office:value="95" calcext:value-type="float">
            <text:p>95,00</text:p>
          </table:table-cell>
          <table:table-cell table:style-name="ce49" table:formula="of:=[.C11]*1.21" office:value-type="float" office:value="114.95" calcext:value-type="float">
            <text:p>114,95</text:p>
          </table:table-cell>
          <table:table-cell table:style-name="ce49" table:formula="of:=[.B11]*[.D11]" office:value-type="float" office:value="1149.5" calcext:value-type="float">
            <text:p>1.149,50</text:p>
          </table:table-cell>
          <table:table-cell table:style-name="ce14" table:formula="of:=[.D11]*1.5" office:value-type="currency" office:currency=" $" office:value="172.425" calcext:value-type="currency">
            <text:p><text:s/>$172,43</text:p>
          </table:table-cell>
          <table:table-cell table:style-name="ce14" table:formula="of:=[.D11]*1.65" office:value-type="currency" office:currency=" $" office:value="189.6675" calcext:value-type="currency">
            <text:p><text:s/>$189,67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2:.E11])" office:value-type="currency" office:currency=" $" office:value="27979.314" calcext:value-type="currency">
            <text:p><text:s/>$27.979,31</text:p>
          </table:table-cell>
          <table:table-cell/>
          <table:table-cell table:style-name="ce15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51"/>
          <table:table-cell table:style-name="ce11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51"/>
          <table:table-cell table:style-name="ce11"/>
          <table:table-cell table:number-columns-repeated="16377"/>
        </table:table-row>
        <table:table-row table:style-name="ro1" table:number-rows-repeated="2">
          <table:table-cell table:number-columns-repeated="6"/>
          <table:table-cell table:style-name="ce15"/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4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 table:number-rows-repeated="970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2" table:number-rows-repeated="10475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EIVA" table:style-name="ta16">
        <table:table-column table:style-name="co9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74" office:value-type="string" calcext:value-type="string">
            <text:p>MERCADERIA</text:p>
          </table:table-cell>
          <table:table-cell table:style-name="ce75" office:value-type="string" calcext:value-type="string">
            <text:p>CANTIDAD</text:p>
          </table:table-cell>
          <table:table-cell table:style-name="ce77"/>
          <table:table-cell table:style-name="ce78" office:value-type="string" calcext:value-type="string">
            <text:p>PRECIO</text:p>
          </table:table-cell>
          <table:table-cell table:style-name="ce81" office:value-type="string" calcext:value-type="string">
            <text:p>TOTAL</text:p>
          </table:table-cell>
          <table:table-cell table:style-name="ce77" office:value-type="string" calcext:value-type="string">
            <text:p>EFECTIVO</text:p>
          </table:table-cell>
          <table:table-cell table:style-name="ce77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TOALLON WOSSEN</text:p>
          </table:table-cell>
          <table:table-cell table:style-name="ce76" office:value-type="float" office:value="20" calcext:value-type="float">
            <text:p>20</text:p>
          </table:table-cell>
          <table:table-cell table:style-name="ce64" office:value-type="float" office:value="790" calcext:value-type="float">
            <text:p>790,00</text:p>
          </table:table-cell>
          <table:table-cell table:style-name="ce64" table:formula="of:=[.C2]*1.21" office:value-type="float" office:value="955.9" calcext:value-type="float">
            <text:p>955,90</text:p>
          </table:table-cell>
          <table:table-cell table:style-name="ce64" table:formula="of:=[.B2]*[.D2]" office:value-type="float" office:value="19118" calcext:value-type="float">
            <text:p>19.118,00</text:p>
          </table:table-cell>
          <table:table-cell table:style-name="ce72" table:formula="of:=[.D2]*1.5" office:value-type="currency" office:currency=" $" office:value="1433.85" calcext:value-type="currency">
            <text:p><text:s/>$1.433,85</text:p>
          </table:table-cell>
          <table:table-cell table:style-name="ce72" table:formula="of:=[.D2]*1.6" office:value-type="currency" office:currency=" $" office:value="1529.44" calcext:value-type="currency">
            <text:p><text:s/>$1.529,44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ORTINA BLACKOUT REDSTAR</text:p>
          </table:table-cell>
          <table:table-cell table:style-name="ce76" office:value-type="float" office:value="1" calcext:value-type="float">
            <text:p>1</text:p>
          </table:table-cell>
          <table:table-cell table:style-name="ce64" office:value-type="float" office:value="4200" calcext:value-type="float">
            <text:p>4.200,00</text:p>
          </table:table-cell>
          <table:table-cell table:style-name="ce64" table:formula="of:=[.C3]*1.21" office:value-type="float" office:value="5082" calcext:value-type="float">
            <text:p>5.082,00</text:p>
          </table:table-cell>
          <table:table-cell table:style-name="ce64" table:formula="of:=[.B3]*[.D3]" office:value-type="float" office:value="5082" calcext:value-type="float">
            <text:p>5.082,00</text:p>
          </table:table-cell>
          <table:table-cell table:style-name="ce72" table:formula="of:=[.D3]*1.5" office:value-type="currency" office:currency=" $" office:value="7623" calcext:value-type="currency">
            <text:p><text:s/>$7.623,00</text:p>
          </table:table-cell>
          <table:table-cell table:style-name="ce72" table:formula="of:=[.D3]*1.5" office:value-type="currency" office:currency=" $" office:value="7623" calcext:value-type="currency">
            <text:p><text:s/>$7.623,00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ORTINA BLACKOUT IDELAR</text:p>
          </table:table-cell>
          <table:table-cell table:style-name="ce6" office:value-type="float" office:value="9" calcext:value-type="float">
            <text:p>9</text:p>
          </table:table-cell>
          <table:table-cell table:style-name="ce64"/>
          <table:table-cell table:style-name="ce64" office:value-type="float" office:value="5139.63" calcext:value-type="float">
            <text:p>5.139,63</text:p>
          </table:table-cell>
          <table:table-cell table:style-name="ce64" table:formula="of:=[.B4]*[.D4]" office:value-type="float" office:value="46256.67" calcext:value-type="float">
            <text:p>46.256,67</text:p>
          </table:table-cell>
          <table:table-cell table:style-name="ce72" table:formula="of:=[.D4]*1.5" office:value-type="currency" office:currency=" $" office:value="7709.445" calcext:value-type="currency">
            <text:p><text:s/>$7.709,45</text:p>
          </table:table-cell>
          <table:table-cell table:style-name="ce72" table:formula="of:=[.D4]*1.5" office:value-type="currency" office:currency=" $" office:value="7709.445" calcext:value-type="currency">
            <text:p><text:s/>$7.709,45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ORTINA TROPICAL</text:p>
          </table:table-cell>
          <table:table-cell table:style-name="ce6" office:value-type="float" office:value="38" calcext:value-type="float">
            <text:p>38</text:p>
          </table:table-cell>
          <table:table-cell table:style-name="ce64" office:value-type="float" office:value="1850" calcext:value-type="float">
            <text:p>1.850,00</text:p>
          </table:table-cell>
          <table:table-cell table:style-name="ce64" table:formula="of:=[.C5]*1.21" office:value-type="float" office:value="2238.5" calcext:value-type="float">
            <text:p>2.238,50</text:p>
          </table:table-cell>
          <table:table-cell table:style-name="ce64" table:formula="of:=[.B5]*[.D5]" office:value-type="float" office:value="85063" calcext:value-type="float">
            <text:p>85.063,00</text:p>
          </table:table-cell>
          <table:table-cell table:style-name="ce72" table:formula="of:=[.D5]*1.5" office:value-type="currency" office:currency=" $" office:value="3357.75" calcext:value-type="currency">
            <text:p><text:s/>$3.357,75</text:p>
          </table:table-cell>
          <table:table-cell table:style-name="ce72" table:formula="of:=[.D5]*1.6" office:value-type="currency" office:currency=" $" office:value="3581.6" calcext:value-type="currency">
            <text:p><text:s/>$3.581,6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 table:style-name="ce79"/>
          <table:table-cell table:style-name="ce13" table:formula="of:=SUM([.E2:.E5])" office:value-type="currency" office:currency=" $" office:value="155519.67" calcext:value-type="currency">
            <text:p><text:s/>$155.519,67</text:p>
          </table:table-cell>
          <table:table-cell table:style-name="ce11"/>
          <table:table-cell table:style-name="ce15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 table:style-name="ce79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 table:style-name="ce79"/>
          <table:table-cell table:style-name="ce11"/>
          <table:table-cell table:style-name="ce51"/>
          <table:table-cell table:style-name="ce11"/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 table:style-name="ce79"/>
          <table:table-cell table:style-name="ce11"/>
          <table:table-cell table:style-name="ce51"/>
          <table:table-cell table:style-name="ce11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 table:style-name="ce80"/>
          <table:table-cell table:number-columns-repeated="2"/>
          <table:table-cell table:style-name="ce15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 table:style-name="ce80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 table:style-name="ce80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 table:number-rows-repeated="970">
          <table:table-cell table:number-columns-repeated="2"/>
          <table:table-cell table:style-name="ce11"/>
          <table:table-cell table:style-name="ce79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2" table:number-rows-repeated="104759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AURE" table:style-name="ta17">
        <table:table-column table:style-name="co9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VER LISOS 2 1/2 PL</text:p>
          </table:table-cell>
          <table:table-cell table:style-name="ce82" office:value-type="float" office:value="2" calcext:value-type="float">
            <text:p>2</text:p>
          </table:table-cell>
          <table:table-cell table:style-name="ce49" office:value-type="float" office:value="5500" calcext:value-type="float">
            <text:p>5.500,00</text:p>
          </table:table-cell>
          <table:table-cell table:style-name="ce49" table:formula="of:=[.B2]*[.C2]" office:value-type="float" office:value="11000" calcext:value-type="float">
            <text:p>11.000,00</text:p>
          </table:table-cell>
          <table:table-cell table:style-name="ce14" table:formula="of:=[.C2]*1.5" office:value-type="currency" office:currency=" $" office:value="8250" calcext:value-type="currency">
            <text:p><text:s/>$8.250,00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VER VIRIDIANA 2 1/2 PL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8500" calcext:value-type="float">
            <text:p>8.500,00</text:p>
          </table:table-cell>
          <table:table-cell table:style-name="ce49" table:formula="of:=[.B3]*[.C3]" office:value-type="float" office:value="8500" calcext:value-type="float">
            <text:p>8.500,00</text:p>
          </table:table-cell>
          <table:table-cell table:style-name="ce14" table:formula="of:=[.C3]*1.5" office:value-type="currency" office:currency=" $" office:value="12750" calcext:value-type="currency">
            <text:p><text:s/>$12.750,00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VER DANUBIO 2 1/2 PL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5500" calcext:value-type="float">
            <text:p>5.500,00</text:p>
          </table:table-cell>
          <table:table-cell table:style-name="ce49" table:formula="of:=[.B4]*[.C4]" office:value-type="float" office:value="5500" calcext:value-type="float">
            <text:p>5.500,00</text:p>
          </table:table-cell>
          <table:table-cell table:style-name="ce14" table:formula="of:=[.C4]*1.5" office:value-type="currency" office:currency=" $" office:value="8250" calcext:value-type="currency">
            <text:p><text:s/>$8.250,00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VER DANUBIO KING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7200" calcext:value-type="float">
            <text:p>7.200,00</text:p>
          </table:table-cell>
          <table:table-cell table:style-name="ce49" table:formula="of:=[.B5]*[.C5]" office:value-type="float" office:value="14400" calcext:value-type="float">
            <text:p>14.400,00</text:p>
          </table:table-cell>
          <table:table-cell table:style-name="ce14" table:formula="of:=[.C5]*1.5" office:value-type="currency" office:currency=" $" office:value="10800" calcext:value-type="currency">
            <text:p><text:s/>$10.800,00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VER VIRIDIANA KING</text:p>
          </table:table-cell>
          <table:table-cell table:style-name="ce19" office:value-type="float" office:value="2" calcext:value-type="float">
            <text:p>2</text:p>
          </table:table-cell>
          <table:table-cell table:style-name="ce49" office:value-type="float" office:value="8900" calcext:value-type="float">
            <text:p>8.900,00</text:p>
          </table:table-cell>
          <table:table-cell table:style-name="ce49" table:formula="of:=[.B6]*[.C6]" office:value-type="float" office:value="17800" calcext:value-type="float">
            <text:p>17.800,00</text:p>
          </table:table-cell>
          <table:table-cell table:style-name="ce14" table:formula="of:=[.C6]*1.5" office:value-type="currency" office:currency=" $" office:value="13350" calcext:value-type="currency">
            <text:p><text:s/>$13.350,00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VER LISO KING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6500" calcext:value-type="float">
            <text:p>6.500,00</text:p>
          </table:table-cell>
          <table:table-cell table:style-name="ce49" table:formula="of:=[.B7]*[.C7]" office:value-type="float" office:value="6500" calcext:value-type="float">
            <text:p>6.500,00</text:p>
          </table:table-cell>
          <table:table-cell table:style-name="ce14" table:formula="of:=[.C7]*1.5" office:value-type="currency" office:currency=" $" office:value="9750" calcext:value-type="currency">
            <text:p><text:s/>$9.7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1"/>
          <table:table-cell table:style-name="ce13" table:formula="of:=SUM([.D2:.D7])" office:value-type="currency" office:currency=" $" office:value="63700" calcext:value-type="currency">
            <text:p><text:s/>$63.700,00</text:p>
          </table:table-cell>
          <table:table-cell table:number-columns-repeated="16380"/>
        </table:table-row>
        <table:table-row table:style-name="ro1" table:number-rows-repeated="3">
          <table:table-cell table:number-columns-repeated="2"/>
          <table:table-cell table:style-name="ce11"/>
          <table:table-cell table:style-name="ce51"/>
          <table:table-cell table:style-name="ce11"/>
          <table:table-cell table:number-columns-repeated="1637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51"/>
          <table:table-cell table:number-columns-repeated="1637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51"/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 table:number-rows-repeated="2">
          <table:table-cell table:number-columns-repeated="3"/>
          <table:table-cell table:style-name="ce51"/>
          <table:table-cell table:style-name="ce11"/>
          <table:table-cell table:number-columns-repeated="16379"/>
        </table:table-row>
        <table:table-row table:style-name="ro1">
          <table:table-cell table:number-columns-repeated="3"/>
          <table:table-cell table:style-name="ce51"/>
          <table:table-cell table:style-name="ce11"/>
          <table:table-cell table:number-columns-repeated="16379"/>
        </table:table-row>
        <table:table-row table:style-name="ro1" table:number-rows-repeated="970">
          <table:table-cell table:number-columns-repeated="2"/>
          <table:table-cell table:style-name="ce11"/>
          <table:table-cell table:style-name="ce51"/>
          <table:table-cell table:style-name="ce11"/>
          <table:table-cell table:number-columns-repeated="16379"/>
        </table:table-row>
        <table:table-row table:style-name="ro2" table:number-rows-repeated="10475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ALTER" table:style-name="ta18">
        <table:table-column table:style-name="co9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ERCADERIA</text:p>
          </table:table-cell>
          <table:table-cell table:style-name="ce5" office:value-type="string" calcext:value-type="string">
            <text:p>CANTIDAD</text:p>
          </table:table-cell>
          <table:table-cell table:style-name="ce8"/>
          <table:table-cell table:style-name="ce8" office:value-type="string" calcext:value-type="string">
            <text:p>PRECIO</text:p>
          </table:table-cell>
          <table:table-cell table:style-name="ce50" office:value-type="string" calcext:value-type="string">
            <text:p>TOTAL</text:p>
          </table:table-cell>
          <table:table-cell table:style-name="ce8" office:value-type="string" calcext:value-type="string">
            <text:p>EFECTIVO</text:p>
          </table:table-cell>
          <table:table-cell table:style-name="ce8" office:value-type="string" calcext:value-type="string">
            <text:p>TARJETAS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UERINA MARFIL</text:p>
          </table:table-cell>
          <table:table-cell table:style-name="ce82" office:value-type="float" office:value="22.1" calcext:value-type="float">
            <text:p>22,1</text:p>
          </table:table-cell>
          <table:table-cell table:style-name="ce59" office:value-type="float" office:value="193.92" calcext:value-type="float">
            <text:p>193,92</text:p>
          </table:table-cell>
          <table:table-cell table:style-name="ce49" office:value-type="float" office:value="250" calcext:value-type="float">
            <text:p>250,00</text:p>
          </table:table-cell>
          <table:table-cell table:style-name="ce49" table:formula="of:=[.B2]*[.D2]" office:value-type="float" office:value="5525" calcext:value-type="float">
            <text:p>5.525,00</text:p>
          </table:table-cell>
          <table:table-cell table:style-name="ce14" table:formula="of:=[.D2]*1.5" office:value-type="currency" office:currency=" $" office:value="375" calcext:value-type="currency">
            <text:p><text:s/>$375,00</text:p>
          </table:table-cell>
          <table:table-cell table:style-name="ce14" table:formula="of:=[.D2]*1.6" office:value-type="currency" office:currency=" $" office:value="400" calcext:value-type="currency">
            <text:p><text:s/>$400,0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UERINA NEGRO</text:p>
          </table:table-cell>
          <table:table-cell table:style-name="ce82" office:value-type="float" office:value="20" calcext:value-type="float">
            <text:p>20</text:p>
          </table:table-cell>
          <table:table-cell table:style-name="ce59" office:value-type="float" office:value="193.92" calcext:value-type="float">
            <text:p>193,92</text:p>
          </table:table-cell>
          <table:table-cell table:style-name="ce49" office:value-type="float" office:value="250" calcext:value-type="float">
            <text:p>250,00</text:p>
          </table:table-cell>
          <table:table-cell table:style-name="ce49" table:formula="of:=[.B3]*[.D3]" office:value-type="float" office:value="5000" calcext:value-type="float">
            <text:p>5.000,00</text:p>
          </table:table-cell>
          <table:table-cell table:style-name="ce14" table:formula="of:=[.D3]*1.5" office:value-type="currency" office:currency=" $" office:value="375" calcext:value-type="currency">
            <text:p><text:s/>$375,00</text:p>
          </table:table-cell>
          <table:table-cell table:style-name="ce14" table:formula="of:=[.D3]*1.6" office:value-type="currency" office:currency=" $" office:value="400" calcext:value-type="currency">
            <text:p><text:s/>$400,0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CUERINA MARRON</text:p>
          </table:table-cell>
          <table:table-cell table:style-name="ce82" office:value-type="float" office:value="23" calcext:value-type="float">
            <text:p>23</text:p>
          </table:table-cell>
          <table:table-cell table:style-name="ce59" office:value-type="float" office:value="193.92" calcext:value-type="float">
            <text:p>193,92</text:p>
          </table:table-cell>
          <table:table-cell table:style-name="ce49" office:value-type="float" office:value="250" calcext:value-type="float">
            <text:p>250,00</text:p>
          </table:table-cell>
          <table:table-cell table:style-name="ce49" table:formula="of:=[.B4]*[.D4]" office:value-type="float" office:value="5750" calcext:value-type="float">
            <text:p>5.750,00</text:p>
          </table:table-cell>
          <table:table-cell table:style-name="ce14" table:formula="of:=[.D4]*1.5" office:value-type="currency" office:currency=" $" office:value="375" calcext:value-type="currency">
            <text:p><text:s/>$375,00</text:p>
          </table:table-cell>
          <table:table-cell table:style-name="ce14" table:formula="of:=[.D4]*1.6" office:value-type="currency" office:currency=" $" office:value="400" calcext:value-type="currency">
            <text:p><text:s/>$400,0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3" table:formula="of:=SUM([.E2]+[.E4]+[.E3])" office:value-type="currency" office:currency=" $" office:value="16275" calcext:value-type="currency">
            <text:p><text:s/>$16.275,00</text:p>
          </table:table-cell>
          <table:table-cell/>
          <table:table-cell table:style-name="ce15"/>
          <table:table-cell table:number-columns-repeated="16377"/>
        </table:table-row>
        <table:table-row table:style-name="ro1" table:number-rows-repeated="3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51"/>
          <table:table-cell table:style-name="ce11"/>
          <table:table-cell table:number-columns-repeated="16377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51"/>
          <table:table-cell table:style-name="ce11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3"/>
          <table:table-cell table:style-name="ce15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11"/>
          <table:table-cell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>
          <table:table-cell table:number-columns-repeated="2"/>
          <table:table-cell table:style-name="ce11"/>
          <table:table-cell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1" table:number-rows-repeated="970">
          <table:table-cell table:number-columns-repeated="2"/>
          <table:table-cell table:style-name="ce11" table:number-columns-repeated="2"/>
          <table:table-cell table:style-name="ce51"/>
          <table:table-cell table:style-name="ce11"/>
          <table:table-cell table:style-name="ce15"/>
          <table:table-cell table:number-columns-repeated="16377"/>
        </table:table-row>
        <table:table-row table:style-name="ro2" table:number-rows-repeated="104759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UDAS" table:style-name="ta19">
        <table:table-column table:style-name="co10" table:default-cell-style-name="Default"/>
        <table:table-column table:style-name="co2" table:number-columns-repeated="16383" table:default-cell-style-name="Default"/>
        <table:table-row table:style-name="ro1">
          <table:table-cell table:style-name="ce83" office:value-type="string" calcext:value-type="string">
            <text:p>PROVEEDOR</text:p>
          </table:table-cell>
          <table:table-cell table:style-name="ce86" office:value-type="string" calcext:value-type="string">
            <text:p>DEUDA</text:p>
          </table:table-cell>
          <table:table-cell table:style-name="ce88" office:value-type="string" calcext:value-type="string">
            <text:p>VENCIMIENTO</text:p>
          </table:table-cell>
          <table:table-cell table:number-columns-repeated="2"/>
          <table:table-cell table:style-name="ce91" office:value-type="string" calcext:value-type="string" table:number-columns-spanned="4" table:number-rows-spanned="1">
            <text:p>CELULAR</text:p>
          </table:table-cell>
          <table:covered-table-cell table:number-columns-repeated="2" table:style-name="ce63"/>
          <table:covered-table-cell table:style-name="ce67"/>
          <table:table-cell/>
          <table:table-cell table:style-name="ce91" office:value-type="string" calcext:value-type="string" table:number-columns-spanned="4" table:number-rows-spanned="1">
            <text:p>PRESTAMO 1</text:p>
          </table:table-cell>
          <table:covered-table-cell table:number-columns-repeated="2" table:style-name="ce63"/>
          <table:covered-table-cell table:style-name="ce67"/>
          <table:table-cell table:number-columns-repeated="16370"/>
        </table:table-row>
        <table:table-row table:style-name="ro1">
          <table:table-cell table:style-name="ce84" office:value-type="string" calcext:value-type="string">
            <text:p>LEIVA TROPICAL</text:p>
          </table:table-cell>
          <table:table-cell table:style-name="ce87" office:value-type="currency" office:currency=" $" office:value="45000" calcext:value-type="currency">
            <text:p><text:s/>$45.000,00</text:p>
          </table:table-cell>
          <table:table-cell table:style-name="ce89" office:value-type="date" office:date-value="2022-09-02" calcext:value-type="date">
            <text:p>2/9/2022</text:p>
          </table:table-cell>
          <table:table-cell table:number-columns-repeated="2"/>
          <table:table-cell table:style-name="ce83" office:value-type="string" calcext:value-type="string">
            <text:p>CUOTA</text:p>
          </table:table-cell>
          <table:table-cell table:style-name="ce86" office:value-type="string" calcext:value-type="string">
            <text:p>MONTO</text:p>
          </table:table-cell>
          <table:table-cell table:style-name="ce86" office:value-type="string" calcext:value-type="string">
            <text:p>PAGADO</text:p>
          </table:table-cell>
          <table:table-cell table:style-name="ce86" office:value-type="string" calcext:value-type="string">
            <text:p>FECHA PAGO</text:p>
          </table:table-cell>
          <table:table-cell/>
          <table:table-cell table:style-name="ce83" office:value-type="string" calcext:value-type="string">
            <text:p>CUOTA</text:p>
          </table:table-cell>
          <table:table-cell table:style-name="ce86" office:value-type="string" calcext:value-type="string">
            <text:p>MONTO</text:p>
          </table:table-cell>
          <table:table-cell table:style-name="ce86"/>
          <table:table-cell table:style-name="ce86" office:value-type="string" calcext:value-type="string">
            <text:p>FECHA PAGO</text:p>
          </table:table-cell>
          <table:table-cell table:number-columns-repeated="16370"/>
        </table:table-row>
        <table:table-row table:style-name="ro1">
          <table:table-cell table:style-name="ce84" office:value-type="string" calcext:value-type="string">
            <text:p>AMALFI</text:p>
          </table:table-cell>
          <table:table-cell table:style-name="ce87" office:value-type="currency" office:currency=" $" office:value="69870" calcext:value-type="currency">
            <text:p><text:s/>$69.870,00</text:p>
          </table:table-cell>
          <table:table-cell table:style-name="ce89"/>
          <table:table-cell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2" table:style-name="ce87" office:value-type="currency" office:currency=" $" office:value="2400" calcext:value-type="currency">
            <text:p><text:s/>$2.400,00</text:p>
          </table:table-cell>
          <table:table-cell table:style-name="ce92" office:value-type="date" office:date-value="2022-01-31" calcext:value-type="date">
            <text:p>31/1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number-columns-repeated="2" table:style-name="ce87" office:value-type="currency" office:currency=" $" office:value="29500" calcext:value-type="currency">
            <text:p><text:s/>$29.500,00</text:p>
          </table:table-cell>
          <table:table-cell table:style-name="ce92" office:value-type="date" office:date-value="2022-04-20" calcext:value-type="date">
            <text:p>20/4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2" calcext:value-type="float">
            <text:p>2</text:p>
          </table:table-cell>
          <table:table-cell table:number-columns-repeated="2" table:style-name="ce87" office:value-type="currency" office:currency=" $" office:value="2400" calcext:value-type="currency">
            <text:p><text:s/>$2.400,00</text:p>
          </table:table-cell>
          <table:table-cell table:style-name="ce92" office:value-type="date" office:date-value="2022-03-09" calcext:value-type="date">
            <text:p>9/3</text:p>
          </table:table-cell>
          <table:table-cell/>
          <table:table-cell table:style-name="ce76" office:value-type="float" office:value="2" calcext:value-type="float">
            <text:p>2</text:p>
          </table:table-cell>
          <table:table-cell table:number-columns-repeated="2" table:style-name="ce87" office:value-type="currency" office:currency=" $" office:value="31042" calcext:value-type="currency">
            <text:p><text:s/>$31.042,00</text:p>
          </table:table-cell>
          <table:table-cell table:style-name="ce92" office:value-type="date" office:date-value="2022-05-23" calcext:value-type="date">
            <text:p>23/5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3" calcext:value-type="float">
            <text:p>3</text:p>
          </table:table-cell>
          <table:table-cell table:number-columns-repeated="2" table:style-name="ce87" office:value-type="currency" office:currency=" $" office:value="2400" calcext:value-type="currency">
            <text:p><text:s/>$2.400,00</text:p>
          </table:table-cell>
          <table:table-cell table:style-name="ce92" office:value-type="date" office:date-value="2022-04-22" calcext:value-type="date">
            <text:p>22/4</text:p>
          </table:table-cell>
          <table:table-cell/>
          <table:table-cell table:style-name="ce76" office:value-type="float" office:value="3" calcext:value-type="float">
            <text:p>3</text:p>
          </table:table-cell>
          <table:table-cell table:number-columns-repeated="2" table:style-name="ce87" office:value-type="currency" office:currency=" $" office:value="30762" calcext:value-type="currency">
            <text:p><text:s/>$30.762,00</text:p>
          </table:table-cell>
          <table:table-cell table:style-name="ce92" office:value-type="date" office:date-value="2022-06-21" calcext:value-type="date">
            <text:p>21/6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4" calcext:value-type="float">
            <text:p>4</text:p>
          </table:table-cell>
          <table:table-cell table:number-columns-repeated="2" table:style-name="ce87" office:value-type="currency" office:currency=" $" office:value="2500" calcext:value-type="currency">
            <text:p><text:s/>$2.500,00</text:p>
          </table:table-cell>
          <table:table-cell table:style-name="ce92" office:value-type="date" office:date-value="2022-05-02" calcext:value-type="date">
            <text:p>2/5</text:p>
          </table:table-cell>
          <table:table-cell/>
          <table:table-cell table:style-name="ce76" office:value-type="float" office:value="4" calcext:value-type="float">
            <text:p>4</text:p>
          </table:table-cell>
          <table:table-cell table:number-columns-repeated="2" table:style-name="ce87" office:value-type="currency" office:currency=" $" office:value="30455" calcext:value-type="currency">
            <text:p><text:s/>$30.455,00</text:p>
          </table:table-cell>
          <table:table-cell table:style-name="ce92" office:value-type="date" office:date-value="2022-07-20" calcext:value-type="date">
            <text:p>20/7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5" calcext:value-type="float">
            <text:p>5</text:p>
          </table:table-cell>
          <table:table-cell table:number-columns-repeated="2" table:style-name="ce87" office:value-type="currency" office:currency=" $" office:value="2400" calcext:value-type="currency">
            <text:p><text:s/>$2.400,00</text:p>
          </table:table-cell>
          <table:table-cell table:style-name="ce92" office:value-type="date" office:date-value="2022-06-04" calcext:value-type="date">
            <text:p>4/6</text:p>
          </table:table-cell>
          <table:table-cell/>
          <table:table-cell table:style-name="ce76" office:value-type="float" office:value="5" calcext:value-type="float">
            <text:p>5</text:p>
          </table:table-cell>
          <table:table-cell table:number-columns-repeated="2" table:style-name="ce87" office:value-type="currency" office:currency=" $" office:value="30142" calcext:value-type="currency">
            <text:p><text:s/>$30.142,00</text:p>
          </table:table-cell>
          <table:table-cell table:style-name="ce92" office:value-type="date" office:date-value="2022-08-19" calcext:value-type="date">
            <text:p>19/8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6" calcext:value-type="float">
            <text:p>6</text:p>
          </table:table-cell>
          <table:table-cell table:number-columns-repeated="2" table:style-name="ce87" office:value-type="currency" office:currency=" $" office:value="2500" calcext:value-type="currency">
            <text:p><text:s/>$2.500,00</text:p>
          </table:table-cell>
          <table:table-cell table:style-name="ce92" office:value-type="date" office:date-value="2022-07-06" calcext:value-type="date">
            <text:p>6/7</text:p>
          </table:table-cell>
          <table:table-cell/>
          <table:table-cell table:style-name="ce76" office:value-type="float" office:value="6" calcext:value-type="float">
            <text:p>6</text:p>
          </table:table-cell>
          <table:table-cell table:style-name="ce87" office:value-type="currency" office:currency=" $" office:value="29808" calcext:value-type="currency">
            <text:p><text:s/>$29.808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7" calcext:value-type="float">
            <text:p>7</text:p>
          </table:table-cell>
          <table:table-cell table:number-columns-repeated="2" table:style-name="ce87" office:value-type="currency" office:currency=" $" office:value="2400" calcext:value-type="currency">
            <text:p><text:s/>$2.400,00</text:p>
          </table:table-cell>
          <table:table-cell table:style-name="ce92" office:value-type="date" office:date-value="2022-08-09" calcext:value-type="date">
            <text:p>9/8</text:p>
          </table:table-cell>
          <table:table-cell/>
          <table:table-cell table:style-name="ce83" office:value-type="string" calcext:value-type="string">
            <text:p>TOTAL</text:p>
          </table:table-cell>
          <table:table-cell table:style-name="ce86" table:formula="of:=SUM([.L3:.L8])" office:value-type="currency" office:currency=" $" office:value="181709" calcext:value-type="currency">
            <text:p><text:s/>$181.709,00</text:p>
          </table:table-cell>
          <table:table-cell table:style-name="ce86" table:formula="of:=SUM([.M3:.M8])" office:value-type="currency" office:currency=" $" office:value="151901" calcext:value-type="currency">
            <text:p><text:s/>$151.901,00</text:p>
          </table:table-cell>
          <table:table-cell table:style-name="ce86" table:formula="of:=[.L9]-[.M9]" office:value-type="currency" office:currency=" $" office:value="29808" calcext:value-type="currency">
            <text:p><text:s/>$29.808,00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8" calcext:value-type="float">
            <text:p>8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 table:number-columns-repeated="16375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9" calcext:value-type="float">
            <text:p>9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91" office:value-type="string" calcext:value-type="string" table:number-columns-spanned="4" table:number-rows-spanned="1">
            <text:p>PRESTAMO 2</text:p>
          </table:table-cell>
          <table:covered-table-cell table:number-columns-repeated="2" table:style-name="ce63"/>
          <table:covered-table-cell table:style-name="ce67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10" calcext:value-type="float">
            <text:p>10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83" office:value-type="string" calcext:value-type="string">
            <text:p>CUOTA</text:p>
          </table:table-cell>
          <table:table-cell table:style-name="ce86" office:value-type="string" calcext:value-type="string">
            <text:p>MONTO</text:p>
          </table:table-cell>
          <table:table-cell table:style-name="ce86"/>
          <table:table-cell table:style-name="ce86" office:value-type="string" calcext:value-type="string">
            <text:p>FECHA PAGO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11" calcext:value-type="float">
            <text:p>11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76" office:value-type="float" office:value="1" calcext:value-type="float">
            <text:p>1</text:p>
          </table:table-cell>
          <table:table-cell table:style-name="ce94" office:value-type="currency" office:currency=" $" office:value="44451.2" calcext:value-type="currency">
            <text:p><text:s/>$44.451,20</text:p>
          </table:table-cell>
          <table:table-cell table:style-name="ce87" office:value-type="currency" office:currency=" $" office:value="44451.2" calcext:value-type="currency">
            <text:p><text:s/>$44.451,20</text:p>
          </table:table-cell>
          <table:table-cell table:style-name="ce92" office:value-type="date" office:date-value="2022-05-24" calcext:value-type="date">
            <text:p>24/5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89"/>
          <table:table-cell table:number-columns-repeated="2"/>
          <table:table-cell table:style-name="ce76" office:value-type="float" office:value="12" calcext:value-type="float">
            <text:p>12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76" office:value-type="float" office:value="2" calcext:value-type="float">
            <text:p>2</text:p>
          </table:table-cell>
          <table:table-cell table:style-name="ce94" office:value-type="currency" office:currency=" $" office:value="43833" calcext:value-type="currency">
            <text:p><text:s/>$43.833,00</text:p>
          </table:table-cell>
          <table:table-cell table:style-name="ce87" office:value-type="currency" office:currency=" $" office:value="43833" calcext:value-type="currency">
            <text:p><text:s/>$43.833,00</text:p>
          </table:table-cell>
          <table:table-cell table:style-name="ce92" office:value-type="date" office:date-value="2022-06-21" calcext:value-type="date">
            <text:p>21/6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13" calcext:value-type="float">
            <text:p>13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76" office:value-type="float" office:value="3" calcext:value-type="float">
            <text:p>3</text:p>
          </table:table-cell>
          <table:table-cell table:style-name="ce94" office:value-type="currency" office:currency=" $" office:value="43370" calcext:value-type="currency">
            <text:p><text:s/>$43.370,00</text:p>
          </table:table-cell>
          <table:table-cell table:style-name="ce87" office:value-type="currency" office:currency=" $" office:value="43370" calcext:value-type="currency">
            <text:p><text:s/>$43.370,00</text:p>
          </table:table-cell>
          <table:table-cell table:style-name="ce92" office:value-type="date" office:date-value="2022-07-12" calcext:value-type="date">
            <text:p>12/7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14" calcext:value-type="float">
            <text:p>14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76" office:value-type="float" office:value="4" calcext:value-type="float">
            <text:p>4</text:p>
          </table:table-cell>
          <table:table-cell table:style-name="ce94" office:value-type="currency" office:currency=" $" office:value="42887" calcext:value-type="currency">
            <text:p><text:s/>$42.887,00</text:p>
          </table:table-cell>
          <table:table-cell table:style-name="ce87" office:value-type="currency" office:currency=" $" office:value="42887" calcext:value-type="currency">
            <text:p><text:s/>$42.887,00</text:p>
          </table:table-cell>
          <table:table-cell table:style-name="ce92" office:value-type="date" office:date-value="2022-08-15" calcext:value-type="date">
            <text:p>15/8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2"/>
          <table:table-cell table:style-name="ce76" office:value-type="float" office:value="15" calcext:value-type="float">
            <text:p>15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76" office:value-type="float" office:value="5" calcext:value-type="float">
            <text:p>5</text:p>
          </table:table-cell>
          <table:table-cell table:style-name="ce94" office:value-type="currency" office:currency=" $" office:value="42368" calcext:value-type="currency">
            <text:p><text:s/>$42.368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/>
          <table:table-cell table:style-name="ce4" office:value-type="string" calcext:value-type="string">
            <text:p><text:s/></text:p>
          </table:table-cell>
          <table:table-cell table:style-name="ce76" office:value-type="float" office:value="16" calcext:value-type="float">
            <text:p>16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76" office:value-type="float" office:value="6" calcext:value-type="float">
            <text:p>6</text:p>
          </table:table-cell>
          <table:table-cell table:style-name="ce94" office:value-type="currency" office:currency=" $" office:value="41813" calcext:value-type="currency">
            <text:p><text:s/>$41.813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3" office:value-type="string" calcext:value-type="string">
            <text:p>TOTAL</text:p>
          </table:table-cell>
          <table:table-cell table:style-name="ce86" table:formula="of:=SUM([.B2:.B18])" office:value-type="currency" office:currency=" $" office:value="114870" calcext:value-type="currency">
            <text:p><text:s/>$114.870,00</text:p>
          </table:table-cell>
          <table:table-cell table:style-name="ce88"/>
          <table:table-cell table:number-columns-repeated="2"/>
          <table:table-cell table:style-name="ce76" office:value-type="float" office:value="17" calcext:value-type="float">
            <text:p>17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/>
          <table:table-cell table:style-name="ce83" office:value-type="string" calcext:value-type="string">
            <text:p>TOTAL</text:p>
          </table:table-cell>
          <table:table-cell table:style-name="ce86" table:formula="of:=SUM([.L13:.L18])" office:value-type="currency" office:currency=" $" office:value="258722.2" calcext:value-type="currency">
            <text:p><text:s/>$258.722,20</text:p>
          </table:table-cell>
          <table:table-cell table:style-name="ce86" table:formula="of:=SUM([.M13:.M18])" office:value-type="currency" office:currency=" $" office:value="174541.2" calcext:value-type="currency">
            <text:p><text:s/>$174.541,20</text:p>
          </table:table-cell>
          <table:table-cell table:style-name="ce86" table:formula="of:=[.L19]-[.M19]" office:value-type="currency" office:currency=" $" office:value="84181" calcext:value-type="currency">
            <text:p><text:s/>$84.181,00</text:p>
          </table:table-cell>
          <table:table-cell table:number-columns-repeated="16370"/>
        </table:table-row>
        <table:table-row table:style-name="ro1">
          <table:table-cell/>
          <table:table-cell table:style-name="ce11"/>
          <table:table-cell table:style-name="ce90"/>
          <table:table-cell table:number-columns-repeated="2"/>
          <table:table-cell table:style-name="ce76" office:value-type="float" office:value="18" calcext:value-type="float">
            <text:p>18</text:p>
          </table:table-cell>
          <table:table-cell table:style-name="ce87" office:value-type="currency" office:currency=" $" office:value="2400" calcext:value-type="currency">
            <text:p><text:s/>$2.400,00</text:p>
          </table:table-cell>
          <table:table-cell table:style-name="ce87" table:number-columns-repeated="2"/>
          <table:table-cell table:number-columns-repeated="16375"/>
        </table:table-row>
        <table:table-row table:style-name="ro1">
          <table:table-cell/>
          <table:table-cell table:style-name="ce11"/>
          <table:table-cell table:style-name="ce90"/>
          <table:table-cell table:number-columns-repeated="2"/>
          <table:table-cell table:style-name="ce83" office:value-type="string" calcext:value-type="string">
            <text:p>TOTAL</text:p>
          </table:table-cell>
          <table:table-cell table:style-name="ce86" table:formula="of:=SUM([.G3:.G20])" office:value-type="currency" office:currency=" $" office:value="43400" calcext:value-type="currency">
            <text:p><text:s/>$43.400,00</text:p>
          </table:table-cell>
          <table:table-cell table:style-name="ce86" table:formula="of:=SUM([.H3:.H20])" office:value-type="currency" office:currency=" $" office:value="17000" calcext:value-type="currency">
            <text:p><text:s/>$17.000,00</text:p>
          </table:table-cell>
          <table:table-cell table:style-name="ce86" table:formula="of:=[.G21]-[.H21]" office:value-type="currency" office:currency=" $" office:value="26400" calcext:value-type="currency">
            <text:p><text:s/>$26.400,00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table:style-name="ce90"/>
          <table:table-cell table:number-columns-repeated="7"/>
          <table:table-cell table:style-name="ce91" office:value-type="string" calcext:value-type="string" table:number-columns-spanned="4" table:number-rows-spanned="1">
            <text:p>PRESTAMO TASA 0</text:p>
          </table:table-cell>
          <table:covered-table-cell table:number-columns-repeated="2" table:style-name="ce63"/>
          <table:covered-table-cell table:style-name="ce67"/>
          <table:table-cell table:number-columns-repeated="16370"/>
        </table:table-row>
        <table:table-row table:style-name="ro1">
          <table:table-cell table:style-name="ce85" office:value-type="string" calcext:value-type="string" table:number-columns-spanned="2" table:number-rows-spanned="1">
            <text:p>FLETE</text:p>
          </table:table-cell>
          <table:covered-table-cell/>
          <table:table-cell table:style-name="ce90"/>
          <table:table-cell table:style-name="ce4" office:value-type="string" calcext:value-type="string">
            <text:p><text:s/></text:p>
          </table:table-cell>
          <table:table-cell table:number-columns-repeated="6"/>
          <table:table-cell table:style-name="ce83" office:value-type="string" calcext:value-type="string">
            <text:p>CUOTA</text:p>
          </table:table-cell>
          <table:table-cell table:style-name="ce86" office:value-type="string" calcext:value-type="string">
            <text:p>MONTO</text:p>
          </table:table-cell>
          <table:table-cell table:style-name="ce86"/>
          <table:table-cell table:style-name="ce86" office:value-type="string" calcext:value-type="string">
            <text:p>FECHA PAGO</text:p>
          </table:table-cell>
          <table:table-cell table:number-columns-repeated="16370"/>
        </table:table-row>
        <table:table-row table:style-name="ro1">
          <table:table-cell table:style-name="ce83" office:value-type="string" calcext:value-type="string">
            <text:p>PROVEEDOR</text:p>
          </table:table-cell>
          <table:table-cell table:style-name="ce86" office:value-type="string" calcext:value-type="string">
            <text:p>DEUDA</text:p>
          </table:table-cell>
          <table:table-cell table:style-name="ce90"/>
          <table:table-cell table:number-columns-repeated="7"/>
          <table:table-cell table:style-name="ce76" office:value-type="float" office:value="1" calcext:value-type="float">
            <text:p>1</text:p>
          </table:table-cell>
          <table:table-cell table:number-columns-repeated="2" table:style-name="ce87" office:value-type="currency" office:currency=" $" office:value="7500" calcext:value-type="currency">
            <text:p><text:s/>$7.500,00</text:p>
          </table:table-cell>
          <table:table-cell table:style-name="ce92" office:value-type="date" office:date-value="2022-07-04" calcext:value-type="date">
            <text:p>4/7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style-name="ce83" office:value-type="string" calcext:value-type="string">
            <text:p>TOTAL</text:p>
          </table:table-cell>
          <table:table-cell table:style-name="ce86" table:formula="of:=[.B19]+[.B34]+[.N9]+[.N19]+[.N36]+[.N53]" office:value-type="currency" office:currency=" $" office:value="427609" calcext:value-type="currency">
            <text:p><text:s/>$427.609,00</text:p>
          </table:table-cell>
          <table:table-cell table:number-columns-repeated="5"/>
          <table:table-cell table:style-name="ce76" office:value-type="float" office:value="2" calcext:value-type="float">
            <text:p>2</text:p>
          </table:table-cell>
          <table:table-cell table:number-columns-repeated="2" table:style-name="ce87" office:value-type="currency" office:currency=" $" office:value="7500" calcext:value-type="currency">
            <text:p><text:s/>$7.500,00</text:p>
          </table:table-cell>
          <table:table-cell table:style-name="ce92" office:value-type="date" office:date-value="2022-08-02" calcext:value-type="date">
            <text:p>2/8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number-columns-repeated="7"/>
          <table:table-cell table:style-name="ce76" office:value-type="float" office:value="3" calcext:value-type="float">
            <text:p>3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0"/>
          <table:table-cell table:number-columns-repeated="7"/>
          <table:table-cell table:style-name="ce76" office:value-type="float" office:value="4" calcext:value-type="float">
            <text:p>4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number-columns-repeated="4"/>
          <table:table-cell table:style-name="ce51"/>
          <table:table-cell table:number-columns-repeated="2"/>
          <table:table-cell table:style-name="ce76" office:value-type="float" office:value="5" calcext:value-type="float">
            <text:p>5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style-name="ce83" office:value-type="string" calcext:value-type="string">
            <text:p>PAGAR MES</text:p>
          </table:table-cell>
          <table:table-cell table:style-name="ce86" table:formula="of:=[.L7]+[.L16]+[.L43]+[.B19]" office:value-type="currency" office:currency=" $" office:value="219459" calcext:value-type="currency">
            <text:p><text:s/>$219.459,00</text:p>
          </table:table-cell>
          <table:table-cell table:number-columns-repeated="5"/>
          <table:table-cell table:style-name="ce76" office:value-type="float" office:value="6" calcext:value-type="float">
            <text:p>6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number-columns-repeated="7"/>
          <table:table-cell table:style-name="ce76" office:value-type="float" office:value="7" calcext:value-type="float">
            <text:p>7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number-columns-repeated="7"/>
          <table:table-cell table:style-name="ce76" office:value-type="float" office:value="8" calcext:value-type="float">
            <text:p>8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number-columns-repeated="7"/>
          <table:table-cell table:style-name="ce76" office:value-type="float" office:value="9" calcext:value-type="float">
            <text:p>9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90"/>
          <table:table-cell table:number-columns-repeated="7"/>
          <table:table-cell table:style-name="ce76" office:value-type="float" office:value="10" calcext:value-type="float">
            <text:p>10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 table:style-name="ce83" office:value-type="string" calcext:value-type="string">
            <text:p>TOTAL</text:p>
          </table:table-cell>
          <table:table-cell table:style-name="ce86" table:formula="of:=SUM([.B25:.B33])" office:value-type="currency" office:currency=" $" office:value="0" calcext:value-type="currency">
            <text:p><text:s/>$0,00</text:p>
          </table:table-cell>
          <table:table-cell table:style-name="ce90"/>
          <table:table-cell table:number-columns-repeated="7"/>
          <table:table-cell table:style-name="ce76" office:value-type="float" office:value="11" calcext:value-type="float">
            <text:p>11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/>
          <table:table-cell table:style-name="ce11"/>
          <table:table-cell table:style-name="ce90"/>
          <table:table-cell table:number-columns-repeated="7"/>
          <table:table-cell table:style-name="ce76" office:value-type="float" office:value="12" calcext:value-type="float">
            <text:p>12</text:p>
          </table:table-cell>
          <table:table-cell table:style-name="ce87" office:value-type="currency" office:currency=" $" office:value="7500" calcext:value-type="currency">
            <text:p><text:s/>$7.500,00</text:p>
          </table:table-cell>
          <table:table-cell table:style-name="ce87" table:number-columns-repeated="2"/>
          <table:table-cell table:number-columns-repeated="16370"/>
        </table:table-row>
        <table:table-row table:style-name="ro1">
          <table:table-cell/>
          <table:table-cell table:style-name="ce11"/>
          <table:table-cell table:style-name="ce90"/>
          <table:table-cell table:number-columns-repeated="7"/>
          <table:table-cell table:style-name="ce93"/>
          <table:table-cell table:style-name="ce95" table:formula="of:=SUM([.L24:.L35])" office:value-type="currency" office:currency=" $" office:value="90000" calcext:value-type="currency">
            <text:p><text:s/>$90.000,00</text:p>
          </table:table-cell>
          <table:table-cell table:style-name="ce95" table:formula="of:=SUM([.M24:.M35])" office:value-type="currency" office:currency=" $" office:value="15000" calcext:value-type="currency">
            <text:p><text:s/>$15.000,00</text:p>
          </table:table-cell>
          <table:table-cell table:style-name="ce95" table:formula="of:=[.L36]-[.M36]" office:value-type="currency" office:currency=" $" office:value="75000" calcext:value-type="currency">
            <text:p><text:s/>$75.000,00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11"/>
          <table:table-cell table:style-name="ce90"/>
          <table:table-cell table:number-columns-repeated="16381"/>
        </table:table-row>
        <table:table-row table:style-name="ro1">
          <table:table-cell/>
          <table:table-cell table:style-name="ce11"/>
          <table:table-cell table:style-name="ce90"/>
          <table:table-cell table:number-columns-repeated="7"/>
          <table:table-cell table:style-name="ce91" office:value-type="string" calcext:value-type="string" table:number-columns-spanned="4" table:number-rows-spanned="1">
            <text:p>PRESTAMO 1</text:p>
          </table:table-cell>
          <table:covered-table-cell table:number-columns-repeated="2" table:style-name="ce63"/>
          <table:covered-table-cell table:style-name="ce67"/>
          <table:table-cell table:number-columns-repeated="16370"/>
        </table:table-row>
        <table:table-row table:style-name="ro1">
          <table:table-cell/>
          <table:table-cell table:style-name="ce11"/>
          <table:table-cell table:style-name="ce90"/>
          <table:table-cell table:number-columns-repeated="7"/>
          <table:table-cell table:style-name="ce83" office:value-type="string" calcext:value-type="string">
            <text:p>CUOTA</text:p>
          </table:table-cell>
          <table:table-cell table:style-name="ce86" office:value-type="string" calcext:value-type="string">
            <text:p>MONTO</text:p>
          </table:table-cell>
          <table:table-cell table:style-name="ce86"/>
          <table:table-cell table:style-name="ce86" office:value-type="string" calcext:value-type="string">
            <text:p>FECHA PAGO</text:p>
          </table:table-cell>
          <table:table-cell table:number-columns-repeated="16370"/>
        </table:table-row>
        <table:table-row table:style-name="ro1">
          <table:table-cell table:style-name="ce83" office:value-type="string" calcext:value-type="string">
            <text:p>MERCADERIA NANCY</text:p>
          </table:table-cell>
          <table:table-cell table:style-name="ce86" office:value-type="string" calcext:value-type="string">
            <text:p>PRECIO</text:p>
          </table:table-cell>
          <table:table-cell table:style-name="ce83" office:value-type="string" calcext:value-type="string">
            <text:p>RENDIDO</text:p>
          </table:table-cell>
          <table:table-cell table:number-columns-repeated="7"/>
          <table:table-cell table:style-name="ce76" office:value-type="float" office:value="1" calcext:value-type="float">
            <text:p>1</text:p>
          </table:table-cell>
          <table:table-cell table:number-columns-repeated="2" table:style-name="ce87" office:value-type="currency" office:currency=" $" office:value="33900" calcext:value-type="currency">
            <text:p><text:s/>$33.900,00</text:p>
          </table:table-cell>
          <table:table-cell table:style-name="ce92" office:value-type="date" office:date-value="2022-06-22" calcext:value-type="date">
            <text:p>22/6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2" calcext:value-type="float">
            <text:p>2</text:p>
          </table:table-cell>
          <table:table-cell table:style-name="ce87" office:value-type="currency" office:currency=" $" office:value="31750" calcext:value-type="currency">
            <text:p><text:s/>$31.750,00</text:p>
          </table:table-cell>
          <table:table-cell table:style-name="ce87" office:value-type="currency" office:currency=" $" office:value="32000" calcext:value-type="currency">
            <text:p><text:s/>$32.000,00</text:p>
          </table:table-cell>
          <table:table-cell table:style-name="ce92" office:value-type="date" office:date-value="2022-07-22" calcext:value-type="date">
            <text:p>22/7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3" calcext:value-type="float">
            <text:p>3</text:p>
          </table:table-cell>
          <table:table-cell table:number-columns-repeated="2" table:style-name="ce87" office:value-type="currency" office:currency=" $" office:value="31560" calcext:value-type="currency">
            <text:p><text:s/>$31.560,00</text:p>
          </table:table-cell>
          <table:table-cell table:style-name="ce92" office:value-type="date" office:date-value="2022-08-22" calcext:value-type="date">
            <text:p>22/8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76"/>
          <table:table-cell table:number-columns-repeated="7"/>
          <table:table-cell table:style-name="ce76" office:value-type="float" office:value="4" calcext:value-type="float">
            <text:p>4</text:p>
          </table:table-cell>
          <table:table-cell table:style-name="ce87" office:value-type="currency" office:currency=" $" office:value="31400" calcext:value-type="currency">
            <text:p><text:s/>$31.400,00</text:p>
          </table:table-cell>
          <table:table-cell table:style-name="ce87"/>
          <table:table-cell table:style-name="ce92" office:value-type="date" office:date-value="2022-09-22" calcext:value-type="date">
            <text:p>22/9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76"/>
          <table:table-cell table:number-columns-repeated="7"/>
          <table:table-cell table:style-name="ce76" office:value-type="float" office:value="5" calcext:value-type="float">
            <text:p>5</text:p>
          </table:table-cell>
          <table:table-cell table:style-name="ce87" office:value-type="currency" office:currency=" $" office:value="31100" calcext:value-type="currency">
            <text:p><text:s/>$31.100,00</text:p>
          </table:table-cell>
          <table:table-cell table:style-name="ce87"/>
          <table:table-cell table:style-name="ce92" office:value-type="date" office:date-value="2022-10-22" calcext:value-type="date">
            <text:p>22/10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6" calcext:value-type="float">
            <text:p>6</text:p>
          </table:table-cell>
          <table:table-cell table:style-name="ce87" office:value-type="currency" office:currency=" $" office:value="30900" calcext:value-type="currency">
            <text:p><text:s/>$30.900,00</text:p>
          </table:table-cell>
          <table:table-cell table:style-name="ce87"/>
          <table:table-cell table:style-name="ce92" office:value-type="date" office:date-value="2022-11-22" calcext:value-type="date">
            <text:p>22/11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7" calcext:value-type="float">
            <text:p>7</text:p>
          </table:table-cell>
          <table:table-cell table:style-name="ce87" office:value-type="currency" office:currency=" $" office:value="30600" calcext:value-type="currency">
            <text:p><text:s/>$30.600,00</text:p>
          </table:table-cell>
          <table:table-cell table:style-name="ce87"/>
          <table:table-cell table:style-name="ce92" office:value-type="date" office:date-value="2022-12-22" calcext:value-type="date">
            <text:p>22/12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8" calcext:value-type="float">
            <text:p>8</text:p>
          </table:table-cell>
          <table:table-cell table:style-name="ce94"/>
          <table:table-cell table:style-name="ce87"/>
          <table:table-cell table:style-name="ce92" office:value-type="date" office:date-value="2022-01-22" calcext:value-type="date">
            <text:p>22/1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9" calcext:value-type="float">
            <text:p>9</text:p>
          </table:table-cell>
          <table:table-cell table:style-name="ce94"/>
          <table:table-cell table:style-name="ce87"/>
          <table:table-cell table:style-name="ce92" office:value-type="date" office:date-value="2022-02-22" calcext:value-type="date">
            <text:p>22/2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10" calcext:value-type="float">
            <text:p>10</text:p>
          </table:table-cell>
          <table:table-cell table:style-name="ce94"/>
          <table:table-cell table:style-name="ce87"/>
          <table:table-cell table:style-name="ce92" office:value-type="date" office:date-value="2022-03-22" calcext:value-type="date">
            <text:p>22/3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11" calcext:value-type="float">
            <text:p>11</text:p>
          </table:table-cell>
          <table:table-cell table:style-name="ce94"/>
          <table:table-cell table:style-name="ce87"/>
          <table:table-cell table:style-name="ce92" office:value-type="date" office:date-value="2022-04-22" calcext:value-type="date">
            <text:p>22/4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76" office:value-type="float" office:value="12" calcext:value-type="float">
            <text:p>12</text:p>
          </table:table-cell>
          <table:table-cell table:style-name="ce94"/>
          <table:table-cell table:style-name="ce87"/>
          <table:table-cell table:style-name="ce92" office:value-type="date" office:date-value="2022-05-22" calcext:value-type="date">
            <text:p>22/5</text:p>
          </table:table-cell>
          <table:table-cell table:number-columns-repeated="16370"/>
        </table:table-row>
        <table:table-row table:style-name="ro1">
          <table:table-cell table:style-name="ce84"/>
          <table:table-cell table:style-name="ce87"/>
          <table:table-cell table:style-name="ce89"/>
          <table:table-cell table:number-columns-repeated="7"/>
          <table:table-cell table:style-name="ce83" office:value-type="string" calcext:value-type="string">
            <text:p>TOTAL</text:p>
          </table:table-cell>
          <table:table-cell table:style-name="ce86" table:formula="of:=SUM([.L41:.L52])" office:value-type="currency" office:currency=" $" office:value="221210" calcext:value-type="currency">
            <text:p><text:s/>$221.210,00</text:p>
          </table:table-cell>
          <table:table-cell table:style-name="ce86" table:formula="of:=SUM([.M41:.M52])" office:value-type="currency" office:currency=" $" office:value="97460" calcext:value-type="currency">
            <text:p><text:s/>$97.460,00</text:p>
          </table:table-cell>
          <table:table-cell table:style-name="ce86" table:formula="of:=[.L53]-[.M53]" office:value-type="currency" office:currency=" $" office:value="123750" calcext:value-type="currency">
            <text:p><text:s/>$123.750,00</text:p>
          </table:table-cell>
          <table:table-cell table:number-columns-repeated="16370"/>
        </table:table-row>
        <table:table-row table:style-name="ro1" table:number-rows-repeated="5">
          <table:table-cell table:style-name="ce84"/>
          <table:table-cell table:style-name="ce87"/>
          <table:table-cell table:style-name="ce89"/>
          <table:table-cell table:number-columns-repeated="16381"/>
        </table:table-row>
        <table:table-row table:style-name="ro1">
          <table:table-cell table:style-name="ce83" office:value-type="string" calcext:value-type="string">
            <text:p>TOTAL</text:p>
          </table:table-cell>
          <table:table-cell table:style-name="ce86" table:formula="of:=SUM([.B42:.B58])" office:value-type="currency" office:currency=" $" office:value="0" calcext:value-type="currency">
            <text:p><text:s/>$0,00</text:p>
          </table:table-cell>
          <table:table-cell table:style-name="ce88"/>
          <table:table-cell table:number-columns-repeated="16381"/>
        </table:table-row>
        <table:table-row table:style-name="ro1" table:number-rows-repeated="949">
          <table:table-cell/>
          <table:table-cell table:style-name="ce11"/>
          <table:table-cell table:style-name="ce90"/>
          <table:table-cell table:number-columns-repeated="16381"/>
        </table:table-row>
        <table:table-row table:style-name="ro2" table:number-rows-repeated="1047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OTAL" table:style-name="ta20">
        <table:table-column table:style-name="co10" table:default-cell-style-name="Default"/>
        <table:table-column table:style-name="co11" table:default-cell-style-name="Default"/>
        <table:table-column table:style-name="co2" table:number-columns-repeated="16382" table:default-cell-style-name="Default"/>
        <table:table-row table:style-name="ro1">
          <table:table-cell table:style-name="ce83" office:value-type="string" calcext:value-type="string">
            <text:p>PROVEEDOR</text:p>
          </table:table-cell>
          <table:table-cell table:style-name="ce83" office:value-type="string" calcext:value-type="string">
            <text:p>MONTO</text:p>
          </table:table-cell>
          <table:table-cell table:style-name="ce83" office:value-type="string" calcext:value-type="string">
            <text:p>PORCENTAJE</text:p>
          </table:table-cell>
          <table:table-cell table:number-columns-repeated="2"/>
          <table:table-cell>
            <draw:frame draw:z-index="0" draw:name="Chart 1" draw:style-name="gr1" draw:text-style-name="P1" svg:width="15.874cm" svg:height="9.815cm" svg:x="0.053cm" svg:y="0.079cm">
              <draw:object draw:notify-on-update-of-ranges="TOTAL.A2:TOTAL.A18 TOTAL.B2:TOTAL.B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8"/>
        </table:table-row>
        <table:table-row table:style-name="ro1">
          <table:table-cell table:style-name="ce84" office:value-type="string" calcext:value-type="string">
            <text:p>AMALFI</text:p>
          </table:table-cell>
          <table:table-cell table:style-name="ce13" table:formula="of:=[$AMALFI.D25]" office:value-type="currency" office:currency=" $" office:value="202000" calcext:value-type="currency">
            <text:p><text:s/>$202.000,00</text:p>
          </table:table-cell>
          <table:table-cell table:style-name="ce96" table:formula="of:=[.B2]/[.$B$19]" office:value-type="percentage" office:value="0.0655175923402649" calcext:value-type="percentage">
            <text:p>6,55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MAKE</text:p>
          </table:table-cell>
          <table:table-cell table:style-name="ce13" table:formula="of:=[$MAKE.E39]" office:value-type="currency" office:currency=" $" office:value="97396.53" calcext:value-type="currency">
            <text:p><text:s/>$97.396,53</text:p>
          </table:table-cell>
          <table:table-cell table:style-name="ce96" table:formula="of:=[.B3]/[.$B$19]" office:value-type="percentage" office:value="0.0315900304351306" calcext:value-type="percentage">
            <text:p>3,16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SECLAR</text:p>
          </table:table-cell>
          <table:table-cell table:style-name="ce13" table:formula="of:=[$SECLAR.F23]" office:value-type="currency" office:currency=" $" office:value="106383.2" calcext:value-type="currency">
            <text:p><text:s/>$106.383,20</text:p>
          </table:table-cell>
          <table:table-cell table:style-name="ce96" table:formula="of:=[.B4]/[.$B$19]" office:value-type="percentage" office:value="0.0345048075715489" calcext:value-type="percentage">
            <text:p>3,45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FRANCO VALENTE</text:p>
          </table:table-cell>
          <table:table-cell table:style-name="ce13" table:formula="of:=[$'F.VALENTE'.E7]" office:value-type="currency" office:currency=" $" office:value="177814.945" calcext:value-type="currency">
            <text:p><text:s/>$177.814,95</text:p>
          </table:table-cell>
          <table:table-cell table:style-name="ce96" table:formula="of:=[.B5]/[.$B$19]" office:value-type="percentage" office:value="0.0576733023688942" calcext:value-type="percentage">
            <text:p>5,77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LA CASA DEL AROMA</text:p>
          </table:table-cell>
          <table:table-cell table:style-name="ce13" table:formula="of:=[$'CASA DEL AROMA'.E8]" office:value-type="currency" office:currency=" $" office:value="7641" calcext:value-type="currency">
            <text:p><text:s/>$7.641,00</text:p>
          </table:table-cell>
          <table:table-cell table:style-name="ce96" table:formula="of:=[.B6]/[.$B$19]" office:value-type="percentage" office:value="0.00247831645085131" calcext:value-type="percentage">
            <text:p>0,25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CLAUDIO MARTINEZ</text:p>
          </table:table-cell>
          <table:table-cell table:style-name="ce13" table:formula="of:=[$MECATEX.E7]" office:value-type="currency" office:currency=" $" office:value="18491.07225" calcext:value-type="currency">
            <text:p><text:s/>$18.491,07</text:p>
          </table:table-cell>
          <table:table-cell table:style-name="ce96" table:formula="of:=[.B7]/[.$B$19]" office:value-type="percentage" office:value="0.00599747788915785" calcext:value-type="percentage">
            <text:p>0,60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CORIMEL</text:p>
          </table:table-cell>
          <table:table-cell table:style-name="ce13" table:formula="of:=[$CORIMEL.E8]" office:value-type="currency" office:currency=" $" office:value="33621.06" calcext:value-type="currency">
            <text:p><text:s/>$33.621,06</text:p>
          </table:table-cell>
          <table:table-cell table:style-name="ce96" table:formula="of:=[.B8]/[.$B$19]" office:value-type="percentage" office:value="0.0109048064511267" calcext:value-type="percentage">
            <text:p>1,09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SUEÑOS FUEGUINOS</text:p>
          </table:table-cell>
          <table:table-cell table:style-name="ce13" table:formula="of:=[$'S. FUEGUINOS'.D24]" office:value-type="currency" office:currency=" $" office:value="415576.52" calcext:value-type="currency">
            <text:p><text:s/>$415.576,52</text:p>
          </table:table-cell>
          <table:table-cell table:style-name="ce96" table:formula="of:=[.B9]/[.$B$19]" office:value-type="percentage" office:value="0.134789965463099" calcext:value-type="percentage">
            <text:p>13,48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CANNON</text:p>
          </table:table-cell>
          <table:table-cell table:style-name="ce13" table:formula="of:=[$CANNON.E8]" office:value-type="currency" office:currency=" $" office:value="83614.2428" calcext:value-type="currency">
            <text:p><text:s/>$83.614,24</text:p>
          </table:table-cell>
          <table:table-cell table:style-name="ce96" table:formula="of:=[.B10]/[.$B$19]" office:value-type="percentage" office:value="0.0271198211564868" calcext:value-type="percentage">
            <text:p>2,71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CORTINAS LEIVA</text:p>
          </table:table-cell>
          <table:table-cell table:style-name="ce13" table:formula="of:=[$LEIVA.E6]" office:value-type="currency" office:currency=" $" office:value="155519.67" calcext:value-type="currency">
            <text:p><text:s/>$155.519,67</text:p>
          </table:table-cell>
          <table:table-cell table:style-name="ce96" table:formula="of:=[.B11]/[.$B$19]" office:value-type="percentage" office:value="0.0504419521779828" calcext:value-type="percentage">
            <text:p>5,04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LANTERMO</text:p>
          </table:table-cell>
          <table:table-cell table:style-name="ce13" table:formula="of:=[$LANTERMO.I57]" office:value-type="currency" office:currency=" $" office:value="633806.47" calcext:value-type="currency">
            <text:p><text:s/>$633.806,47</text:p>
          </table:table-cell>
          <table:table-cell table:style-name="ce96" table:formula="of:=[.B12]/[.$B$19]" office:value-type="percentage" office:value="0.205571653089516" calcext:value-type="percentage">
            <text:p>20,56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SCALTER</text:p>
          </table:table-cell>
          <table:table-cell table:style-name="ce13" table:formula="of:=[$SCALTER.E5]" office:value-type="currency" office:currency=" $" office:value="16275" calcext:value-type="currency">
            <text:p><text:s/>$16.275,00</text:p>
          </table:table-cell>
          <table:table-cell table:style-name="ce96" table:formula="of:=[.B13]/[.$B$19]" office:value-type="percentage" office:value="0.00527870700662283" calcext:value-type="percentage">
            <text:p>0,53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MINGO</text:p>
          </table:table-cell>
          <table:table-cell table:style-name="ce13" table:formula="of:=[$MINGO.D30]" office:value-type="currency" office:currency=" $" office:value="540476" calcext:value-type="currency">
            <text:p><text:s/>$540.476,00</text:p>
          </table:table-cell>
          <table:table-cell table:style-name="ce96" table:formula="of:=[.B14]/[.$B$19]" office:value-type="percentage" office:value="0.175300426919292" calcext:value-type="percentage">
            <text:p>17,53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MAURE</text:p>
          </table:table-cell>
          <table:table-cell table:style-name="ce13" table:formula="of:=[$MAURE.D8]" office:value-type="currency" office:currency=" $" office:value="63700" calcext:value-type="currency">
            <text:p><text:s/>$63.700,00</text:p>
          </table:table-cell>
          <table:table-cell table:style-name="ce96" table:formula="of:=[.B15]/[.$B$19]" office:value-type="percentage" office:value="0.020660745703341" calcext:value-type="percentage">
            <text:p>2,07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BEYBE</text:p>
          </table:table-cell>
          <table:table-cell table:style-name="ce13" table:formula="of:=[$BEYBE.E12]" office:value-type="currency" office:currency=" $" office:value="27979.314" calcext:value-type="currency">
            <text:p><text:s/>$27.979,31</text:p>
          </table:table-cell>
          <table:table-cell table:style-name="ce96" table:formula="of:=[.B16]/[.$B$19]" office:value-type="percentage" office:value="0.00907493707233795" calcext:value-type="percentage">
            <text:p>0,91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ALDEANA</text:p>
          </table:table-cell>
          <table:table-cell table:style-name="ce13" table:formula="of:=[$ALDEANA.E19]" office:value-type="currency" office:currency=" $" office:value="317072.03" calcext:value-type="currency">
            <text:p><text:s/>$317.072,03</text:p>
          </table:table-cell>
          <table:table-cell table:style-name="ce96" table:formula="of:=[.B17]/[.$B$19]" office:value-type="percentage" office:value="0.102840574277427" calcext:value-type="percentage">
            <text:p>10,28 %</text:p>
          </table:table-cell>
          <table:table-cell table:number-columns-repeated="16381"/>
        </table:table-row>
        <table:table-row table:style-name="ro1">
          <table:table-cell table:style-name="ce84" office:value-type="string" calcext:value-type="string">
            <text:p>PLAVINIL</text:p>
          </table:table-cell>
          <table:table-cell table:style-name="ce13" table:formula="of:=[$PLAVINIL.F10]" office:value-type="currency" office:currency=" $" office:value="185774.325" calcext:value-type="currency">
            <text:p><text:s/>$185.774,33</text:p>
          </table:table-cell>
          <table:table-cell table:style-name="ce96" table:formula="of:=[.B18]/[.$B$19]" office:value-type="percentage" office:value="0.0602548836269202" calcext:value-type="percentage">
            <text:p>6,03 %</text:p>
          </table:table-cell>
          <table:table-cell table:number-columns-repeated="16381"/>
        </table:table-row>
        <table:table-row table:style-name="ro1">
          <table:table-cell table:style-name="ce83" office:value-type="string" calcext:value-type="string">
            <text:p>TOTAL</text:p>
          </table:table-cell>
          <table:table-cell table:style-name="ce86" table:formula="of:=SUM([.B2:.B18])" office:value-type="currency" office:currency=" $" office:value="3083141.37905" calcext:value-type="currency">
            <text:p><text:s/>$3.083.141,38</text:p>
          </table:table-cell>
          <table:table-cell table:style-name="ce97" table:formula="of:=SUM([.C2:.C18])" office:value-type="percentage" office:value="1" calcext:value-type="percentage">
            <text:p>100,00 %</text:p>
          </table:table-cell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98"/>
          <table:table-cell table:number-columns-repeated="16381"/>
        </table:table-row>
        <table:table-row table:style-name="ro1">
          <table:table-cell/>
          <table:table-cell table:style-name="ce83" office:value-type="string" calcext:value-type="string">
            <text:p>TOTAL DEUDAS</text:p>
          </table:table-cell>
          <table:table-cell table:style-name="ce99" table:formula="of:=[$DEUDAS.E25]" office:value-type="currency" office:currency=" $" office:value="427609" calcext:value-type="currency">
            <text:p><text:s/>$427.609,00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98"/>
          <table:table-cell table:number-columns-repeated="16381"/>
        </table:table-row>
        <table:table-row table:style-name="ro1">
          <table:table-cell/>
          <table:table-cell table:style-name="ce83" office:value-type="string" calcext:value-type="string">
            <text:p>TOTAL</text:p>
          </table:table-cell>
          <table:table-cell table:style-name="ce13" table:formula="of:=[.B19]-[$DEUDAS.E25]" office:value-type="currency" office:currency=" $" office:value="2655532.37905" calcext:value-type="currency">
            <text:p><text:s/>$2.655.532,38</text:p>
          </table:table-cell>
          <table:table-cell table:number-columns-repeated="16381"/>
        </table:table-row>
        <table:table-row table:style-name="ro1" table:number-rows-repeated="988">
          <table:table-cell table:number-columns-repeated="2"/>
          <table:table-cell table:style-name="ce98"/>
          <table:table-cell table:number-columns-repeated="16381"/>
        </table:table-row>
        <table:table-row table:style-name="ro2" table:number-rows-repeated="1047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3" table:target-range-address="LANTERMO.A1:LANTERMO.K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6">
      <number:currency-symbol> $</number:currency-symbol>
      <number:number number:decimal-places="2" number:min-decimal-places="2" number:min-integer-digits="1" number:grouping="true"/>
    </number:currency-style>
    <number:date-style style:name="N127">
      <number:day/>
      <number:text>-</number:text>
      <number:month/>
    </number:date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scale-to-Y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.VALENTE" style:display-name="PageStyle_F.VALEN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TERMO" style:display-name="PageStyle_LANTERM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NATRA_20_CONSIG" style:display-name="PageStyle_SENATRA CONSI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CLAR" style:display-name="PageStyle_SECLA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SA_20_DEL_20_AROMA" style:display-name="PageStyle_CASA DEL AROM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KE" style:display-name="PageStyle_MA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NNON" style:display-name="PageStyle_CANN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._20_FUEGUINOS" style:display-name="PageStyle_S. FUEGUIN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VINIL" style:display-name="PageStyle_PLAVIN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ALFI" style:display-name="PageStyle_AMALF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RIMEL" style:display-name="PageStyle_CORIM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TEX" style:display-name="PageStyle_MECATE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IVA" style:display-name="PageStyle_LEIV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NGO" style:display-name="PageStyle_MING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DEANA" style:display-name="PageStyle_ALDEAN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YBE" style:display-name="PageStyle_BEYB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TAL" style:display-name="PageStyle_TOT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LTER" style:display-name="PageStyle_SCALT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URE" style:display-name="PageStyle_MAU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UDAS" style:display-name="PageStyle_DEUD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27T20:34:39.701000000</dc:date>
    <meta:editing-duration>PT38M47S</meta:editing-duration>
    <meta:editing-cycles>1</meta:editing-cycles>
    <meta:document-statistic meta:table-count="20" meta:cell-count="2387" meta:object-count="1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26">
      <number:currency-symbol> $</number:currency-symbol>
      <number:number number:decimal-places="2" number:min-decimal-places="2" number:min-integer-digits="1" number:grouping="true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274e13" style:text-position="0% 100%" fo:font-family="Arial" fo:font-size="36pt" fo:font-weight="bold" style:font-family-asian="Arial" style:font-size-asian="36pt" style:font-weight-asian="bold" style:font-size-complex="3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6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 fo:wrap-option="wrap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chart-properties chart:solid-type="cuboid"/>
      <style:graphic-properties draw:fill-color="#4285f4"/>
    </style:style>
    <style:style style:name="ch9" style:family="chart">
      <style:chart-properties chart:solid-type="cuboid"/>
      <style:graphic-properties draw:fill-color="#ea4335"/>
    </style:style>
    <style:style style:name="ch10" style:family="chart">
      <style:chart-properties chart:solid-type="cuboid"/>
      <style:graphic-properties draw:fill-color="#fbbc04"/>
    </style:style>
    <style:style style:name="ch11" style:family="chart">
      <style:chart-properties chart:solid-type="cuboid"/>
      <style:graphic-properties draw:fill-color="#34a853"/>
    </style:style>
    <style:style style:name="ch12" style:family="chart">
      <style:chart-properties chart:solid-type="cuboid"/>
      <style:graphic-properties draw:fill-color="#ff6d01"/>
    </style:style>
    <style:style style:name="ch13" style:family="chart">
      <style:chart-properties chart:solid-type="cuboid"/>
      <style:graphic-properties draw:fill-color="#cc0000"/>
    </style:style>
    <style:style style:name="ch14" style:family="chart">
      <style:chart-properties chart:solid-type="cuboid"/>
      <style:graphic-properties draw:fill-color="#7baaf7"/>
    </style:style>
    <style:style style:name="ch15" style:family="chart">
      <style:chart-properties chart:solid-type="cuboid"/>
      <style:graphic-properties draw:fill-color="#f07b72"/>
    </style:style>
    <style:style style:name="ch16" style:family="chart">
      <style:chart-properties chart:solid-type="cuboid"/>
      <style:graphic-properties draw:fill-color="#fcd04f"/>
    </style:style>
    <style:style style:name="ch17" style:family="chart">
      <style:chart-properties chart:solid-type="cuboid"/>
      <style:graphic-properties draw:fill-color="#71c287"/>
    </style:style>
    <style:style style:name="ch18" style:family="chart">
      <style:chart-properties chart:solid-type="cuboid"/>
      <style:graphic-properties draw:fill-color="#ff994d"/>
    </style:style>
    <style:style style:name="ch19" style:family="chart">
      <style:chart-properties chart:solid-type="cuboid"/>
      <style:graphic-properties draw:fill-color="#7ed1d7"/>
    </style:style>
    <style:style style:name="ch20" style:family="chart">
      <style:chart-properties chart:solid-type="cuboid"/>
      <style:graphic-properties draw:fill-color="#b3cefb"/>
    </style:style>
    <style:style style:name="ch21" style:family="chart">
      <style:chart-properties chart:solid-type="cuboid"/>
      <style:graphic-properties draw:fill-color="#f7b4ae"/>
    </style:style>
    <style:style style:name="ch22" style:family="chart">
      <style:chart-properties chart:solid-type="cuboid"/>
      <style:graphic-properties draw:fill-color="#fde49b"/>
    </style:style>
    <style:style style:name="ch23" style:family="chart">
      <style:chart-properties chart:solid-type="cuboid"/>
      <style:graphic-properties draw:fill-color="#aedcba"/>
    </style:style>
    <style:style style:name="ch24" style:family="chart">
      <style:chart-properties chart:solid-type="cuboid"/>
      <style:graphic-properties draw:fill-color="#ffc599"/>
    </style:style>
    <style:style style:name="ch25" style:family="chart">
      <style:graphic-properties draw:fill="none" draw:fill-color="#d9d9d9"/>
    </style:style>
    <style:style style:name="ch2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title svg:x="3.382cm" svg:y="0.332cm" chart:style-name="ch2">
          <text:p>MERCADERIA</text:p>
        </chart:title>
        <chart:legend chart:legend-position="end" svg:x="-2.657cm" svg:y="2.937cm" style:legend-expansion="high" chart:style-name="ch3"/>
        <chart:plot-area chart:style-name="ch4" table:cell-range-address="TOTAL.A2:TOTAL.B18" chart:data-source-has-labels="column" svg:x="0cm" svg:y="0cm" svg:width="0cm" svg:height="0cm">
          <chart:coordinate-region svg:x="0cm" svg:y="0cm" svg:width="0cm" svg:height="0cm"/>
          <chart:axis chart:dimension="x" chart:name="primary-x" chart:style-name="ch5" chartooo:axis-type="text">
            <chart:categories table:cell-range-address="TOTAL.A2:TOTAL.A18"/>
          </chart:axis>
          <chart:axis chart:dimension="y" chart:name="primary-y" chart:style-name="ch6"/>
          <chart:series chart:style-name="ch7" chart:values-cell-range-address="TOTAL.B2:TOTAL.B1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MALFI</text:p>
                <draw:g>
                  <svg:desc>TOTAL.A2:TOTAL.A18</svg:desc>
                </draw:g>
              </table:table-cell>
              <table:table-cell office:value-type="float" office:value="202000">
                <text:p>202000</text:p>
                <draw:g>
                  <svg:desc>TOTAL.B2:TOTAL.B18</svg:desc>
                </draw:g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97396.53">
                <text:p>97396.53</text:p>
              </table:table-cell>
            </table:table-row>
            <table:table-row>
              <table:table-cell office:value-type="string">
                <text:p>SECLAR</text:p>
              </table:table-cell>
              <table:table-cell office:value-type="float" office:value="106383.2">
                <text:p>106383.2</text:p>
              </table:table-cell>
            </table:table-row>
            <table:table-row>
              <table:table-cell office:value-type="string">
                <text:p>FRANCO VALENTE</text:p>
              </table:table-cell>
              <table:table-cell office:value-type="float" office:value="177814.945">
                <text:p>177814.945</text:p>
              </table:table-cell>
            </table:table-row>
            <table:table-row>
              <table:table-cell office:value-type="string">
                <text:p>LA CASA DEL AROMA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CLAUDIO MARTINEZ</text:p>
              </table:table-cell>
              <table:table-cell office:value-type="float" office:value="18491.07225">
                <text:p>18491.07225</text:p>
              </table:table-cell>
            </table:table-row>
            <table:table-row>
              <table:table-cell office:value-type="string">
                <text:p>CORIMEL</text:p>
              </table:table-cell>
              <table:table-cell office:value-type="float" office:value="33621.06">
                <text:p>33621.06</text:p>
              </table:table-cell>
            </table:table-row>
            <table:table-row>
              <table:table-cell office:value-type="string">
                <text:p>SUEÑOS FUEGUINOS</text:p>
              </table:table-cell>
              <table:table-cell office:value-type="float" office:value="415576.52">
                <text:p>415576.52</text:p>
              </table:table-cell>
            </table:table-row>
            <table:table-row>
              <table:table-cell office:value-type="string">
                <text:p>CANNON</text:p>
              </table:table-cell>
              <table:table-cell office:value-type="float" office:value="83614.2428">
                <text:p>83614.2428</text:p>
              </table:table-cell>
            </table:table-row>
            <table:table-row>
              <table:table-cell office:value-type="string">
                <text:p>CORTINAS LEIVA</text:p>
              </table:table-cell>
              <table:table-cell office:value-type="float" office:value="155519.67">
                <text:p>155519.67</text:p>
              </table:table-cell>
            </table:table-row>
            <table:table-row>
              <table:table-cell office:value-type="string">
                <text:p>LANTERMO</text:p>
              </table:table-cell>
              <table:table-cell office:value-type="float" office:value="633806.47">
                <text:p>633806.47</text:p>
              </table:table-cell>
            </table:table-row>
            <table:table-row>
              <table:table-cell office:value-type="string">
                <text:p>SCALTER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string">
                <text:p>MINGO</text:p>
              </table:table-cell>
              <table:table-cell office:value-type="float" office:value="540476">
                <text:p>540476</text:p>
              </table:table-cell>
            </table:table-row>
            <table:table-row>
              <table:table-cell office:value-type="string">
                <text:p>MAURE</text:p>
              </table:table-cell>
              <table:table-cell office:value-type="float" office:value="63700">
                <text:p>63700</text:p>
              </table:table-cell>
            </table:table-row>
            <table:table-row>
              <table:table-cell office:value-type="string">
                <text:p>BEYBE</text:p>
              </table:table-cell>
              <table:table-cell office:value-type="float" office:value="27979.314">
                <text:p>27979.314</text:p>
              </table:table-cell>
            </table:table-row>
            <table:table-row>
              <table:table-cell office:value-type="string">
                <text:p>ALDEANA</text:p>
              </table:table-cell>
              <table:table-cell office:value-type="float" office:value="317072.03">
                <text:p>317072.03</text:p>
              </table:table-cell>
            </table:table-row>
            <table:table-row>
              <table:table-cell office:value-type="string">
                <text:p>PLAVINIL</text:p>
              </table:table-cell>
              <table:table-cell office:value-type="float" office:value="185774.325">
                <text:p>185774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